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17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9602in"/>
    </style:style>
    <style:style style:name="co4" style:family="table-column">
      <style:table-column-properties fo:break-before="auto" style:column-width="1.3799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0.6299in"/>
    </style:style>
    <style:style style:name="co7" style:family="table-column">
      <style:table-column-properties fo:break-before="auto" style:column-width="20.524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2425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0.2646in"/>
    </style:style>
    <style:style style:name="co13" style:family="table-column">
      <style:table-column-properties fo:break-before="auto" style:column-width="1.9756in"/>
    </style:style>
    <style:style style:name="co14" style:family="table-column">
      <style:table-column-properties fo:break-before="auto" style:column-width="1.6209in"/>
    </style:style>
    <style:style style:name="co15" style:family="table-column">
      <style:table-column-properties fo:break-before="auto" style:column-width="0.1764in"/>
    </style:style>
    <style:style style:name="co16" style:family="table-column">
      <style:table-column-properties fo:break-before="auto" style:column-width="0.1984in"/>
    </style:style>
    <style:style style:name="co17" style:family="table-column">
      <style:table-column-properties fo:break-before="auto" style:column-width="5.7437in"/>
    </style:style>
    <style:style style:name="co18" style:family="table-column">
      <style:table-column-properties fo:break-before="auto" style:column-width="0.6728in"/>
    </style:style>
    <style:style style:name="co19" style:family="table-column">
      <style:table-column-properties fo:break-before="auto" style:column-width="0.5736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0.5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color="#4700b8"/>
    </style:style>
    <style:style style:name="ce6" style:family="table-cell" style:parent-style-name="Default">
      <style:text-properties fo:color="#6b0094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color="#ffffff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ext-properties style:font-name="Arial" style:font-name-asian="DejaVu Sans" style:font-name-complex="Tahoma"/>
    </style:style>
    <style:style style:name="ce14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ca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Table</text:p>
          </table:table-cell>
          <table:table-cell table:style-name="ce1" office:value-type="string">
            <text:p>Nature(In loop)</text:p>
          </table:table-cell>
          <table:table-cell table:style-name="ce1" office:value-type="string">
            <text:p>R/W/U/D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Challeng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float" office:value="1373">
            <text:p>1373</text:p>
          </table:table-cell>
          <table:table-cell office:value-type="string">
            <text:p>Sql_Insert_Bank = ' INSERT INTO FAS.BANKREC ';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BANKREC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434">
            <text:p>434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DataManager.java</text:p>
          </table:table-cell>
          <table:table-cell office:value-type="string">
            <text:p>BANKREC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516">
            <text:p>516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1486">
            <text:p>1486</text:p>
          </table:table-cell>
          <table:table-cell office:value-type="string">
            <text:p>stmt4 = ' SELECT NVL(PASS,'N') PASS,TO_CHAR(CLRDATE,'DD/MM/YYYY') CLEARDATE FROM FAS.BANKREC WHERE VOU = '' + rad2 + '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1488">
            <text:p>1488</text:p>
          </table:table-cell>
          <table:table-cell office:value-type="string">
            <text:p>stmt4 = ' SELECT NVL(PASS,'N') PASS,TO_CHAR(CLRDATE,'DD/MM/YYYY') CLEARDATE FROM FAS.BANKREC WHERE VOU = '' + rad1 + '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float" office:value="2136">
            <text:p>2136</text:p>
          </table:table-cell>
          <table:table-cell office:value-type="string">
            <text:p>stmt1 = ' DELETE FROM FAS.BANKREC WHERE VOU='' + rad2 + '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BANKREC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N</text:p>
          </table:table-cell>
          <table:table-cell office:value-type="float" office:value="2189">
            <text:p>2189</text:p>
          </table:table-cell>
          <table:table-cell office:value-type="string">
            <text:p>stmt1 = ' DELETE FROM FAS.BANKREC WHERE VOU='' + rad1 + '' ';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BANKREC</text:p>
          </table:table-cell>
          <table:table-cell table:number-columns-repeated="4"/>
          <table:table-cell office:value-type="float" office:value="152">
            <text:p>152</text:p>
          </table:table-cell>
          <table:table-cell office:value-type="string">
            <text:p><text:s/>FROM BANKREC ' +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BANKREC</text:p>
          </table:table-cell>
          <table:table-cell table:number-columns-repeated="4"/>
          <table:table-cell office:value-type="float" office:value="28237">
            <text:p>28237</text:p>
          </table:table-cell>
          <table:table-cell office:value-type="string">
            <text:p>INSERT INTO FAS.BANKREC ( FIRMCODE,VOU,TRDATE,TRNTYPE,AMOUNT,PASS,ACCODE,PARTYCODE,CH_NO )</text:p>
          </table:table-cell>
          <table:table-cell table:number-columns-repeated="1016"/>
        </table:table-row>
        <table:table-row table:style-name="ro1">
          <table:table-cell office:value-type="string">
            <text:p>rptPaymentRequest_detail.java</text:p>
          </table:table-cell>
          <table:table-cell office:value-type="string">
            <text:p>BANKREC</text:p>
          </table:table-cell>
          <table:table-cell table:number-columns-repeated="4"/>
          <table:table-cell office:value-type="float" office:value="910">
            <text:p>910</text:p>
          </table:table-cell>
          <table:table-cell office:value-type="string">
            <text:p>String SQLsel='select to_char(CLRDATE,'dd/mm/yyyy') CLRDATE from BANKREC where VOU=? and PASS='Y'';</text:p>
          </table:table-cell>
          <table:table-cell table:number-columns-repeated="1016"/>
        </table:table-row>
        <table:table-row table:style-name="ro1">
          <table:table-cell office:value-type="string">
            <text:p>bill_TR_NJP_Menu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155">
            <text:p>155</text:p>
          </table:table-cell>
          <table:table-cell office:value-type="string">
            <text:p>String type = 'NONE', catcode = 'NONE', category, subcategory = '', grptype = '';</text:p>
          </table:table-cell>
          <table:table-cell table:number-columns-repeated="1016"/>
        </table:table-row>
        <table:table-row table:style-name="ro1">
          <table:table-cell office:value-type="string">
            <text:p>brokcheque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8844">
            <text:p>8844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eque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8896">
            <text:p>8896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eque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8934">
            <text:p>8934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7932">
            <text:p>793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7971">
            <text:p>797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8033">
            <text:p>803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13172">
            <text:p>1317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13237">
            <text:p>13237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13280">
            <text:p>13280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qreceipt_JV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9672">
            <text:p>9672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qreceipt_JV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9736">
            <text:p>9736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rokchqreceipt_JV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9781">
            <text:p>978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177">
            <text:p>177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221">
            <text:p>221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263">
            <text:p>26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303">
            <text:p>303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345">
            <text:p>345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CATEGORY</text:p>
          </table:table-cell>
          <table:table-cell table:number-columns-repeated="4"/>
          <table:table-cell office:value-type="float" office:value="405">
            <text:p>405</text:p>
          </table:table-cell>
          <table:table-cell office:value-type="string">
            <text:p>String SQLselect=' SELECT PARTYCODE,PARTYNAME FROM FAS.PARTYMAST,FAS.CATEGORY ';</text:p>
          </table:table-cell>
          <table:table-cell table:number-columns-repeated="1016"/>
        </table:table-row>
        <table:table-row table:style-name="ro1">
          <table:table-cell office:value-type="string">
            <text:p>bill_payutility.java</text:p>
          </table:table-cell>
          <table:table-cell office:value-type="string">
            <text:p>FILE_GEN_DETAIL</text:p>
          </table:table-cell>
          <table:table-cell table:number-columns-repeated="4"/>
          <table:table-cell office:value-type="float" office:value="1070">
            <text:p>1070</text:p>
          </table:table-cell>
          <table:table-cell office:value-type="string">
            <text:p>sql_det = 'INSERT INTO FAS.FILE_GEN_DETAIL (ACCNO1,AMOUNT,ACNAME,CH_NO,DESC1,FILENO,VOU)' +</text:p>
          </table:table-cell>
          <table:table-cell table:number-columns-repeated="1016"/>
        </table:table-row>
        <table:table-row table:style-name="ro1">
          <table:table-cell office:value-type="string">
            <text:p>bill_payutility.java</text:p>
          </table:table-cell>
          <table:table-cell office:value-type="string">
            <text:p>FILE_GEN_DETAIL</text:p>
          </table:table-cell>
          <table:table-cell table:number-columns-repeated="4"/>
          <table:table-cell office:value-type="float" office:value="1079">
            <text:p>1079</text:p>
          </table:table-cell>
          <table:table-cell office:value-type="string">
            <text:p>sql_det = 'INSERT INTO FAS.FILE_GEN_DETAIL (ACCNO1,AMOUNT,DESC1,FILENO,VOU) ' +</text:p>
          </table:table-cell>
          <table:table-cell table:number-columns-repeated="1016"/>
        </table:table-row>
        <table:table-row table:style-name="ro1">
          <table:table-cell office:value-type="string">
            <text:p>bill_payutility.java</text:p>
          </table:table-cell>
          <table:table-cell office:value-type="string">
            <text:p>FILE_GEN_DETAIL</text:p>
          </table:table-cell>
          <table:table-cell table:number-columns-repeated="4"/>
          <table:table-cell office:value-type="float" office:value="1089">
            <text:p>1089</text:p>
          </table:table-cell>
          <table:table-cell office:value-type="string">
            <text:p>sql_det = 'INSERT INTO FAS.FILE_GEN_DETAIL (ACCNO1,AMOUNT,ACNAME,DESC1,IFS_CODE,FILENO,VOU) ' +</text:p>
          </table:table-cell>
          <table:table-cell table:number-columns-repeated="1016"/>
        </table:table-row>
        <table:table-row table:style-name="ro1">
          <table:table-cell office:value-type="string">
            <text:p>Bill_Process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968">
            <text:p>968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6"/>
        </table:table-row>
        <table:table-row table:style-name="ro1">
          <table:table-cell office:value-type="string">
            <text:p>Bill_Process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232">
            <text:p>123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6"/>
        </table:table-row>
        <table:table-row table:style-name="ro1">
          <table:table-cell office:value-type="string">
            <text:p>Bill_Process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589">
            <text:p>1589</text:p>
          </table:table-cell>
          <table:table-cell office:value-type="string">
            <text:p>stmt1='select firmname from fas.firm where firmcode=? ';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302">
            <text:p>1302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597">
            <text:p>1597</text:p>
          </table:table-cell>
          <table:table-cell office:value-type="string">
            <text:p>stmt1 = 'select firmname from fas.firm where firmcode='' + firmcode + '' ';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992">
            <text:p>1992</text:p>
          </table:table-cell>
          <table:table-cell office:value-type="string">
            <text:p>stmt1 = 'select firmname from fas.firm where firmcode=? ';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2908">
            <text:p>290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bill_TR_NJP_Menu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2618">
            <text:p>2618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6"/>
        </table:table-row>
        <table:table-row table:style-name="ro1">
          <table:table-cell office:value-type="string">
            <text:p>Bill_TR_NJP_Preview_ENROLL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994">
            <text:p>1994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6"/>
        </table:table-row>
        <table:table-row table:style-name="ro1">
          <table:table-cell office:value-type="string">
            <text:p>Bill_TR_NJP_Preview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2136">
            <text:p>2136</text:p>
          </table:table-cell>
          <table:table-cell office:value-type="string">
            <text:p>String SQLselect=' SELECT FIRMCODE,FIRMNAME FROM FIRM ORDER BY FIRMNAME';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59">
            <text:p>159</text:p>
          </table:table-cell>
          <table:table-cell office:value-type="string">
            <text:p>LEFT JOIN FAS.FIRM FRM ON(FRM.FIRMCODE=BCM.FIRM_BR) '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285">
            <text:p>285</text:p>
          </table:table-cell>
          <table:table-cell office:value-type="string">
            <text:p><text:s/>left JOIN FAS.FIRM F ON (F.FIRMCODE = MST.FIRM_BR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23">
            <text:p>323</text:p>
          </table:table-cell>
          <table:table-cell office:value-type="string">
            <text:p><text:s/>inner join FAS.FIRM F ON (F.FIRMCODE =TR.FIRM_JV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435">
            <text:p>435</text:p>
          </table:table-cell>
          <table:table-cell office:value-type="string">
            <text:p>+' inner join FAS.FIRM F ON (F.FIRMCODE =TR.FIRM_JV) '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469">
            <text:p>469</text:p>
          </table:table-cell>
          <table:table-cell office:value-type="string">
            <text:p>strSelect2 +=' INNER JOIN FAS.FIRM FRM ON(FRM.FIRMCODE=BROK_CHQ_TRN.FIRM_JV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3430">
            <text:p>13430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246">
            <text:p>246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DataManager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22">
            <text:p>322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FormBean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String firm = 'NONE'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FormBean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68">
            <text:p>68</text:p>
          </table:table-cell>
          <table:table-cell office:value-type="string">
            <text:p>this.firm = firm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259">
            <text:p>1259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604">
            <text:p>1604</text:p>
          </table:table-cell>
          <table:table-cell office:value-type="string">
            <text:p>stmt3 = ' SELECT FIRMCODE FROM FAS.FIRM WHERE TO_DATE('' + fas_incdate + '','dd/mm/yyyy') BETWEEN STARTDT AND ENDDT AND FIRMNAME LIKE '%NJ%INDIAINVEST%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937">
            <text:p>1937</text:p>
          </table:table-cell>
          <table:table-cell office:value-type="string">
            <text:p>stmt3 = ' SELECT FIRMCODE FROM FAS.FIRM WHERE TO_DATE('' + fas_to_date + '','dd/mm/yyyy') BETWEEN STARTDT AND ENDDT AND FIRMNAME LIKE '%NJ%INDIAINVEST%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2885">
            <text:p>2885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467">
            <text:p>1467</text:p>
          </table:table-cell>
          <table:table-cell office:value-type="string">
            <text:p>String SQLselect=' SELECT FIRMCODE,FIRMNAME FROM FAS.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comboAcc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16">
            <text:p>316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6"/>
        </table:table-row>
        <table:table-row table:style-name="ro1">
          <table:table-cell office:value-type="string">
            <text:p>comboFunctions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128">
            <text:p>1128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comboFunctions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144">
            <text:p>1144</text:p>
          </table:table-cell>
          <table:table-cell office:value-type="string">
            <text:p>result.append('&lt;OPTION VALUE='NONE'&gt;---------- Select Firm -----------');</text:p>
          </table:table-cell>
          <table:table-cell table:number-columns-repeated="1016"/>
        </table:table-row>
        <table:table-row table:style-name="ro1">
          <table:table-cell office:value-type="string">
            <text:p>comboFunctions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174">
            <text:p>1174</text:p>
          </table:table-cell>
          <table:table-cell office:value-type="string">
            <text:p>String SQLselect = ' SELECT FIRMCODE,FIRMNAME FROM 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comboFunctions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191">
            <text:p>1191</text:p>
          </table:table-cell>
          <table:table-cell office:value-type="string">
            <text:p>result.append('&lt;OPTION VALUE='NONE'&gt;---------- Select Firm -----------');</text:p>
          </table:table-cell>
          <table:table-cell table:number-columns-repeated="1016"/>
        </table:table-row>
        <table:table-row table:style-name="ro1">
          <table:table-cell office:value-type="string">
            <text:p>comboFuntions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632">
            <text:p>632</text:p>
          </table:table-cell>
          <table:table-cell office:value-type="string">
            <text:p>SQLselect = 'SELECT FIRMCODE_JV,FIRMNAME FROM FAS.FIRM FR '+</text:p>
          </table:table-cell>
          <table:table-cell table:number-columns-repeated="1016"/>
        </table:table-row>
        <table:table-row table:style-name="ro1">
          <table:table-cell office:value-type="string">
            <text:p>comboParty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18">
            <text:p>318</text:p>
          </table:table-cell>
          <table:table-cell office:value-type="string">
            <text:p>String SQLselect=' SELECT FIRMCODE FROM FIRM WHERE IS_LOCKED = 0 AND '' + firmdate.toString()+'' BETWEEN STARTDT AND ENDDT '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45">
            <text:p>345</text:p>
          </table:table-cell>
          <table:table-cell office:value-type="string">
            <text:p>message = 'Selected FIRM is locked...You cannot Cancel this Payment File.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29349">
            <text:p>129349</text:p>
          </table:table-cell>
          <table:table-cell office:value-type="string">
            <text:p>EXECUTE IMMEDIATE 'SELECT FIRMCODE FROM FAS.FIRM WHERE :1 BETWEEN STARTDT AND ENDDT AND COMP_ID = ''29''' INTO FIRMCODE USING RECDATE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29363">
            <text:p>129363</text:p>
          </table:table-cell>
          <table:table-cell office:value-type="string">
            <text:p>EXECUTE IMMEDIATE 'SELECT FIRMCODE FROM FAS.FIRM WHERE :1 BETWEEN STARTDT AND ENDDT AND COMP_ID = ''29''' INTO FIRMCODE USING FASFROMDATE;</text:p>
          </table:table-cell>
          <table:table-cell table:number-columns-repeated="1016"/>
        </table:table-row>
        <table:table-row table:style-name="ro1">
          <table:table-cell office:value-type="string">
            <text:p>function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157">
            <text:p>3157</text:p>
          </table:table-cell>
          <table:table-cell office:value-type="string">
            <text:p>FROM FIRM ' +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04">
            <text:p>304</text:p>
          </table:table-cell>
          <table:table-cell office:value-type="string">
            <text:p>+ ' inner join FAS.FIRM frm on (frm.FIRMCODE = hm.FIRMCODE_BANK)'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67">
            <text:p>367</text:p>
          </table:table-cell>
          <table:table-cell office:value-type="string">
            <text:p>+ ' INNER JOIN FAS.FIRM FRM ON (HM.FIRMCODE_JV= FRM.FIRMCODE)'</text:p>
          </table:table-cell>
          <table:table-cell table:number-columns-repeated="1016"/>
        </table:table-row>
        <table:table-row table:style-name="ro1">
          <table:table-cell office:value-type="string">
            <text:p>MastServlet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4615">
            <text:p>46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MastServlet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4646">
            <text:p>464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MastServlet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4682">
            <text:p>4682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MastServlet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4715">
            <text:p>4715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print_tr_bill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326">
            <text:p>1326</text:p>
          </table:table-cell>
          <table:table-cell office:value-type="string">
            <text:p>String SQLselect=' SELECT FIRMCODE,FIRMNAME FROM FIRM WHERE IS_LOCKED = 0 ORDER BY FIRMNAME';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772">
            <text:p>772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975">
            <text:p>975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242">
            <text:p>1242</text:p>
          </table:table-cell>
          <table:table-cell office:value-type="string">
            <text:p>stmt1='select firmname from fas.firm where firmcode=? ';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770">
            <text:p>770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974">
            <text:p>974</text:p>
          </table:table-cell>
          <table:table-cell office:value-type="string">
            <text:p>stmt1='select firmname from fas.firm where firmcode=''+firmcode+'' ';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248">
            <text:p>1248</text:p>
          </table:table-cell>
          <table:table-cell office:value-type="string">
            <text:p>stmt1='select firmname from fas.firm where firmcode=? ';</text:p>
          </table:table-cell>
          <table:table-cell table:number-columns-repeated="1016"/>
        </table:table-row>
        <table:table-row table:style-name="ro1">
          <table:table-cell office:value-type="string">
            <text:p>WA_Bill_Entry_PartnerModel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String SQLselect=' SELECT FIRMCODE FROM FIRM WHERE IS_LOCKED = 0 ' +</text:p>
          </table:table-cell>
          <table:table-cell table:number-columns-repeated="1016"/>
        </table:table-row>
        <table:table-row table:style-name="ro1">
          <table:table-cell office:value-type="string">
            <text:p>WA_Bill_Entry_PartnerModel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string">
            <text:p>SQLselect=' SELECT FIRMCODE FROM FIRM WHERE IS_LOCKED = 0 ' +</text:p>
          </table:table-cell>
          <table:table-cell table:number-columns-repeated="1016"/>
        </table:table-row>
        <table:table-row table:style-name="ro1">
          <table:table-cell office:value-type="string">
            <text:p>WA_Bill_Entry_PartnerModel.java</text:p>
          </table:table-cell>
          <table:table-cell office:value-type="string">
            <text:p>FIRM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string">
            <text:p><text:s/>AND PM.FIRMCODE IN(SELECT FIRMCODE FROM FIRM WHERE IS_LOCKED = 0 ' +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FIRMPARTY</text:p>
          </table:table-cell>
          <table:table-cell table:number-columns-repeated="4"/>
          <table:table-cell office:value-type="float" office:value="1087">
            <text:p>1087</text:p>
          </table:table-cell>
          <table:table-cell office:value-type="string">
            <text:p>SQLstmt = ' UPDATE FIRMPARTY 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FIRMPARTY</text:p>
          </table:table-cell>
          <table:table-cell table:number-columns-repeated="4"/>
          <table:table-cell office:value-type="float" office:value="1116">
            <text:p>1116</text:p>
          </table:table-cell>
          <table:table-cell office:value-type="string">
            <text:p>SQLstmt = ' UPDATE FIRMPARTY 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FIRMPARTY</text:p>
          </table:table-cell>
          <table:table-cell table:number-columns-repeated="4"/>
          <table:table-cell office:value-type="float" office:value="4689">
            <text:p>4689</text:p>
          </table:table-cell>
          <table:table-cell office:value-type="string">
            <text:p>SQLstmt = ' UPDATE FIRMPARTY 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FIRMPARTY</text:p>
          </table:table-cell>
          <table:table-cell table:number-columns-repeated="4"/>
          <table:table-cell office:value-type="float" office:value="4742">
            <text:p>4742</text:p>
          </table:table-cell>
          <table:table-cell office:value-type="string">
            <text:p>SQLstmt = ' UPDATE FIRMPARTY 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FIRMPARTY</text:p>
          </table:table-cell>
          <table:table-cell table:number-columns-repeated="4"/>
          <table:table-cell office:value-type="float" office:value="2748">
            <text:p>2748</text:p>
          </table:table-cell>
          <table:table-cell office:value-type="string">
            <text:p>SQLstmt = ' UPDATE FIRMPARTY 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FIRMPARTY</text:p>
          </table:table-cell>
          <table:table-cell table:number-columns-repeated="4"/>
          <table:table-cell office:value-type="float" office:value="2801">
            <text:p>2801</text:p>
          </table:table-cell>
          <table:table-cell office:value-type="string">
            <text:p>SQLstmt = ' UPDATE FIRMPARTY ';</text:p>
          </table:table-cell>
          <table:table-cell table:number-columns-repeated="1016"/>
        </table:table-row>
        <table:table-row table:style-name="ro1">
          <table:table-cell office:value-type="string">
            <text:p>AUMTransferEntity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81">
            <text:p>1181</text:p>
          </table:table-cell>
          <table:table-cell office:value-type="string">
            <text:p>String sql='SELECT COUNT(BILLNO) CN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66">
            <text:p>266</text:p>
          </table:table-cell>
          <table:table-cell office:value-type="string">
            <text:p>SqlPay += ' INNER JOIN FAS.LEDGER FL ON (FL.BILLNO = BILLMST.BILLNO) ';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94">
            <text:p>594</text:p>
          </table:table-cell>
          <table:table-cell office:value-type="string">
            <text:p>StrSql1 = ' UPDATE FAS.LEDGER SET FILENO=? ' +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20">
            <text:p>620</text:p>
          </table:table-cell>
          <table:table-cell office:value-type="string">
            <text:p>sqllog11='SELECT VOU FROM FAS.LEDGER ' ;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410">
            <text:p>1410</text:p>
          </table:table-cell>
          <table:table-cell office:value-type="string">
            <text:p><text:s/>FROM FAS.LEDGER FL ' +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332">
            <text:p>1332</text:p>
          </table:table-cell>
          <table:table-cell office:value-type="string">
            <text:p>Sql_Accode +=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344">
            <text:p>1344</text:p>
          </table:table-cell>
          <table:table-cell office:value-type="string">
            <text:p>Sql_Insert_Led = 'INSERT INTO FAS.LEDGER 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364">
            <text:p>136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413">
            <text:p>1413</text:p>
          </table:table-cell>
          <table:table-cell office:value-type="string">
            <text:p>Sql_JV_LinkVOU +=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75">
            <text:p>2175</text:p>
          </table:table-cell>
          <table:table-cell office:value-type="string">
            <text:p>stmt +=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bill_payutility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93">
            <text:p>1193</text:p>
          </table:table-cell>
          <table:table-cell office:value-type="string">
            <text:p>sqllog11 = 'SELECT VOU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27">
            <text:p>527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RP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72">
            <text:p>472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t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17">
            <text:p>517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tr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16">
            <text:p>516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tr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69">
            <text:p>569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bill_pdf_tr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76">
            <text:p>576</text:p>
          </table:table-cell>
          <table:table-cell office:value-type="string">
            <text:p><text:s/>AND 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bill_pdf_uf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52">
            <text:p>552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VP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39">
            <text:p>339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VP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44">
            <text:p>344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VP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261">
            <text:p>3261</text:p>
          </table:table-cell>
          <table:table-cell office:value-type="string">
            <text:p>StrSql=' SELECT VOU,TRDATE,ACCODE,CREDIT,CH_NO,DRAFT FROM LEDGER WHERE billno=''+billno+'' AND credit!=0 AND TRNTYPE='BP' ORDER BY CREDIT DESC ';</text:p>
          </table:table-cell>
          <table:table-cell table:number-columns-repeated="1016"/>
        </table:table-row>
        <table:table-row table:style-name="ro1">
          <table:table-cell office:value-type="string">
            <text:p>bill_pdf_WP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71">
            <text:p>1071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">
            <text:p>9</text:p>
          </table:table-cell>
          <table:table-cell office:value-type="string">
            <text:p>/* Report includes all those entries from fas.ledger of bank payment and shows</text:p>
          </table:table-cell>
          <table:table-cell table:number-columns-repeated="1016"/>
        </table:table-row>
        <table:table-row table:style-name="ro1">
          <table:table-cell office:value-type="string">
            <text:p>Bill_TR_NJP_Preview_ENRO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502">
            <text:p>1502</text:p>
          </table:table-cell>
          <table:table-cell office:value-type="string">
            <text:p>stmt = ' SELECT sum(CREDIT) FROM LEDGER WHERE TRDATE BETWEEN TO_DATE( ? ,'YYYY/MM/DD') AND TO_DATE( ? ,'YYYY/MM/DD')';</text:p>
          </table:table-cell>
          <table:table-cell table:number-columns-repeated="1016"/>
        </table:table-row>
        <table:table-row table:style-name="ro1">
          <table:table-cell office:value-type="string">
            <text:p>Bill_TR_NJP_Preview_ENRO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519">
            <text:p>1519</text:p>
          </table:table-cell>
          <table:table-cell office:value-type="string">
            <text:p>/* stmt = ' SELECT sum(CREDIT) FROM LEDGER WHERE TRDATE BETWEEN '' + facdate + '' AND '' + tacdate;</text:p>
          </table:table-cell>
          <table:table-cell table:number-columns-repeated="1016"/>
        </table:table-row>
        <table:table-row table:style-name="ro1">
          <table:table-cell office:value-type="string">
            <text:p>Bill_TR_NJP_Preview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643">
            <text:p>1643</text:p>
          </table:table-cell>
          <table:table-cell office:value-type="string">
            <text:p>stmt = ' SELECT sum(CREDIT) FROM LEDGER WHERE TRDATE BETWEEN TO_DATE( ? ,'YYYY/MM/DD') AND TO_DATE( ? ,'YYYY/MM/DD')';</text:p>
          </table:table-cell>
          <table:table-cell table:number-columns-repeated="1016"/>
        </table:table-row>
        <table:table-row table:style-name="ro1">
          <table:table-cell office:value-type="string">
            <text:p>Bill_TR_NJP_Preview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660">
            <text:p>1660</text:p>
          </table:table-cell>
          <table:table-cell office:value-type="string">
            <text:p>/* stmt = ' SELECT sum(CREDIT) FROM LEDGER WHERE TRDATE BETWEEN '' + facdate + '' AND '' + tacdate;</text:p>
          </table:table-cell>
          <table:table-cell table:number-columns-repeated="1016"/>
        </table:table-row>
        <table:table-row table:style-name="ro1">
          <table:table-cell office:value-type="string">
            <text:p>bill_uf_audi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84">
            <text:p>1084</text:p>
          </table:table-cell>
          <table:table-cell office:value-type="string">
            <text:p>StrSql=' SELECT VOU,TRDATE,ACCODE,CREDIT,CH_NO,DRAFT FROM LEDGER ' +</text:p>
          </table:table-cell>
          <table:table-cell table:number-columns-repeated="1016"/>
        </table:table-row>
        <table:table-row table:style-name="ro1">
          <table:table-cell office:value-type="string">
            <text:p>bill_UF_NJP_preview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54">
            <text:p>954</text:p>
          </table:table-cell>
          <table:table-cell office:value-type="string">
            <text:p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UF_NJP_preview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73">
            <text:p>973</text:p>
          </table:table-cell>
          <table:table-cell office:value-type="string">
            <text:p>/* stmt = ' SELECT sum(CREDIT) FROM LEDGER WHERE TRDATE BETWEEN '' + facdate + '' AND '' + tacdate;</text:p>
          </table:table-cell>
          <table:table-cell table:number-columns-repeated="1016"/>
        </table:table-row>
        <table:table-row table:style-name="ro1">
          <table:table-cell office:value-type="string">
            <text:p>bill_UF_NJP_preview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92">
            <text:p>992</text:p>
          </table:table-cell>
          <table:table-cell office:value-type="string">
            <text:p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UF_NJP_preview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15">
            <text:p>1015</text:p>
          </table:table-cell>
          <table:table-cell office:value-type="string">
            <text:p>/* stmt = ' SELECT sum(CREDIT) FROM LEDGER WHERE TRDATE BETWEEN '' + facdate + '' AND '' + tacdate;</text:p>
          </table:table-cell>
          <table:table-cell table:number-columns-repeated="1016"/>
        </table:table-row>
        <table:table-row table:style-name="ro1">
          <table:table-cell office:value-type="string">
            <text:p>bill_UF_NJP_prin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325">
            <text:p>1325</text:p>
          </table:table-cell>
          <table:table-cell office:value-type="string">
            <text:p>StrSql=' SELECT VOU,TRDATE,ACCODE,CREDIT,CH_NO,DRAFT FROM LEDGER ' +</text:p>
          </table:table-cell>
          <table:table-cell table:number-columns-repeated="1016"/>
        </table:table-row>
        <table:table-row table:style-name="ro1">
          <table:table-cell office:value-type="string">
            <text:p>bill_UF_NJP_prin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738">
            <text:p>1738</text:p>
          </table:table-cell>
          <table:table-cell office:value-type="string">
            <text:p>StrSql=' SELECT VOU,TRDATE,ACCODE,CREDIT,CH_NO,DRAFT FROM LEDGER ' +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686">
            <text:p>1686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707">
            <text:p>17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782">
            <text:p>17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806">
            <text:p>18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862">
            <text:p>18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877">
            <text:p>187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936">
            <text:p>193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952">
            <text:p>195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009">
            <text:p>200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024">
            <text:p>202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082">
            <text:p>20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01">
            <text:p>210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59">
            <text:p>2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74">
            <text:p>217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231">
            <text:p>223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248">
            <text:p>224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4">
            <text:p>1234</text:p>
          </table:table-cell>
          <table:table-cell office:value-type="string">
            <text:p>stmt = ' SELECT count(*) FROM FAS.LEDGER WHERE LPAD(CH_NO,10,'0')=LPAD(?,10,'0') and PARTYCODE=''+bankcode+'' ';</text:p>
          </table:table-cell>
          <table:table-cell table:number-columns-repeated="1016"/>
        </table:table-row>
        <table:table-row table:style-name="ro1">
          <table:table-cell office:value-type="string">
            <text:p>brok_led_rpt_writ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6">
            <text:p>126</text:p>
          </table:table-cell>
          <table:table-cell office:value-type="string">
            <text:p>rrw.writeheader(0,rowcount,15,rowcount,'Brokerage Ledger Report');</text:p>
          </table:table-cell>
          <table:table-cell table:number-columns-repeated="1016"/>
        </table:table-row>
        <table:table-row table:style-name="ro1">
          <table:table-cell office:value-type="string">
            <text:p>brok_led_rpt_writ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62">
            <text:p>362</text:p>
          </table:table-cell>
          <table:table-cell office:value-type="string">
            <text:p>out1.write('subject=Brokerage Ledger Report for the Period : '+period[0]+'-'+period[1]+'&amp;');</text:p>
          </table:table-cell>
          <table:table-cell table:number-columns-repeated="1016"/>
        </table:table-row>
        <table:table-row table:style-name="ro1">
          <table:table-cell office:value-type="string">
            <text:p>brok_led_rpt_writ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65">
            <text:p>365</text:p>
          </table:table-cell>
          <table:table-cell office:value-type="string">
            <text:p>We are Thankful to you for using soft copy option for Brokerage Ledger Report.\n' +</text:p>
          </table:table-cell>
          <table:table-cell table:number-columns-repeated="1016"/>
        </table:table-row>
        <table:table-row table:style-name="ro1">
          <table:table-cell office:value-type="string">
            <text:p>brok_led_rpt_writ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66">
            <text:p>366</text:p>
          </table:table-cell>
          <table:table-cell office:value-type="string">
            <text:p>Please find your Brokerage Ledger Report in the Attachment.\n' +</text:p>
          </table:table-cell>
          <table:table-cell table:number-columns-repeated="1016"/>
        </table:table-row>
        <table:table-row table:style-name="ro1">
          <table:table-cell office:value-type="string">
            <text:p>brok_led_rpt_writ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5">
            <text:p>375</text:p>
          </table:table-cell>
          <table:table-cell office:value-type="string">
            <text:p>out1.write('subject=Brokerage Ledger Report for the Period : '+period[0]+'-'+period[1]+'&amp;');</text:p>
          </table:table-cell>
          <table:table-cell table:number-columns-repeated="1016"/>
        </table:table-row>
        <table:table-row table:style-name="ro1">
          <table:table-cell office:value-type="string">
            <text:p>brok_led_rpt_writ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8">
            <text:p>378</text:p>
          </table:table-cell>
          <table:table-cell office:value-type="string">
            <text:p>We are Thankful to you for using soft copy option for Brokerage Ledger Report.&lt;br&gt;' +</text:p>
          </table:table-cell>
          <table:table-cell table:number-columns-repeated="1016"/>
        </table:table-row>
        <table:table-row table:style-name="ro1">
          <table:table-cell office:value-type="string">
            <text:p>brok_led_rpt_writ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9">
            <text:p>379</text:p>
          </table:table-cell>
          <table:table-cell office:value-type="string">
            <text:p>Please find your Brokerage Ledger Report from the following link.&lt;br&gt;' +</text:p>
          </table:table-cell>
          <table:table-cell table:number-columns-repeated="1016"/>
        </table:table-row>
        <table:table-row table:style-name="ro1">
          <table:table-cell office:value-type="string">
            <text:p>Brok_ledService_new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28">
            <text:p>228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rok_ledService_new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59">
            <text:p>259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rok_ledService_new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8">
            <text:p>288</text:p>
          </table:table-cell>
          <table:table-cell office:value-type="string">
            <text:p><text:s/>FROM FAS.LEDGER FL ' +</text:p>
          </table:table-cell>
          <table:table-cell table:number-columns-repeated="1016"/>
        </table:table-row>
        <table:table-row table:style-name="ro1">
          <table:table-cell office:value-type="string">
            <text:p>Brok_led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">
            <text:p>123</text:p>
          </table:table-cell>
          <table:table-cell office:value-type="string">
            <text:p>qr='insert into REQ_MST(REQ_ID,RPT_NAME,PARTNER_ID,STATUS,REQ_DATE)values(:reqid,'Brokerage Ledger Report',:brcode,'pending',sysdate)';</text:p>
          </table:table-cell>
          <table:table-cell table:number-columns-repeated="1016"/>
        </table:table-row>
        <table:table-row table:style-name="ro1">
          <table:table-cell office:value-type="string">
            <text:p>Brok_led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7">
            <text:p>297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rok_led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29">
            <text:p>329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rok_led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58">
            <text:p>358</text:p>
          </table:table-cell>
          <table:table-cell office:value-type="string">
            <text:p><text:s/>FROM FAS.LEDGER FL ' +</text:p>
          </table:table-cell>
          <table:table-cell table:number-columns-repeated="1016"/>
        </table:table-row>
        <table:table-row table:style-name="ro1">
          <table:table-cell office:value-type="string">
            <text:p>BrokCheqJVReport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0">
            <text:p>40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6"/>
        </table:table-row>
        <table:table-row table:style-name="ro1">
          <table:table-cell office:value-type="string">
            <text:p>BrokCheqJVReport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1">
            <text:p>41</text:p>
          </table:table-cell>
          <table:table-cell office:value-type="string">
            <text:p>+ ' left JOIN fas.LEDGER L1 ON (DET.VOU_TDS = L1.VOU AND l1.debit != 0 AND L1.TDSTYPE = 'T') '</text:p>
          </table:table-cell>
          <table:table-cell table:number-columns-repeated="1016"/>
        </table:table-row>
        <table:table-row table:style-name="ro1">
          <table:table-cell office:value-type="string">
            <text:p>BrokCheqJVReport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6">
            <text:p>106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6"/>
        </table:table-row>
        <table:table-row table:style-name="ro1">
          <table:table-cell office:value-type="string">
            <text:p>BrokCheqJVReport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7">
            <text:p>107</text:p>
          </table:table-cell>
          <table:table-cell office:value-type="string">
            <text:p>+ ' LEFT JOIN fas.LEDGER L1 ON (DET.VOU_TDS = L1.VOU AND l1.debit != 0 AND L1.TDSTYPE = 'T'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73">
            <text:p>173</text:p>
          </table:table-cell>
          <table:table-cell office:value-type="string">
            <text:p>String fasSelect = 'SELECT DEBIT FROM FAS.LEDGER L inner join MFUND.PRODUCT_MST'+cf.get_Db_link(req, 'oracle', 'mfund')+' Mf ON (L.PRODTYPE = Mf.PRODTYPE) WHERE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97">
            <text:p>197</text:p>
          </table:table-cell>
          <table:table-cell office:value-type="string">
            <text:p>String fasSelect = 'SELECT DEBIT FROM FAS.LEDGER L inner join MFUND.PRODUCT_MST'+cf.get_Db_link(req, 'oracle', 'mfund')+' Mf ON (L.PRODTYPE = Mf.PRODTYPE) WHERE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0">
            <text:p>370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1">
            <text:p>371</text:p>
          </table:table-cell>
          <table:table-cell office:value-type="string">
            <text:p>+ ' LEFT JOIN fas.LEDGER L1 ON (DET.VOU_TDS = L1.VOU AND l1.debit != 0 AND L1.TDSTYPE = 'T') '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95">
            <text:p>795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814">
            <text:p>814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00">
            <text:p>200</text:p>
          </table:table-cell>
          <table:table-cell office:value-type="string">
            <text:p>+ ' FROM FAS.LEDGER LD '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24">
            <text:p>324</text:p>
          </table:table-cell>
          <table:table-cell office:value-type="string">
            <text:p>+ 'FROM FAS.LEDGER LD '</text:p>
          </table:table-cell>
          <table:table-cell table:number-columns-repeated="1016"/>
        </table:table-row>
        <table:table-row table:style-name="ro1">
          <table:table-cell office:value-type="string">
            <text:p>BrokChqAuthorizationDataManage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22">
            <text:p>222</text:p>
          </table:table-cell>
          <table:table-cell office:value-type="string">
            <text:p>+ 'FROM FAS.LEDGER LD '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45">
            <text:p>445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72">
            <text:p>472</text:p>
          </table:table-cell>
          <table:table-cell office:value-type="string">
            <text:p>Ledger ledger1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89">
            <text:p>489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23">
            <text:p>523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79">
            <text:p>579</text:p>
          </table:table-cell>
          <table:table-cell office:value-type="string">
            <text:p>Ledger ledger1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01">
            <text:p>601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34">
            <text:p>634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61">
            <text:p>661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22">
            <text:p>722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51">
            <text:p>751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94">
            <text:p>694</text:p>
          </table:table-cell>
          <table:table-cell office:value-type="string">
            <text:p>stmt1 += ' FROM FAS.LEDGER LD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18">
            <text:p>1018</text:p>
          </table:table-cell>
          <table:table-cell office:value-type="string">
            <text:p>stmt1 += ' TO_CHAR(LD.FROMDATE,'dd/mm/yyyy') FROMDATE,TO_CHAR(LD.TODATE,'dd/mm/yyyy') TODATE FROM FAS.LEDGER LD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911">
            <text:p>1911</text:p>
          </table:table-cell>
          <table:table-cell office:value-type="string">
            <text:p>INNER JOIN FAS.LEDGER LD ON (LD.VOU=LV.VOU) '+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926">
            <text:p>1926</text:p>
          </table:table-cell>
          <table:table-cell office:value-type="string">
            <text:p>stmt1 = 'UPDATE FAS.LEDGER SET CH_NO = ? WHERE VOU = ?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11">
            <text:p>2111</text:p>
          </table:table-cell>
          <table:table-cell office:value-type="string">
            <text:p>stmt1 = ' DELETE FROM FAS.LEDGER WHERE VOU='' + rad2 + '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64">
            <text:p>2164</text:p>
          </table:table-cell>
          <table:table-cell office:value-type="string">
            <text:p>stmt1 = ' DELETE FROM FAS.LEDGER WHERE VOU='' + rad1 + '' 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870">
            <text:p>870</text:p>
          </table:table-cell>
          <table:table-cell office:value-type="string">
            <text:p>str2 = ' update fas.ledger set debit=' + rs2.getDouble('AMT') + ',DESC1 = ? where vou = '' + rs2.getString('VOU') + '' and PARTYCODE='' + rs2.getString('INC_HEAD') + ''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876">
            <text:p>876</text:p>
          </table:table-cell>
          <table:table-cell office:value-type="string">
            <text:p>str2 = ' update fas.ledger set credit=' + rs2.getDouble('AMT') + ',DESC1 = ? where vou = '' + rs2.getString('VOU') + '' and ACCODE='' + rs2.getString('INC_HEAD') + ''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09">
            <text:p>1009</text:p>
          </table:table-cell>
          <table:table-cell office:value-type="string">
            <text:p>str2 = ' update fas.ledger set debit=' + Float.parseFloat((String) tds_list.get(cnt)) + ',DESC1 = ?,TDS='+ Float.parseFloat((String) tds_list.get(cnt))+' where vou = '' + rs2.getString('VOU') + '' and PARTYCODE='' + rs3.getString('INC_HEAD') + '' 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16">
            <text:p>1016</text:p>
          </table:table-cell>
          <table:table-cell office:value-type="string">
            <text:p>str2 = ' update fas.ledger set credit=' + Float.parseFloat((String) tds_list.get(cnt)) + ',DESC1 = ?,TDS=' + Float.parseFloat((String) tds_list.get(cnt)) +' where vou = '' + rs2.getString('VOU') + '' and ACCODE='' + rs3.getString('INC_HEAD') + '' ';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7">
            <text:p>377</text:p>
          </table:table-cell>
          <table:table-cell office:value-type="string">
            <text:p>sqlstmt4.append(' FROM BROK_CHQ_TRN BN,FAS.LEDGER L');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96">
            <text:p>1196</text:p>
          </table:table-cell>
          <table:table-cell office:value-type="string">
            <text:p>iner_query.append(' inner join fas.LEDGER l ' +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02">
            <text:p>1202</text:p>
          </table:table-cell>
          <table:table-cell office:value-type="string">
            <text:p>iner_query.append(' left join fas.LEDGER l1 on (lv1.vou = l1.vou )');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54">
            <text:p>354</text:p>
          </table:table-cell>
          <table:table-cell office:value-type="string">
            <text:p>String sqllog11='SELECT VOU FROM FAS.LEDGER WHERE FILENO=? AND DEBIT &lt;&gt; 0 ';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61">
            <text:p>361</text:p>
          </table:table-cell>
          <table:table-cell office:value-type="string">
            <text:p>sqlUpdate1 = ' UPDATE FAS.LEDGER SET FILENO='',MARK='N' WHERE FILENO = ? ';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4">
            <text:p>124</text:p>
          </table:table-cell>
          <table:table-cell office:value-type="string">
            <text:p><text:s/>FROM LEDGER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55">
            <text:p>155</text:p>
          </table:table-cell>
          <table:table-cell office:value-type="string">
            <text:p><text:s/>FROM LEDGER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87">
            <text:p>187</text:p>
          </table:table-cell>
          <table:table-cell office:value-type="string">
            <text:p><text:s/>FROM LEDGER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63">
            <text:p>263</text:p>
          </table:table-cell>
          <table:table-cell office:value-type="string">
            <text:p>sqllog11 = 'SELECT VOU FROM LEDGER WHERE FILENO = :fileno AND DEBIT &lt;&gt; 0 ';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65">
            <text:p>265</text:p>
          </table:table-cell>
          <table:table-cell office:value-type="string">
            <text:p>sqlUpdate1 = ' UPDATE LEDGER SET FILENO=NULL,MARK='N' WHERE FILENO = :fileno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850">
            <text:p>9850</text:p>
          </table:table-cell>
          <table:table-cell office:value-type="string">
            <text:p>-- SELECT count(*) INTO i_count FROM FAS.LEDGER WHERE CH_NO=trim(to_char(i_DDno)) and PARTYCODE=v_bankcode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3991">
            <text:p>23991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3999">
            <text:p>239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074">
            <text:p>24074</text:p>
          </table:table-cell>
          <table:table-cell office:value-type="string">
            <text:p>FROM FAS.LEDGER WHERE BILLNO=:1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090">
            <text:p>24090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098">
            <text:p>2409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175">
            <text:p>24175</text:p>
          </table:table-cell>
          <table:table-cell office:value-type="string">
            <text:p>FROM FAS.LEDGER WHERE BILLNO=:1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191">
            <text:p>2419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199">
            <text:p>241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278">
            <text:p>24278</text:p>
          </table:table-cell>
          <table:table-cell office:value-type="string">
            <text:p>FROM FAS.LEDGER WHERE BILLNO=:1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296">
            <text:p>24296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304">
            <text:p>243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331">
            <text:p>2433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339">
            <text:p>2433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367">
            <text:p>2436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375">
            <text:p>2437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404">
            <text:p>244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412">
            <text:p>24412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440">
            <text:p>24440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448">
            <text:p>2444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5292">
            <text:p>25292</text:p>
          </table:table-cell>
          <table:table-cell office:value-type="string">
            <text:p>EXECUTE IMMEDIATE ' SELECT NVL(SUM(DEBIT),0) FROM FAS.LEDGER WHERE BILLNO=:1 AND TRNTYPE =''BP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5296">
            <text:p>25296</text:p>
          </table:table-cell>
          <table:table-cell office:value-type="string">
            <text:p>EXECUTE IMMEDIATE ' SELECT NVL(SUM(DEBIT),0) FROM FAS.LEDGER WHERE BILLNO=:1 AND TRNTYPE !=''BP'' AND TRDATE =:2 AND TRNTYPE=''JV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5300">
            <text:p>25300</text:p>
          </table:table-cell>
          <table:table-cell office:value-type="string">
            <text:p>EXECUTE IMMEDIATE ' SELECT NVL(SUM(DEBIT),0) FROM FAS.LEDGER WHERE BILLNO=:1 AND TRNTYPE !=''BP'' AND TRDATE !=:2 AND TRNTYPE=''JV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5316">
            <text:p>25316</text:p>
          </table:table-cell>
          <table:table-cell office:value-type="string">
            <text:p>IF( ROUND(pro_billgrossamt_) != ROUND(led_expjvamt_,2) OR ROUND(tot_dedu_,2) != ROUND(led_dedjvamt_,2) ) THEN ----comparing calculated grossamt with ledger expanse JV and calculted total deduction with ledger deduction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5320">
            <text:p>25320</text:p>
          </table:table-cell>
          <table:table-cell office:value-type="string">
            <text:p>IF( ROUND(pro_billnetamt_) != ROUND(led_bpamt_,2) ) THEN ----comparing calculted netamt and ledger bank payment amt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097">
            <text:p>28097</text:p>
          </table:table-cell>
          <table:table-cell office:value-type="string">
            <text:p>-------------------------------------------- Start : Retrieving Ledger Detail for insert operation -----------------------------------------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123">
            <text:p>28123</text:p>
          </table:table-cell>
          <table:table-cell office:value-type="string">
            <text:p>EXECUTE IMMEDIATE 'SELECT FIRMCODE,FROMDATE,TODATE,MFTYPE,TRDATE,DESC1,GACCODE,CH_NO FROM FAS.LEDGER WHERE BILLNO=:1 AND TRNTYPE=''BP'' AND ROWNUM=1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129">
            <text:p>28129</text:p>
          </table:table-cell>
          <table:table-cell office:value-type="string">
            <text:p>EXECUTE IMMEDIATE 'SELECT FIRMCODE,FROMDATE,TODATE,MFTYPE,TRDATE,DESC1,GACCODE,CH_NO FROM FAS.LEDGER WHERE BILLNO=:1 AND JVTYPE=''P'' AND ROWNUM=1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139">
            <text:p>28139</text:p>
          </table:table-cell>
          <table:table-cell office:value-type="string">
            <text:p>-------------------------------------------- End : Retrieving Ledger Detail for insert operation -----------------------------------------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195">
            <text:p>28195</text:p>
          </table:table-cell>
          <table:table-cell office:value-type="string">
            <text:p>EXECUTE IMMEDIATE ' SELECT NVL(SUM(DEBIT),0) FROM FAS.LEDGER WHERE BILLNO=:1 AND TRNTYPE !=''BP'' AND TRDATE =:2 AND TRNTYPE=''JV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202">
            <text:p>28202</text:p>
          </table:table-cell>
          <table:table-cell office:value-type="string">
            <text:p>EXECUTE IMMEDIATE ' SELECT NVL(SUM(DEBIT),0) FROM FAS.LEDGER WHERE BILLNO=:1 AND TRNTYPE =''BP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215">
            <text:p>2821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223">
            <text:p>28223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258">
            <text:p>28258</text:p>
          </table:table-cell>
          <table:table-cell office:value-type="string">
            <text:p>EXECUTE IMMEDIATE ' SELECT NVL(SUM(DEBIT),0) FROM FAS.LEDGER WHERE BILLNO=:1 AND TRNTYPE=''JV'' AND PARTYCODE=''R0145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271">
            <text:p>28271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279">
            <text:p>2827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307">
            <text:p>28307</text:p>
          </table:table-cell>
          <table:table-cell office:value-type="string">
            <text:p>/* EXECUTE IMMEDIATE ' SELECT NVL(SUM(DEBIT),0) FROM FAS.LEDGER WHERE BILLNO=:1 AND TRNTYPE=''JV'' AND PARTYCODE=''R0278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319">
            <text:p>2831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327">
            <text:p>2832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358">
            <text:p>28358</text:p>
          </table:table-cell>
          <table:table-cell office:value-type="string">
            <text:p>/* EXECUTE IMMEDIATE ' SELECT NVL(SUM(DEBIT),0) FROM FAS.LEDGER WHERE BILLNO=:1 AND TRNTYPE=''JV'' AND PARTYCODE=''M0562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369">
            <text:p>2836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379">
            <text:p>2837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408">
            <text:p>28408</text:p>
          </table:table-cell>
          <table:table-cell office:value-type="string">
            <text:p>/* EXECUTE IMMEDIATE ' SELECT NVL(SUM(DEBIT),0) FROM FAS.LEDGER WHERE BILLNO=:1 AND TRNTYPE=''JV'' AND PARTYCODE=''P0162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423">
            <text:p>28423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431">
            <text:p>2843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454">
            <text:p>28454</text:p>
          </table:table-cell>
          <table:table-cell office:value-type="string">
            <text:p>EXECUTE IMMEDIATE ' SELECT NVL(SUM(DEBIT),0) FROM FAS.LEDGER WHERE BILLNO=:1 AND TRNTYPE=''JV'' AND PARTYCODE=''L0029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467">
            <text:p>2846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475">
            <text:p>2847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506">
            <text:p>28506</text:p>
          </table:table-cell>
          <table:table-cell office:value-type="string">
            <text:p>EXECUTE IMMEDIATE ' SELECT NVL(SUM(DEBIT),0) FROM FAS.LEDGER WHERE BILLNO=:1 AND TRNTYPE=''JV'' AND PARTYCODE=''M0044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521">
            <text:p>2852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529">
            <text:p>2852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967">
            <text:p>28967</text:p>
          </table:table-cell>
          <table:table-cell office:value-type="string">
            <text:p>--Str := 'SELECT NVL(SUM(NVL(CREDIT,0)),0) FROM FAS.LEDGER WHERE BILLNO=:1 AND ACCODE=''P0162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968">
            <text:p>28968</text:p>
          </table:table-cell>
          <table:table-cell office:value-type="string">
            <text:p>Str := 'SELECT NVL(SUM(NVL(CREDIT,0)),0) FROM FAS.LEDGER WHERE BILLNO=:1 AND TRNTYPE=''JV'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976">
            <text:p>28976</text:p>
          </table:table-cell>
          <table:table-cell office:value-type="string">
            <text:p>Str := 'SELECT NVL(SUM(NVL(CREDIT,0)),0) FROM FAS.LEDGER WHERE BILLNO=:1 AND ACCODE=''L0029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982">
            <text:p>28982</text:p>
          </table:table-cell>
          <table:table-cell office:value-type="string">
            <text:p>Str := 'SELECT NVL(SUM(NVL(CREDIT,0)),0) FROM FAS.LEDGER WHERE BILLNO=:1 AND ACCODE=''R0145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986">
            <text:p>28986</text:p>
          </table:table-cell>
          <table:table-cell office:value-type="string">
            <text:p>Str := 'SELECT NVL(SUM(NVL(CREDIT,0)),0) FROM FAS.LEDGER WHERE BILLNO=:1 AND ACCODE=''R0278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994">
            <text:p>28994</text:p>
          </table:table-cell>
          <table:table-cell office:value-type="string">
            <text:p>Str := 'SELECT NVL(SUM(NVL(CREDIT,0)),0) FROM FAS.LEDGER WHERE BILLNO=:1 AND ACCODE IN (''T0262'',''S1020'')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998">
            <text:p>28998</text:p>
          </table:table-cell>
          <table:table-cell office:value-type="string">
            <text:p>--Str := 'SELECT NVL(SUM(NVL(CREDIT,0)),0) FROM FAS.LEDGER WHERE BILLNO=:1 AND ACCODE=''M0044'' AND CENTRE_CODE=''P00001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8999">
            <text:p>28999</text:p>
          </table:table-cell>
          <table:table-cell office:value-type="string">
            <text:p>Str := 'SELECT NVL(SUM(NVL(CREDIT,0)),0) FROM FAS.LEDGER WHERE BILLNO=:1 AND ACCODE=''M0044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003">
            <text:p>29003</text:p>
          </table:table-cell>
          <table:table-cell office:value-type="string">
            <text:p>/*Str := 'SELECT NVL(SUM(NVL(CREDIT,0)),0) FROM FAS.LEDGER WHERE BILLNO=:1 AND ACCODE=''M0044'' AND CENTRE_CODE=''G00001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007">
            <text:p>29007</text:p>
          </table:table-cell>
          <table:table-cell office:value-type="string">
            <text:p>Str := 'SELECT NVL(SUM(NVL(CREDIT,0)),0) FROM FAS.LEDGER WHERE BILLNO = :1 AND ACCODE=''O0061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013">
            <text:p>29013</text:p>
          </table:table-cell>
          <table:table-cell office:value-type="string">
            <text:p>Str := 'SELECT NVL(SUM(NVL(CREDIT,0)),0) FROM FAS.LEDGER WHERE BILLNO = :1 AND ACCODE=''C0218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017">
            <text:p>29017</text:p>
          </table:table-cell>
          <table:table-cell office:value-type="string">
            <text:p>--Str := 'SELECT NVL(SUM(NVL(CREDIT,0)),0) FROM FAS.LEDGER WHERE BILLNO = :1 AND ACCODE=''M0562'' 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018">
            <text:p>29018</text:p>
          </table:table-cell>
          <table:table-cell office:value-type="string">
            <text:p>Str := 'SELECT NVL(SUM(NVL(CREDIT,0)),0) FROM FAS.LEDGER WHERE BILLNO = :1 AND TRNTYPE=''JV'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026">
            <text:p>29026</text:p>
          </table:table-cell>
          <table:table-cell office:value-type="string">
            <text:p>--Str := 'SELECT NVL(SUM(NVL(CREDIT,0)),0) FROM FAS.LEDGER WHERE BILLNO = :1 AND TRNTYPE=''JV'' AND ACCODE IN (''M0482'',''N0239'',''N0252'') AND JVTYPE=''P'' 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027">
            <text:p>29027</text:p>
          </table:table-cell>
          <table:table-cell office:value-type="string">
            <text:p>Str := 'SELECT NVL(SUM(NVL(CREDIT,0)),0) FROM FAS.LEDGER WHERE BILLNO = :1 AND TRNTYPE=''JV'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9034">
            <text:p>29034</text:p>
          </table:table-cell>
          <table:table-cell office:value-type="string">
            <text:p>Str := 'SELECT NVL(SUM(NVL(CREDIT,0)),0) FROM FAS.LEDGER WHERE BILLNO = :1 AND TRNTYPE=''BP'' 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5267">
            <text:p>105267</text:p>
          </table:table-cell>
          <table:table-cell office:value-type="string">
            <text:p>-- str1:='SELECT COUNT(*) FROM FAS.LEDGER WHERE TRNTYPE=''BP'' AND PRODTYPE=''MF'' AND BRCODE = :1 AND TRDATE BETWEEN :2 AND :3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5268">
            <text:p>105268</text:p>
          </table:table-cell>
          <table:table-cell office:value-type="string">
            <text:p>str1:='SELECT COUNT(*) FROM FAS.LEDGER WHERE TRDATE BETWEEN :2 AND :3 AND BRCODE = :1 AND TRNTYPE=''BP'' AND PRODTYPE=''MF'' 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9714">
            <text:p>129714</text:p>
          </table:table-cell>
          <table:table-cell office:value-type="string">
            <text:p>|| ' SELECT BILLNO FROM FAS.LEDGER WHERE TRNTYPE=''BP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9821">
            <text:p>129821</text:p>
          </table:table-cell>
          <table:table-cell office:value-type="string">
            <text:p>EXECUTE IMMEDIATE ' SELECT NVL(SUM(DEBIT),0) FROM FAS.LEDGER WHERE BILLNO=:1 AND TRNTYPE=''BP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9825">
            <text:p>129825</text:p>
          </table:table-cell>
          <table:table-cell office:value-type="string">
            <text:p>EXECUTE IMMEDIATE ' SELECT NVL(SUM(DEBIT),0) FROM FAS.LEDGER WHERE BILLNO=:1 AND JVTYPE!=''P'' AND TRNTYPE!=''BP'' '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866">
            <text:p>3866</text:p>
          </table:table-cell>
          <table:table-cell office:value-type="string">
            <text:p>SQLstmt = ' INSERT INTO LEDGER (firmcode,vou,trdate,accode,debit,credit,partycode,ch_no,draft,desc1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885">
            <text:p>388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997">
            <text:p>399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016">
            <text:p>4016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047">
            <text:p>404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065">
            <text:p>406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124">
            <text:p>412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139">
            <text:p>4139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267">
            <text:p>4267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283">
            <text:p>42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384">
            <text:p>438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406">
            <text:p>44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463">
            <text:p>446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476">
            <text:p>447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537">
            <text:p>453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550">
            <text:p>455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605">
            <text:p>46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617">
            <text:p>461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673">
            <text:p>46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689">
            <text:p>468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747">
            <text:p>474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759">
            <text:p>47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814">
            <text:p>481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829">
            <text:p>48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8625">
            <text:p>8625</text:p>
          </table:table-cell>
          <table:table-cell office:value-type="string">
            <text:p>stmt = ' SELECT COUNT(*) FROM FAS.LEDGER WHERE TRNTYPE='BP' AND PRODTYPE='MF' AND BRCODE =? AND TRDATE BETWEEN ? AND ? 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171">
            <text:p>9171</text:p>
          </table:table-cell>
          <table:table-cell office:value-type="string">
            <text:p>SQLstmt = 'SELECT MAX(TO_NUMBER(SUBSTR(VOU,4,7))) FROM LEDGER WHERE SUBSTR(VOU,1,3)=''+vouStart+''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193">
            <text:p>9193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554">
            <text:p>11554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692">
            <text:p>11692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702">
            <text:p>11702</text:p>
          </table:table-cell>
          <table:table-cell office:value-type="string">
            <text:p><text:s/>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712">
            <text:p>11712</text:p>
          </table:table-cell>
          <table:table-cell office:value-type="string">
            <text:p><text:s/>CH_NO =( SELECT CH_NO FROM FAS.LEDGER WHERE BILLNO = ? AND TRNTYPE = 'JV' AND DEBIT &lt;&gt; 0 AND CH_NO IS NOT NULL AND PARTYCODE = 'C0218'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714">
            <text:p>11714</text:p>
          </table:table-cell>
          <table:table-cell office:value-type="string">
            <text:p><text:s/>TRDATE =( SELECT TRDATE FROM FAS.LEDGER WHERE BILLNO = ? AND TRNTYPE = 'JV' AND DEBIT &lt;&gt; 0 AND CH_NO IS NOT NULL AND PARTYCODE = 'C0218')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726">
            <text:p>11726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734">
            <text:p>11734</text:p>
          </table:table-cell>
          <table:table-cell office:value-type="string">
            <text:p><text:s/>( LD.TRDATE = ( SELECT TRDATE FROM FAS.LEDGER WHERE BILLNO = ? AND TRNTYPE = 'JV' AND DEBIT &lt;&gt; 0 AND PARTYCODE = 'C0218'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741">
            <text:p>11741</text:p>
          </table:table-cell>
          <table:table-cell office:value-type="string">
            <text:p><text:s/>( LD.TRDATE = ( SELECT TRDATE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752">
            <text:p>11752</text:p>
          </table:table-cell>
          <table:table-cell office:value-type="string">
            <text:p><text:s/>FROM FAS.LEDGER FL1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296">
            <text:p>12296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06">
            <text:p>12306</text:p>
          </table:table-cell>
          <table:table-cell office:value-type="string">
            <text:p><text:s/>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16">
            <text:p>12316</text:p>
          </table:table-cell>
          <table:table-cell office:value-type="string">
            <text:p><text:s/>CH_NO =( SELECT CH_NO FROM FAS.LEDGER WHERE BILLNO = ? AND TRNTYPE = 'JV' AND DEBIT &lt;&gt; 0 AND CH_NO IS NOT NULL AND PARTYCODE = 'C0218'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18">
            <text:p>12318</text:p>
          </table:table-cell>
          <table:table-cell office:value-type="string">
            <text:p><text:s/>TRDATE =( SELECT TRDATE FROM FAS.LEDGER WHERE BILLNO = ? AND TRNTYPE = 'JV' AND DEBIT &lt;&gt; 0 AND CH_NO IS NOT NULL AND PARTYCODE = 'C0218')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30">
            <text:p>12330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38">
            <text:p>12338</text:p>
          </table:table-cell>
          <table:table-cell office:value-type="string">
            <text:p><text:s/>( LD.TRDATE = ( SELECT TRDATE FROM FAS.LEDGER WHERE BILLNO = ? AND TRNTYPE = 'JV' AND DEBIT &lt;&gt; 0 AND PARTYCODE = 'C0218'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45">
            <text:p>12345</text:p>
          </table:table-cell>
          <table:table-cell office:value-type="string">
            <text:p><text:s/>( LD.TRDATE = ( SELECT TRDATE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356">
            <text:p>12356</text:p>
          </table:table-cell>
          <table:table-cell office:value-type="string">
            <text:p><text:s/>FROM FAS.LEDGER FL1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710">
            <text:p>12710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955">
            <text:p>12955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960">
            <text:p>12960</text:p>
          </table:table-cell>
          <table:table-cell office:value-type="string">
            <text:p><text:s/>AND 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3303">
            <text:p>13303</text:p>
          </table:table-cell>
          <table:table-cell office:value-type="string">
            <text:p><text:s/>FROM FAS.LEDGER FL1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4294">
            <text:p>14294</text:p>
          </table:table-cell>
          <table:table-cell office:value-type="string">
            <text:p><text:s/>FROM FAS.LEDGER FL1 ' +</text:p>
          </table:table-cell>
          <table:table-cell table:number-columns-repeated="1016"/>
        </table:table-row>
        <table:table-row table:style-name="ro1">
          <table:table-cell office:value-type="string">
            <text:p>IncomeReport_UF_Mode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55">
            <text:p>655</text:p>
          </table:table-cell>
          <table:table-cell office:value-type="string">
            <text:p><text:s/>FROM FAS.LEDGER WHERE BILLNO=:mfbillno AND CREDIT!=0 AND CH_NO IS NOT NULL ';</text:p>
          </table:table-cell>
          <table:table-cell table:number-columns-repeated="1016"/>
        </table:table-row>
        <table:table-row table:style-name="ro1">
          <table:table-cell office:value-type="string">
            <text:p>print_bill_valuepack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259">
            <text:p>1259</text:p>
          </table:table-cell>
          <table:table-cell office:value-type="string">
            <text:p>StrSql=' SELECT VOU,TRDATE,ACCODE,CREDIT,CH_NO,DRAFT FROM LEDGER WHERE billno=''+billno+'' AND credit!=0 AND TRNTYPE='BP' ORDER BY CREDIT DESC ';</text:p>
          </table:table-cell>
          <table:table-cell table:number-columns-repeated="1016"/>
        </table:table-row>
        <table:table-row table:style-name="ro1">
          <table:table-cell office:value-type="string">
            <text:p>print_bill_valuepack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512">
            <text:p>1512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print_bill_valuepack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519">
            <text:p>1519</text:p>
          </table:table-cell>
          <table:table-cell office:value-type="string">
            <text:p><text:s/>AND 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print_RPbi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05">
            <text:p>605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6"/>
        </table:table-row>
        <table:table-row table:style-name="ro1">
          <table:table-cell office:value-type="string">
            <text:p>print_tr_AMbi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55">
            <text:p>755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print_tr_bi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44">
            <text:p>1044</text:p>
          </table:table-cell>
          <table:table-cell office:value-type="string">
            <text:p>stmt = ' SELECT sum(CREDIT) FROM LEDGER WHERE TRDATE BETWEEN TO_DATE('' + facdate + '','YYYY/MM/DD') AND TO_DATE('' + tacdate +'','YYYY/MM/DD')';</text:p>
          </table:table-cell>
          <table:table-cell table:number-columns-repeated="1016"/>
        </table:table-row>
        <table:table-row table:style-name="ro1">
          <table:table-cell office:value-type="string">
            <text:p>print_tr_bi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55">
            <text:p>1055</text:p>
          </table:table-cell>
          <table:table-cell office:value-type="string">
            <text:p>/* stmt = ' SELECT sum(CREDIT) FROM LEDGER WHERE TRDATE BETWEEN '' + facdate + '' AND '' + tacdate;</text:p>
          </table:table-cell>
          <table:table-cell table:number-columns-repeated="1016"/>
        </table:table-row>
        <table:table-row table:style-name="ro1">
          <table:table-cell office:value-type="string">
            <text:p>print_trbill_njtes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35">
            <text:p>935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6"/>
        </table:table-row>
        <table:table-row table:style-name="ro1">
          <table:table-cell office:value-type="string">
            <text:p>print_trbi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60">
            <text:p>1060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0">
            <text:p>240</text:p>
          </table:table-cell>
          <table:table-cell office:value-type="string">
            <text:p><text:s/>LEFT JOIN FAS.LEDGER LED_4_PARTNER ON 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6">
            <text:p>246</text:p>
          </table:table-cell>
          <table:table-cell office:value-type="string">
            <text:p><text:s/>LEFT JOIN FAS.LEDGER LED_4_AM ON 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19">
            <text:p>419</text:p>
          </table:table-cell>
          <table:table-cell office:value-type="string">
            <text:p><text:s/>INNER JOIN FAS.LEDGER LED_4_PARTNER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25">
            <text:p>425</text:p>
          </table:table-cell>
          <table:table-cell office:value-type="string">
            <text:p><text:s/>LEFT JOIN FAS.LEDGER LED_4_AM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38">
            <text:p>438</text:p>
          </table:table-cell>
          <table:table-cell office:value-type="string">
            <text:p><text:s/>INNER JOIN FAS.LEDGER LED_4_PARTNER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44">
            <text:p>444</text:p>
          </table:table-cell>
          <table:table-cell office:value-type="string">
            <text:p><text:s/>LEFT JOIN FAS.LEDGER LED_4_AM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49">
            <text:p>549</text:p>
          </table:table-cell>
          <table:table-cell office:value-type="string">
            <text:p><text:s/>LEFT JOIN FAS.LEDGER LED_4_AM ON 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51">
            <text:p>651</text:p>
          </table:table-cell>
          <table:table-cell office:value-type="string">
            <text:p><text:s/>INNER JOIN FAS.LEDGER LED_4_AM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64">
            <text:p>664</text:p>
          </table:table-cell>
          <table:table-cell office:value-type="string">
            <text:p><text:s/>INNER JOIN FAS.LEDGER LED_4_AM ON( ' +</text:p>
          </table:table-cell>
          <table:table-cell table:number-columns-repeated="1016"/>
        </table:table-row>
        <table:table-row table:style-name="ro1">
          <table:table-cell office:value-type="string">
            <text:p>Rpt_AM_Pending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26">
            <text:p>226</text:p>
          </table:table-cell>
          <table:table-cell office:value-type="string">
            <text:p>stmt2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rptadvanceinctr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96">
            <text:p>2496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rptPayable_vs_Paid_new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95">
            <text:p>695</text:p>
          </table:table-cell>
          <table:table-cell office:value-type="string">
            <text:p>SQLleg +=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rptPayable_vs_Paid_With_Enrollmen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90">
            <text:p>690</text:p>
          </table:table-cell>
          <table:table-cell office:value-type="string">
            <text:p>sqlJVdate = 'SELECT TO_CHAR(TRDATE,'DD/MM/YYYY') TRDATE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_With_Enrollmen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93">
            <text:p>693</text:p>
          </table:table-cell>
          <table:table-cell office:value-type="string">
            <text:p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_With_Enrollmen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02">
            <text:p>702</text:p>
          </table:table-cell>
          <table:table-cell office:value-type="string">
            <text:p>Sqlline = 'SELECT NVL(LEDGER.FILENO,0) FILENO , LEDGER.BILLNO BILL_NO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35">
            <text:p>435</text:p>
          </table:table-cell>
          <table:table-cell office:value-type="string">
            <text:p><text:s/>FROM FAS.LEDGER '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51">
            <text:p>551</text:p>
          </table:table-cell>
          <table:table-cell office:value-type="string">
            <text:p><text:s/>FROM FAS.LEDGER '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15">
            <text:p>715</text:p>
          </table:table-cell>
          <table:table-cell office:value-type="string">
            <text:p>SQLleg = SQLleg +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47">
            <text:p>747</text:p>
          </table:table-cell>
          <table:table-cell office:value-type="string">
            <text:p>sqlJVdate = 'SELECT TO_CHAR(TRDATE,'DD-MON-YYYY') TRDATE,ch_no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59">
            <text:p>759</text:p>
          </table:table-cell>
          <table:table-cell office:value-type="string">
            <text:p>String sqlcheck = ' SELECT COUNT(*)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66">
            <text:p>766</text:p>
          </table:table-cell>
          <table:table-cell office:value-type="string">
            <text:p>String sql_non_chq = ' SELECT COUNT(*)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74">
            <text:p>774</text:p>
          </table:table-cell>
          <table:table-cell office:value-type="string">
            <text:p>sqlfileno = 'SELECT NVL(LEDGER.FILENO,0) FILENO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93">
            <text:p>793</text:p>
          </table:table-cell>
          <table:table-cell office:value-type="string">
            <text:p><text:s/>SELECT DISTINCT LEDGER.BILLNO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_foli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863">
            <text:p>863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_foli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596">
            <text:p>1596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rptuf_inc_bill_foli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411">
            <text:p>2411</text:p>
          </table:table-cell>
          <table:table-cell office:value-type="string">
            <text:p>String sqlSelect='select Ch_no,Credit,to_char(trdate,'DD/MM/YYYY') trdate from fas.ledger where billno=''+mfbillno+'' and credit!=0 and ch_no is not null';</text:p>
          </table:table-cell>
          <table:table-cell table:number-columns-repeated="1016"/>
        </table:table-row>
        <table:table-row table:style-name="ro1">
          <table:table-cell office:value-type="string">
            <text:p>rptuf_inc_bill_opt_old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30">
            <text:p>630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_op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47">
            <text:p>647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617">
            <text:p>617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623">
            <text:p>1623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rptuf_inc_bill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49">
            <text:p>2149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34">
            <text:p>434</text:p>
          </table:table-cell>
          <table:table-cell office:value-type="string">
            <text:p>stmt = ' SELECT count(*) FROM FAS.LEDGER WHERE LPAD(CH_NO,10,'0')=LPAD('' + chq_no + ''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89">
            <text:p>789</text:p>
          </table:table-cell>
          <table:table-cell office:value-type="string">
            <text:p>stmt = ' SELECT count(*) FROM FAS.LEDGER WHERE LPAD(CH_NO,10,'0')=LPAD(?,10,'0') and PARTYCODE = ''+bankcode+'' ' 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66">
            <text:p>966</text:p>
          </table:table-cell>
          <table:table-cell office:value-type="string">
            <text:p>SQLstmt = 'SELECT MAX(TO_NUMBER(SUBSTR(VOU,4,7))) FROM FAS.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85">
            <text:p>985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073">
            <text:p>10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02">
            <text:p>110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bill_valuepack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147">
            <text:p>1147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009">
            <text:p>3009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025">
            <text:p>302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083">
            <text:p>30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105">
            <text:p>31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159">
            <text:p>3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172">
            <text:p>317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229">
            <text:p>32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242">
            <text:p>324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295">
            <text:p>329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307">
            <text:p>33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362">
            <text:p>33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378">
            <text:p>337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434">
            <text:p>343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446">
            <text:p>344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500">
            <text:p>350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515">
            <text:p>351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54">
            <text:p>3754</text:p>
          </table:table-cell>
          <table:table-cell office:value-type="string">
            <text:p>SQLstmt = 'SELECT MAX(TO_NUMBER(SUBSTR(VOU,4,7))) FROM 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71">
            <text:p>3771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918">
            <text:p>391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979">
            <text:p>397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69">
            <text:p>569</text:p>
          </table:table-cell>
          <table:table-cell office:value-type="string">
            <text:p>FROM FAS.LEDGER ' +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1934">
            <text:p>1934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48">
            <text:p>2148</text:p>
          </table:table-cell>
          <table:table-cell office:value-type="string">
            <text:p>SQLstmt = 'SELECT MAX(TO_NUMBER(SUBSTR(VOU,4,7))) FROM 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165">
            <text:p>2165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312">
            <text:p>231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373">
            <text:p>23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53">
            <text:p>3753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769">
            <text:p>376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827">
            <text:p>382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849">
            <text:p>384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903">
            <text:p>390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916">
            <text:p>391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973">
            <text:p>39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3986">
            <text:p>398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040">
            <text:p>404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052">
            <text:p>405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107">
            <text:p>41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123">
            <text:p>412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180">
            <text:p>418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192">
            <text:p>419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246">
            <text:p>424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261">
            <text:p>426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503">
            <text:p>4503</text:p>
          </table:table-cell>
          <table:table-cell office:value-type="string">
            <text:p>SQLstmt = 'SELECT MAX(TO_NUMBER(SUBSTR(VOU,4,7))) FROM 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520">
            <text:p>4520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673">
            <text:p>46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4725">
            <text:p>472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569">
            <text:p>569</text:p>
          </table:table-cell>
          <table:table-cell office:value-type="string">
            <text:p>stmt = ' SELECT count(*) FROM FAS.LEDGER WHERE LPAD(CH_NO,10,'0')=LPAD(''+chq_no+''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349">
            <text:p>2349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562">
            <text:p>2562</text:p>
          </table:table-cell>
          <table:table-cell office:value-type="string">
            <text:p>SQLstmt = 'SELECT MAX(TO_NUMBER(SUBSTR(VOU,4,7))) FROM 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579">
            <text:p>2579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732">
            <text:p>273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784">
            <text:p>278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ms_report_menu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">
            <text:p>9</text:p>
          </table:table-cell>
          <table:table-cell office:value-type="string">
            <text:p>/* Report includes all those entries from fas.ledger of bank payment and shows</text:p>
          </table:table-cell>
          <table:table-cell table:number-columns-repeated="1016"/>
        </table:table-row>
        <table:table-row table:style-name="ro1">
          <table:table-cell office:value-type="string">
            <text:p>sms_repor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9">
            <text:p>9</text:p>
          </table:table-cell>
          <table:table-cell office:value-type="string">
            <text:p>/* Report includes all those entries from fas.ledger of bank payment and shows</text:p>
          </table:table-cell>
          <table:table-cell table:number-columns-repeated="1016"/>
        </table:table-row>
        <table:table-row table:style-name="ro1">
          <table:table-cell office:value-type="string">
            <text:p>sms_repor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25">
            <text:p>225</text:p>
          </table:table-cell>
          <table:table-cell office:value-type="string">
            <text:p><text:s/>(SELECT SUM(DEBIT) FROM FAS.LEDGER LD1 '+</text:p>
          </table:table-cell>
          <table:table-cell table:number-columns-repeated="1016"/>
        </table:table-row>
        <table:table-row table:style-name="ro1">
          <table:table-cell office:value-type="string">
            <text:p>sms_repor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261">
            <text:p>261</text:p>
          </table:table-cell>
          <table:table-cell office:value-type="string">
            <text:p><text:s/>FROM FAS.LEDGER LD'+</text:p>
          </table:table-cell>
          <table:table-cell table:number-columns-repeated="1016"/>
        </table:table-row>
        <table:table-row table:style-name="ro1">
          <table:table-cell office:value-type="string">
            <text:p>WP_PaymentDetailRepor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76">
            <text:p>76</text:p>
          </table:table-cell>
          <table:table-cell office:value-type="string">
            <text:p><text:s/>INNER JOIN FAS.LEDGER ON (LEDGER.BILLNO=BILLMST.BILLNO AND LEDGER.DEBIT &gt; 0 AND LEDGER.TRNTYPE='BP') ' +</text:p>
          </table:table-cell>
          <table:table-cell table:number-columns-repeated="1016"/>
        </table:table-row>
        <table:table-row table:style-name="ro1">
          <table:table-cell office:value-type="string">
            <text:p>WP_PaymentDetailReport.java</text:p>
          </table:table-cell>
          <table:table-cell office:value-type="string">
            <text:p>LEDGER</text:p>
          </table:table-cell>
          <table:table-cell table:style-name="Default" table:number-columns-repeated="2"/>
          <table:table-cell/>
          <table:table-cell table:style-name="Default"/>
          <table:table-cell office:value-type="float" office:value="82">
            <text:p>82</text:p>
          </table:table-cell>
          <table:table-cell office:value-type="string">
            <text:p><text:s/>INNER JOIN FAS.LEDGER ON (LEDGER.BILLNO=BILLMST.BILLNO AND LEDGER.DEBIT &gt; 0 AND LEDGER.TRNTYPE='JV' AND LEDGER.JVTYPE = 'P')' +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018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_LOG</text:p>
          </table:table-cell>
          <table:table-cell table:number-columns-repeated="4"/>
          <table:table-cell office:value-type="float" office:value="3894">
            <text:p>3894</text:p>
          </table:table-cell>
          <table:table-cell office:value-type="string">
            <text:p>String SQLins = ' INSERT INTO LEDGER_LOG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_LOG</text:p>
          </table:table-cell>
          <table:table-cell table:number-columns-repeated="4"/>
          <table:table-cell office:value-type="float" office:value="3957">
            <text:p>3957</text:p>
          </table:table-cell>
          <table:table-cell office:value-type="string">
            <text:p>String SQLins = ' INSERT INTO LEDGER_LOG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_LOG</text:p>
          </table:table-cell>
          <table:table-cell table:number-columns-repeated="4"/>
          <table:table-cell office:value-type="float" office:value="2288">
            <text:p>2288</text:p>
          </table:table-cell>
          <table:table-cell office:value-type="string">
            <text:p>String SQLins = ' INSERT INTO LEDGER_LOG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_LOG</text:p>
          </table:table-cell>
          <table:table-cell table:number-columns-repeated="4"/>
          <table:table-cell office:value-type="float" office:value="2351">
            <text:p>2351</text:p>
          </table:table-cell>
          <table:table-cell office:value-type="string">
            <text:p>String SQLins = ' INSERT INTO LEDGER_LOG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_LOG</text:p>
          </table:table-cell>
          <table:table-cell table:number-columns-repeated="4"/>
          <table:table-cell office:value-type="float" office:value="4660">
            <text:p>4660</text:p>
          </table:table-cell>
          <table:table-cell office:value-type="string">
            <text:p>String SQLins = ' INSERT INTO LEDGER_LOG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_LOG</text:p>
          </table:table-cell>
          <table:table-cell table:number-columns-repeated="4"/>
          <table:table-cell office:value-type="float" office:value="4711">
            <text:p>4711</text:p>
          </table:table-cell>
          <table:table-cell office:value-type="string">
            <text:p>String SQLins = ' INSERT INTO LEDGER_LOG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_LOG</text:p>
          </table:table-cell>
          <table:table-cell table:number-columns-repeated="4"/>
          <table:table-cell office:value-type="float" office:value="2719">
            <text:p>2719</text:p>
          </table:table-cell>
          <table:table-cell office:value-type="string">
            <text:p>String SQLins = ' INSERT INTO LEDGER_LOG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_LOG</text:p>
          </table:table-cell>
          <table:table-cell table:number-columns-repeated="4"/>
          <table:table-cell office:value-type="float" office:value="2770">
            <text:p>2770</text:p>
          </table:table-cell>
          <table:table-cell office:value-type="string">
            <text:p>String SQLins = ' INSERT INTO LEDGER_LOG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405">
            <text:p>1405</text:p>
          </table:table-cell>
          <table:table-cell office:value-type="string">
            <text:p>sqlLinkVOU = ' SELECT MAX(SRNO) MAX FROM FAS.LINK_VOU 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736">
            <text:p>1736</text:p>
          </table:table-cell>
          <table:table-cell office:value-type="string">
            <text:p>PstmtInsLinkVOU = Conn1.prepareStatement(' INSERT INTO FAS.LINK_VOU VALUES(?,?) ')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592">
            <text:p>1592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275">
            <text:p>1275</text:p>
          </table:table-cell>
          <table:table-cell office:value-type="string">
            <text:p>String stmt13 = ' SELECT MAX(SRNO)+1 CNT FROM FAS.LINK_VOU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910">
            <text:p>1910</text:p>
          </table:table-cell>
          <table:table-cell office:value-type="string">
            <text:p>stmt1='SELECT DISTINCT LV1.VOU VOU FROM FAS.LINK_VOU LV '+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912">
            <text:p>1912</text:p>
          </table:table-cell>
          <table:table-cell office:value-type="string">
            <text:p>INNER JOIN FAS.LINK_VOU LV1 ON (LV1.SRNO=LV.SRNO) '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953">
            <text:p>953</text:p>
          </table:table-cell>
          <table:table-cell office:value-type="string">
            <text:p><text:s/>from fas.link_vou lv1 ' 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956">
            <text:p>956</text:p>
          </table:table-cell>
          <table:table-cell office:value-type="string">
            <text:p><text:s/>from fas.LINK_VOU lv2 ' +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string">
            <text:p>iner_query.append('left join fas.LINK_VOU lv on (lv.vou = l.vou)');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201">
            <text:p>1201</text:p>
          </table:table-cell>
          <table:table-cell office:value-type="string">
            <text:p>iner_query.append('left join fas.LINK_VOU lv1 on (lv1.srno = lv.srno and lv1.vou != lv.vou)')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28334">
            <text:p>28334</text:p>
          </table:table-cell>
          <table:table-cell office:value-type="string">
            <text:p>/* INSERT INTO FAS.LINK_VOU ( VOU, SRNO ) VALUES ( v_vou, TO_NUMBER(max_srno) ); */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28384">
            <text:p>28384</text:p>
          </table:table-cell>
          <table:table-cell office:value-type="string">
            <text:p>/* INSERT INTO FAS.LINK_VOU (VOU,SRNO) VALUES (v_vou,TO_NUMBER(max_srno)); */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28482">
            <text:p>28482</text:p>
          </table:table-cell>
          <table:table-cell office:value-type="string">
            <text:p>/* INSERT INTO FAS.LINK_VOU (VOU,SRNO) VALUES (v_vou,TO_NUMBER(max_srno)); */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28536">
            <text:p>28536</text:p>
          </table:table-cell>
          <table:table-cell office:value-type="string">
            <text:p>/* INSERT INTO FAS.LINK_VOU values(v_vou,TO_NUMBER(max_srno)); */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28545">
            <text:p>28545</text:p>
          </table:table-cell>
          <table:table-cell office:value-type="string">
            <text:p>/* INSERT INTO FAS.LINK_VOU values(v_vou,TO_NUMBER(max_srno)); */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29403">
            <text:p>129403</text:p>
          </table:table-cell>
          <table:table-cell office:value-type="string">
            <text:p>left join fas.LINK_VOU lv on (lv.vou = trn.vou)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129404">
            <text:p>129404</text:p>
          </table:table-cell>
          <table:table-cell office:value-type="string">
            <text:p>left join fas.LINK_VOU lv1 on (lv1.srno = lv.srno and lv1.vou != lv.vou)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4151">
            <text:p>4151</text:p>
          </table:table-cell>
          <table:table-cell office:value-type="string">
            <text:p>sqlLinkVOU=' SELECT MAX(SRNO) MAX FROM FAS.LINK_VOU 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4164">
            <text:p>4164</text:p>
          </table:table-cell>
          <table:table-cell office:value-type="string">
            <text:p>PstmtInsLinkVOU = Conn1.prepareStatement(' INSERT INTO FAS.LINK_VOU VALUES(?,?) ')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4931">
            <text:p>4931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2921">
            <text:p>2921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3665">
            <text:p>3665</text:p>
          </table:table-cell>
          <table:table-cell office:value-type="string">
            <text:p>Pstmt = Conn.prepareStatement('INSERT INTO LINK_VOU VALUES(?,?)')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4548">
            <text:p>4548</text:p>
          </table:table-cell>
          <table:table-cell office:value-type="string">
            <text:p>String SQLins='INSERT INTO LINK_VOU VALUES(?,?)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INK_VOU</text:p>
          </table:table-cell>
          <table:table-cell table:number-columns-repeated="4"/>
          <table:table-cell office:value-type="float" office:value="2607">
            <text:p>2607</text:p>
          </table:table-cell>
          <table:table-cell office:value-type="string">
            <text:p>String SQLins='INSERT INTO LINK_VOU VALUES(?,?)';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770">
            <text:p>770</text:p>
          </table:table-cell>
          <table:table-cell office:value-type="string">
            <text:p>selSeq= ' INSERT INTO FAS.LOG_FILE_GEN ' +</text:p>
          </table:table-cell>
          <table:table-cell table:number-columns-repeated="1016"/>
        </table:table-row>
        <table:table-row table:style-name="ro1">
          <table:table-cell office:value-type="string">
            <text:p>bill_payutility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1316">
            <text:p>1316</text:p>
          </table:table-cell>
          <table:table-cell office:value-type="string">
            <text:p>selSeq = ' INSERT INTO FAS.LOG_FILE_GEN ' +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246">
            <text:p>246</text:p>
          </table:table-cell>
          <table:table-cell office:value-type="string">
            <text:p>FROM FAS.LOG_FILE_GEN ' +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311">
            <text:p>311</text:p>
          </table:table-cell>
          <table:table-cell office:value-type="string">
            <text:p>FROM FAS.LOG_FILE_GEN ' +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350">
            <text:p>350</text:p>
          </table:table-cell>
          <table:table-cell office:value-type="string">
            <text:p>SQL1='UPDATE FAS.LOG_FILE_GEN SET STATUS='Cancelled' where FILENO=? ';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string">
            <text:p><text:s/>FROM LOG_FILE_GEN LG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<text:s/>FROM LOG_FILE_GEN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260">
            <text:p>260</text:p>
          </table:table-cell>
          <table:table-cell office:value-type="string">
            <text:p>SQL1 = 'UPDATE LOG_FILE_GEN SET STATUS='Cancelled',REMARK = :remark,USERNAME = :username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OG_FILE_GEN</text:p>
          </table:table-cell>
          <table:table-cell table:number-columns-repeated="4"/>
          <table:table-cell office:value-type="float" office:value="280">
            <text:p>280</text:p>
          </table:table-cell>
          <table:table-cell office:value-type="string">
            <text:p>SQLQuery = 'SELECT FILENAME, PAY_TYPE FROM LOG_FILE_GEN WHERE FILENO= :fileno ';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OG_IMP_ENET</text:p>
          </table:table-cell>
          <table:table-cell table:number-columns-repeated="4"/>
          <table:table-cell office:value-type="float" office:value="370">
            <text:p>370</text:p>
          </table:table-cell>
          <table:table-cell office:value-type="string">
            <text:p>String SQL3='SELECT COUNT(*) CNT1 FROM FAS.LOG_IMP_ENET F ' +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OG_IMP_ENET</text:p>
          </table:table-cell>
          <table:table-cell table:number-columns-repeated="4"/>
          <table:table-cell office:value-type="float" office:value="374">
            <text:p>374</text:p>
          </table:table-cell>
          <table:table-cell office:value-type="string">
            <text:p>AND ENTDATE=(SELECT MAX(ENTDATE) FROM FAS.LOG_IMP_ENET WHERE FILENO=F.FILENO) ';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OG_IMP_ENET</text:p>
          </table:table-cell>
          <table:table-cell table:number-columns-repeated="4"/>
          <table:table-cell office:value-type="float" office:value="43">
            <text:p>43</text:p>
          </table:table-cell>
          <table:table-cell office:value-type="string">
            <text:p><text:s/>SELECT FILENO FROM LOG_IMP_ENET F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OG_IMP_ENET</text:p>
          </table:table-cell>
          <table:table-cell table:number-columns-repeated="4"/>
          <table:table-cell office:value-type="float" office:value="46">
            <text:p>46</text:p>
          </table:table-cell>
          <table:table-cell office:value-type="string">
            <text:p><text:s/>AND F.ENTDATE=(SELECT MAX(ENTDATE) FROM FAS.LOG_IMP_ENET WHERE FILENO=F.FILENO)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OG_IMP_ENET</text:p>
          </table:table-cell>
          <table:table-cell table:number-columns-repeated="4"/>
          <table:table-cell office:value-type="float" office:value="267">
            <text:p>267</text:p>
          </table:table-cell>
          <table:table-cell office:value-type="string">
            <text:p>SQL3 = ' SELECT COUNT(*) CNT1 FROM LOG_IMP_ENET F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OG_IMP_ENET</text:p>
          </table:table-cell>
          <table:table-cell table:number-columns-repeated="4"/>
          <table:table-cell office:value-type="float" office:value="270">
            <text:p>270</text:p>
          </table:table-cell>
          <table:table-cell office:value-type="string">
            <text:p>AND ENTDATE=(SELECT MAX(ENTDATE) FROM FAS.LOG_IMP_ENET WHERE FILENO=F.FILENO) 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1387">
            <text:p>1387</text:p>
          </table:table-cell>
          <table:table-cell office:value-type="string">
            <text:p>Sql_Insert_Log = ' INSERT INTO FAS.LOG_MASTER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28286">
            <text:p>28286</text:p>
          </table:table-cell>
          <table:table-cell office:value-type="string">
            <text:p>/* INSERT INTO FAS.LOG_MASTER ( TABLENAME,MST_CODE,ACTION,USERNAME,ENTDATE,ACTION_BY )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28336">
            <text:p>28336</text:p>
          </table:table-cell>
          <table:table-cell office:value-type="string">
            <text:p>/* INSERT INTO FAS.LOG_MASTER ( TABLENAME, MST_CODE, ACTION, USERNAME, ENTDATE, ACTION_BY )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28387">
            <text:p>28387</text:p>
          </table:table-cell>
          <table:table-cell office:value-type="string">
            <text:p>/* INSERT INTO FAS.LOG_MASTER ( TABLENAME,MST_CODE,ACTION,USERNAME,ENTDATE,ACTION_BY )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28484">
            <text:p>28484</text:p>
          </table:table-cell>
          <table:table-cell office:value-type="string">
            <text:p>/* INSERT INTO FAS.LOG_MASTER ( TABLENAME,MST_CODE,ACTION,USERNAME,ENTDATE,ACTION_BY )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28538">
            <text:p>28538</text:p>
          </table:table-cell>
          <table:table-cell office:value-type="string">
            <text:p>/* INSERT INTO FAS.LOG_MASTER ( TABLENAME,MST_CODE,ACTION,USERNAME,ENTDATE,ACTION_BY )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28547">
            <text:p>28547</text:p>
          </table:table-cell>
          <table:table-cell office:value-type="string">
            <text:p>/* INSERT INTO FAS.LOG_MASTER ( TABLENAME,MST_CODE,ACTION,USERNAME,ENTDATE,ACTION_BY )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129383">
            <text:p>129383</text:p>
          </table:table-cell>
          <table:table-cell office:value-type="string">
            <text:p>EXECUTE IMMEDIATE 'SELECT ENTDATE FROM FAS.LOG_MASTER WHERE ACTION=''ADD'' AND TABLENAME=''LEDGER'' AND MST_CODE=:1 AND ROWNUM = 1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OG_MASTER</text:p>
          </table:table-cell>
          <table:table-cell table:number-columns-repeated="4"/>
          <table:table-cell office:value-type="float" office:value="129385">
            <text:p>129385</text:p>
          </table:table-cell>
          <table:table-cell office:value-type="string">
            <text:p>EXCEPTION --NO DATA FOUND FOR GIVEN VOUCHER IN FAS.LOG_MASTER TABLE.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MEET_LEDGER_MAP</text:p>
          </table:table-cell>
          <table:table-cell table:number-columns-repeated="4"/>
          <table:table-cell office:value-type="float" office:value="367">
            <text:p>367</text:p>
          </table:table-cell>
          <table:table-cell office:value-type="string">
            <text:p>sql = 'DELETE FROM FAS.MEET_LEDGER_MAP WHERE MAP_VOU=:vou '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DataManager.java</text:p>
          </table:table-cell>
          <table:table-cell office:value-type="string">
            <text:p>MEET_LEDGER_MAP</text:p>
          </table:table-cell>
          <table:table-cell table:number-columns-repeated="4"/>
          <table:table-cell office:value-type="float" office:value="416">
            <text:p>416</text:p>
          </table:table-cell>
          <table:table-cell office:value-type="string">
            <text:p>sql = 'INSERT INTO FAS.MEET_LEDGER_MAP (MAP_VOU,MEET_CODE,AMC_REPRESENTATIVE,MEET_DATE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MEETING_MAST</text:p>
          </table:table-cell>
          <table:table-cell table:number-columns-repeated="4"/>
          <table:table-cell office:value-type="float" office:value="322">
            <text:p>322</text:p>
          </table:table-cell>
          <table:table-cell office:value-type="string">
            <text:p><text:s/>left join FAS.MEETING_MAST MM ON (MM.SRNO = TR.MEET_CODE AND TR.MEET_CODE!='NONE'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MEETING_MAST</text:p>
          </table:table-cell>
          <table:table-cell table:number-columns-repeated="4"/>
          <table:table-cell office:value-type="float" office:value="434">
            <text:p>434</text:p>
          </table:table-cell>
          <table:table-cell office:value-type="string">
            <text:p>+' left join FAS.MEETING_MAST MM ON (MM.SRNO = TR.MEET_CODE AND TR.MEET_CODE!='NONE') '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MEETING_MAST</text:p>
          </table:table-cell>
          <table:table-cell table:number-columns-repeated="4"/>
          <table:table-cell office:value-type="float" office:value="13319">
            <text:p>13319</text:p>
          </table:table-cell>
          <table:table-cell office:value-type="string">
            <text:p>String sql='SELECT SRNO,MEET_NAME FROM FAS.MEETING_MAST ORDER BY SRNO ';</text:p>
          </table:table-cell>
          <table:table-cell table:number-columns-repeated="1016"/>
        </table:table-row>
        <table:table-row table:style-name="ro1">
          <table:table-cell office:value-type="string">
            <text:p>comboFuntions.java</text:p>
          </table:table-cell>
          <table:table-cell office:value-type="string">
            <text:p>MEETING_MAST</text:p>
          </table:table-cell>
          <table:table-cell table:number-columns-repeated="4"/>
          <table:table-cell office:value-type="float" office:value="608">
            <text:p>608</text:p>
          </table:table-cell>
          <table:table-cell office:value-type="string">
            <text:p>SQLselect='SELECT SRNO,MEET_NAME FROM FAS.MEETING_MAST ORDER BY SRNO 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MEETING_MAST</text:p>
          </table:table-cell>
          <table:table-cell table:number-columns-repeated="4"/>
          <table:table-cell office:value-type="float" office:value="138">
            <text:p>138</text:p>
          </table:table-cell>
          <table:table-cell office:value-type="string">
            <text:p>String sql='SELECT SRNO,MEET_NAME FROM FAS.MEETING_MAST ORDER BY SRNO ';</text:p>
          </table:table-cell>
          <table:table-cell table:number-columns-repeated="1016"/>
        </table:table-row>
        <table:table-row table:style-name="ro1">
          <table:table-cell office:value-type="string">
            <text:p>Bill_Process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39">
            <text:p>939</text:p>
          </table:table-cell>
          <table:table-cell office:value-type="string">
            <text:p>/* stmt1='select partyname from fas.partymast where partycode=''+partycode+'' ';</text:p>
          </table:table-cell>
          <table:table-cell table:number-columns-repeated="1016"/>
        </table:table-row>
        <table:table-row table:style-name="ro1">
          <table:table-cell office:value-type="string">
            <text:p>Bill_Process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46">
            <text:p>946</text:p>
          </table:table-cell>
          <table:table-cell office:value-type="string">
            <text:p>stmt1= ' select partyname from fas.partymast where partycode=''+partycode+'' '+</text:p>
          </table:table-cell>
          <table:table-cell table:number-columns-repeated="1016"/>
        </table:table-row>
        <table:table-row table:style-name="ro1">
          <table:table-cell office:value-type="string">
            <text:p>Bill_Process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11">
            <text:p>1211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6"/>
        </table:table-row>
        <table:table-row table:style-name="ro1">
          <table:table-cell office:value-type="string">
            <text:p>Bill_Process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547">
            <text:p>1547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69">
            <text:p>1269</text:p>
          </table:table-cell>
          <table:table-cell office:value-type="string">
            <text:p>/* stmt1='select partyname from fas.partymast where partycode=''+partycode+'' ';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76">
            <text:p>1276</text:p>
          </table:table-cell>
          <table:table-cell office:value-type="string">
            <text:p>stmt1 = ' select partyname from fas.partymast where partycode='' + partycode + '' ' +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572">
            <text:p>1572</text:p>
          </table:table-cell>
          <table:table-cell office:value-type="string">
            <text:p>stmt1 = 'select partyname from fas.partymast where partycode='' + partycode + '' ' +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942">
            <text:p>1942</text:p>
          </table:table-cell>
          <table:table-cell office:value-type="string">
            <text:p>stmt1 = 'select partyname from fas.partymast where partycode= ? ' +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04">
            <text:p>300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6"/>
        </table:table-row>
        <table:table-row table:style-name="ro1">
          <table:table-cell office:value-type="string">
            <text:p>bill_save_auto_RA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51">
            <text:p>3051</text:p>
          </table:table-cell>
          <table:table-cell office:value-type="string">
            <text:p><text:s/>FROM PARTYMAST ' +</text:p>
          </table:table-cell>
          <table:table-cell table:number-columns-repeated="1016"/>
        </table:table-row>
        <table:table-row table:style-name="ro1">
          <table:table-cell office:value-type="string">
            <text:p>bill_TR_NJP_Menu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589">
            <text:p>2589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Bill_TR_NJP_Preview_ENROLL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959">
            <text:p>1959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Bill_TR_NJP_Preview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101">
            <text:p>210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bill_UF_NJP_prin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819">
            <text:p>1819</text:p>
          </table:table-cell>
          <table:table-cell office:value-type="string">
            <text:p>StrSql=' SELECT partyname FROM PARTYMAST WHERE CATCODE='BAN' and partycode=''+bankcode+'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brokchequ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709">
            <text:p>2709</text:p>
          </table:table-cell>
          <table:table-cell office:value-type="string">
            <text:p>stmt1 +=' INNER JOIN FAS.PARTYMAST PM1 ON(PM1.PARTYCODE=BROK_CHQ_TRN.REC_HEAD) ';</text:p>
          </table:table-cell>
          <table:table-cell table:number-columns-repeated="1016"/>
        </table:table-row>
        <table:table-row table:style-name="ro1">
          <table:table-cell office:value-type="string">
            <text:p>brokchequ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710">
            <text:p>2710</text:p>
          </table:table-cell>
          <table:table-cell office:value-type="string">
            <text:p>stmt1 +=' INNER JOIN FAS.PARTYMAST PM2 ON(PM2.PARTYCODE=BROK_CHQ_TRN.INC_HEAD) ';</text:p>
          </table:table-cell>
          <table:table-cell table:number-columns-repeated="1016"/>
        </table:table-row>
        <table:table-row table:style-name="ro1">
          <table:table-cell office:value-type="string">
            <text:p>brokchequ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712">
            <text:p>2712</text:p>
          </table:table-cell>
          <table:table-cell office:value-type="string">
            <text:p>stmt1 +=' INNER JOIN FAS.PARTYMAST PM4 ON(PM4.PARTYCODE=BROK_CHQ_MAST.BANKCODE) ';</text:p>
          </table:table-cell>
          <table:table-cell table:number-columns-repeated="1016"/>
        </table:table-row>
        <table:table-row table:style-name="ro1">
          <table:table-cell office:value-type="string">
            <text:p>brokchequ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713">
            <text:p>2713</text:p>
          </table:table-cell>
          <table:table-cell office:value-type="string">
            <text:p>stmt1 +=' LEFT JOIN FAS.PARTYMAST PM3 ON(PM3.PARTYCODE=BROK_CHQ_TRN.TDS_HEAD) ';</text:p>
          </table:table-cell>
          <table:table-cell table:number-columns-repeated="1016"/>
        </table:table-row>
        <table:table-row table:style-name="ro1">
          <table:table-cell office:value-type="string">
            <text:p>brokchequ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003">
            <text:p>9003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52">
            <text:p>52</text:p>
          </table:table-cell>
          <table:table-cell office:value-type="string">
            <text:p><text:s/>INNER JOIN FAS.PARTYMAST PM ON (PM.PARTYCODE =HM.PARTYCODE_RECEIVABLE AND FIRMCODE=:firmCodeJV)'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string">
            <text:p><text:s/>INNER JOIN FAS.PARTYMAST PM ON (PM.PARTYCODE =HM.PARTYCODE_INCOME AND FIRMCODE=:firmCodeJV)'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76">
            <text:p>76</text:p>
          </table:table-cell>
          <table:table-cell office:value-type="string">
            <text:p><text:s/>INNER JOIN FAS.PARTYMAST PM ON (PM.PARTYCODE =HM.PARTYCODE_ST_NOTDUE AND FIRMCODE=:firmCodeJV)'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88">
            <text:p>88</text:p>
          </table:table-cell>
          <table:table-cell office:value-type="string">
            <text:p><text:s/>INNER JOIN FAS.PARTYMAST PM ON (PM.PARTYCODE =HM.PARTYCODE_ST_PAY AND FIRMCODE=:firmCodeJV)'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9">
            <text:p>99</text:p>
          </table:table-cell>
          <table:table-cell office:value-type="string">
            <text:p><text:s/>INNER JOIN FAS.PARTYMAST PM ON (PM.PARTYCODE =HM.PARTYCODE_TDS AND FIRMCODE=:firmCodeJV)'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60">
            <text:p>160</text:p>
          </table:table-cell>
          <table:table-cell office:value-type="string">
            <text:p>LEFT JOIN FAS.PARTYMAST PM1 ON(PM1.PARTYCODE=BCM.BANKCODE and PM1.FIRMCODE=BCM.FIRM_BR) '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61">
            <text:p>161</text:p>
          </table:table-cell>
          <table:table-cell office:value-type="string">
            <text:p>LEFT JOIN FAS.PARTYMAST PM2 ON(PM2.PARTYCODE=BCM.PARTYCODE_SUSPENSE and PM2.FIRMCODE=BCM.FIRM_BR) '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53">
            <text:p>253</text:p>
          </table:table-cell>
          <table:table-cell office:value-type="string">
            <text:p>String select = 'SELECT PARTYNAME FROM FAS.PARTYMAST WHERE PARTYCODE =:partycode and FIRMCODE =:firmcode';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86">
            <text:p>286</text:p>
          </table:table-cell>
          <table:table-cell office:value-type="string">
            <text:p><text:s/>left JOIN FAS.PARTYMAST PM ON (PM.PARTYCODE = MST.PARTYCODE_SUSPENSE AND PM.FIRMCODE = MST.FIRM_BR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87">
            <text:p>287</text:p>
          </table:table-cell>
          <table:table-cell office:value-type="string">
            <text:p><text:s/>left JOIN FAS.PARTYMAST PM1 ON (PM1.PARTYCODE = MST.BANKCODE AND PM1.FIRMCODE = MST.FIRM_BR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17">
            <text:p>317</text:p>
          </table:table-cell>
          <table:table-cell office:value-type="string">
            <text:p><text:s/>left join FAS.PARTYMAST PM1 ON (PM1.PARTYCODE=TR.REC_HEAD and PM1.FIRMCODE = TR.FIRM_JV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18">
            <text:p>318</text:p>
          </table:table-cell>
          <table:table-cell office:value-type="string">
            <text:p><text:s/>left join FAS.PARTYMAST PM2 ON (PM2.PARTYCODE=TR.INC_HEAD and PM2.FIRMCODE = TR.FIRM_JV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19">
            <text:p>319</text:p>
          </table:table-cell>
          <table:table-cell office:value-type="string">
            <text:p><text:s/>left join FAS.PARTYMAST PM3 ON (PM3.PARTYCODE=TR.PARTYCODE_ST_NOTDUE and PM3.FIRMCODE = TR.FIRM_JV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20">
            <text:p>320</text:p>
          </table:table-cell>
          <table:table-cell office:value-type="string">
            <text:p><text:s/>left join FAS.PARTYMAST PM4 ON (PM4.PARTYCODE=TR.PARTYCODE_ST_PAY and PM4.FIRMCODE = TR.FIRM_JV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21">
            <text:p>321</text:p>
          </table:table-cell>
          <table:table-cell office:value-type="string">
            <text:p><text:s/>left join FAS.PARTYMAST PM5 ON (PM5.PARTYCODE=TR.TDS_HEAD and PM5.FIRMCODE = TR.FIRM_JV)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28">
            <text:p>428</text:p>
          </table:table-cell>
          <table:table-cell office:value-type="string">
            <text:p>+' INNER join FAS.PARTYMAST PM1 ON (PM1.PARTYCODE=TR.REC_HEAD and PM1.FIRMCODE = TR.FIRM_JV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29">
            <text:p>429</text:p>
          </table:table-cell>
          <table:table-cell office:value-type="string">
            <text:p>+' INNER join FAS.PARTYMAST PM2 ON (PM2.PARTYCODE=TR.INC_HEAD and PM2.FIRMCODE = TR.FIRM_JV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31">
            <text:p>431</text:p>
          </table:table-cell>
          <table:table-cell office:value-type="string">
            <text:p>+' left join FAS.PARTYMAST PM3 ON (PM3.PARTYCODE=HM.PARTYCODE_ST_NOTDUE and PM3.FIRMCODE = TR.FIRM_JV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32">
            <text:p>432</text:p>
          </table:table-cell>
          <table:table-cell office:value-type="string">
            <text:p>+' left join FAS.PARTYMAST PM4 ON (PM4.PARTYCODE=HM.PARTYCODE_ST_PAY and PM4.FIRMCODE = TR.FIRM_JV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33">
            <text:p>433</text:p>
          </table:table-cell>
          <table:table-cell office:value-type="string">
            <text:p>+' left join FAS.PARTYMAST PM5 ON (PM5.PARTYCODE=HM.PARTYCODE_TDS and PM5.FIRMCODE = TR.FIRM_JV) '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43">
            <text:p>443</text:p>
          </table:table-cell>
          <table:table-cell office:value-type="string">
            <text:p>strSelect2 += ' INNER JOIN FAS.PARTYMAST PM1 ON(PM1.PARTYCODE=BROK_CHQ_TRN.REC_HEAD AND PM1.FIRMCODE=BROK_CHQ_TRN.FIRM_JV) '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46">
            <text:p>446</text:p>
          </table:table-cell>
          <table:table-cell office:value-type="string">
            <text:p>strSelect2 += ' INNER JOIN FAS.PARTYMAST PM1 ON(PM1.PARTYCODE=BROK_CHQ_TRN.REC_HEAD AND PM1.FIRMCODE=BROK_CHQ_MAST.FIRM_BR) '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50">
            <text:p>450</text:p>
          </table:table-cell>
          <table:table-cell office:value-type="string">
            <text:p>strSelect2 += ' LEFT JOIN FAS.PARTYMAST PM2 ON(PM2.PARTYCODE=BROK_CHQ_TRN.INC_HEAD AND PM2.FIRMCODE=BROK_CHQ_TRN.FIRM_JV) '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53">
            <text:p>453</text:p>
          </table:table-cell>
          <table:table-cell office:value-type="string">
            <text:p>strSelect2 += ' LEFT JOIN FAS.PARTYMAST PM2 ON(PM2.PARTYCODE=BROK_CHQ_TRN.INC_HEAD AND PM2.FIRMCODE=BROK_CHQ_MAST.FIRM_BR) '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59">
            <text:p>459</text:p>
          </table:table-cell>
          <table:table-cell office:value-type="string">
            <text:p>strSelect2 += ' INNER JOIN FAS.PARTYMAST PM4 ON(PM4.PARTYCODE=BROK_CHQ_MAST.BANKCODE AND PM4.FIRMCODE=BROK_CHQ_MAST.FIRM_BR) '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63">
            <text:p>463</text:p>
          </table:table-cell>
          <table:table-cell office:value-type="string">
            <text:p>strSelect2 += ' LEFT JOIN FAS.PARTYMAST PM3 ON(PM3.PARTYCODE=BROK_CHQ_TRN.TDS_HEAD AND PM3.FIRMCODE=BROK_CHQ_TRN.FIRM_JV) '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66">
            <text:p>466</text:p>
          </table:table-cell>
          <table:table-cell office:value-type="string">
            <text:p>strSelect2 += ' LEFT JOIN FAS.PARTYMAST PM3 ON(PM3.PARTYCODE=BROK_CHQ_TRN.TDS_HEAD AND PM3.FIRMCODE=BROK_CHQ_MAST.FIRM_BR) '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71">
            <text:p>471</text:p>
          </table:table-cell>
          <table:table-cell office:value-type="string">
            <text:p>strSelect2 +=' LEFT JOIN FAS.PARTYMAST STND ON(BROK_CHQ_TRN.PARTYCODE_ST_NOTDUE=STND.PARTYCODE AND STND.FIRMCODE=BROK_CHQ_TRN.FIRM_JV) '+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72">
            <text:p>472</text:p>
          </table:table-cell>
          <table:table-cell office:value-type="string">
            <text:p><text:s/>LEFT JOIN FAS.PARTYMAST STP ON(BROK_CHQ_TRN.PARTYCODE_ST_PAY=STP.PARTYCODE AND STP.FIRMCODE=BROK_CHQ_TRN.FIRM_JV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46">
            <text:p>3046</text:p>
          </table:table-cell>
          <table:table-cell office:value-type="string">
            <text:p>stmt1 +=' INNER JOIN FAS.PARTYMAST PM1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48">
            <text:p>3048</text:p>
          </table:table-cell>
          <table:table-cell office:value-type="string">
            <text:p>stmt1 +=' INNER JOIN FAS.PARTYMAST PM2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52">
            <text:p>3052</text:p>
          </table:table-cell>
          <table:table-cell office:value-type="string">
            <text:p>stmt1 +=' INNER JOIN FAS.PARTYMAST PM4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54">
            <text:p>3054</text:p>
          </table:table-cell>
          <table:table-cell office:value-type="string">
            <text:p>stmt1 +=' LEFT JOIN FAS.PARTYMAST PM3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86">
            <text:p>3086</text:p>
          </table:table-cell>
          <table:table-cell office:value-type="string">
            <text:p>stmt1 += ' INNER JOIN FAS.PARTYMAST PM1 ' +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90">
            <text:p>3090</text:p>
          </table:table-cell>
          <table:table-cell office:value-type="string">
            <text:p>stmt1 += ' INNER JOIN FAS.PARTYMAST PM2 ' +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98">
            <text:p>3098</text:p>
          </table:table-cell>
          <table:table-cell office:value-type="string">
            <text:p>stmt1 += ' INNER JOIN FAS.PARTYMAST PM4 ' +</text:p>
          </table:table-cell>
          <table:table-cell table:number-columns-repeated="1016"/>
        </table:table-row>
        <table:table-row table:style-name="ro1">
          <table:table-cell office:value-type="string">
            <text:p>brokchequeutility_JV_Edi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102">
            <text:p>3102</text:p>
          </table:table-cell>
          <table:table-cell office:value-type="string">
            <text:p>stmt1 += ' LEFT JOIN FAS.PARTYMAST PM3 ' +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484">
            <text:p>3484</text:p>
          </table:table-cell>
          <table:table-cell office:value-type="string">
            <text:p>stmt1 +=' INNER JOIN FAS.PARTYMAST PM1 ON(PM1.PARTYCODE=BROK_CHQ_TRN.REC_HEAD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485">
            <text:p>3485</text:p>
          </table:table-cell>
          <table:table-cell office:value-type="string">
            <text:p>stmt1 +=' INNER JOIN FAS.PARTYMAST PM2 ON(PM2.PARTYCODE=BROK_CHQ_TRN.INC_HEAD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487">
            <text:p>3487</text:p>
          </table:table-cell>
          <table:table-cell office:value-type="string">
            <text:p>stmt1 +=' INNER JOIN FAS.PARTYMAST PM4 ON(PM4.PARTYCODE=BROK_CHQ_MAST.BANKCODE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488">
            <text:p>3488</text:p>
          </table:table-cell>
          <table:table-cell office:value-type="string">
            <text:p>stmt1 +=' LEFT JOIN FAS.PARTYMAST PM3 ON(PM3.PARTYCODE=BROK_CHQ_TRN.TDS_HEAD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504">
            <text:p>3504</text:p>
          </table:table-cell>
          <table:table-cell office:value-type="string">
            <text:p>stmt1 +=' INNER JOIN FAS.PARTYMAST PM1 ON(PM1.PARTYCODE=BROK_CHQ_TRN.REC_HEAD AND PM1.FIRMCODE=''+firmcode+''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506">
            <text:p>3506</text:p>
          </table:table-cell>
          <table:table-cell office:value-type="string">
            <text:p>stmt1 +=' LEFT JOIN FAS.PARTYMAST PM2 ON(PM2.PARTYCODE=BROK_CHQ_TRN.INC_HEAD AND PM2.FIRMCODE=''+firmcode+'' 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510">
            <text:p>3510</text:p>
          </table:table-cell>
          <table:table-cell office:value-type="string">
            <text:p>stmt1 +=' INNER JOIN FAS.PARTYMAST PM4 ON(PM4.PARTYCODE=BROK_CHQ_MAST.BANKCODE AND PM4.FIRMCODE=''+firmcode+''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512">
            <text:p>3512</text:p>
          </table:table-cell>
          <table:table-cell office:value-type="string">
            <text:p>stmt1 +=' LEFT JOIN FAS.PARTYMAST PM3 ON(PM3.PARTYCODE=BROK_CHQ_TRN.TDS_HEAD AND PM3.FIRMCODE=''+firmcode+'' )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3396">
            <text:p>13396</text:p>
          </table:table-cell>
          <table:table-cell office:value-type="string">
            <text:p>String SQLselect=' SELECT partycode,partyname FROM FAS.PARTYMAST WHERE CATCODE='BAN' AND FAS.PARTYMAST.FIRMCODE='FA080809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brokchequeutility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3470">
            <text:p>1347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56">
            <text:p>256</text:p>
          </table:table-cell>
          <table:table-cell office:value-type="string">
            <text:p>sql = 'SELECT count(*) cnt FROM FAS.PARTYMAST WHERE FIRMCODE=:firmcode AND PARTYCODE IN ( SELECT * FROM THE( SELECT STR2TBL(:partycode) FROM DUAL )) AND IS_ACC_DISPLAY !='Y' ';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26">
            <text:p>326</text:p>
          </table:table-cell>
          <table:table-cell office:value-type="string">
            <text:p>+ 'INNER JOIN FAS.PARTYMAST PM ON (PM.PARTYCODE=LD.PARTYCODE AND PM.FIRMCODE=:firmcode) '</text:p>
          </table:table-cell>
          <table:table-cell table:number-columns-repeated="1016"/>
        </table:table-row>
        <table:table-row table:style-name="ro1">
          <table:table-cell office:value-type="string">
            <text:p>BrokChqAuthorization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24">
            <text:p>224</text:p>
          </table:table-cell>
          <table:table-cell office:value-type="string">
            <text:p>+ 'INNER JOIN FAS.PARTYMAST PM ON (PM.PARTYCODE=LD.PARTYCODE AND PM.FIRMCODE=:firmcode) '</text:p>
          </table:table-cell>
          <table:table-cell table:number-columns-repeated="1016"/>
        </table:table-row>
        <table:table-row table:style-name="ro1">
          <table:table-cell office:value-type="string">
            <text:p>BrokChqAuthorizationData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33">
            <text:p>333</text:p>
          </table:table-cell>
          <table:table-cell office:value-type="string">
            <text:p>sql = 'SELECT count(*) cnt FROM FAS.PARTYMAST WHERE FIRMCODE=:firmcode AND PARTYCODE IN ( SELECT * FROM THE( SELECT STR2TBL(:partycode) FROM DUAL )) AND IS_ACC_DISPLAY !='Y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695">
            <text:p>695</text:p>
          </table:table-cell>
          <table:table-cell office:value-type="string">
            <text:p>stmt1 += ' INNER JOIN FAS.PARTYMAST PM ON (PM.PARTYCODE=LD.PARTYCODE AND PM.FIRMCODE=''+firmcode+'')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019">
            <text:p>1019</text:p>
          </table:table-cell>
          <table:table-cell office:value-type="string">
            <text:p>stmt1 += ' INNER JOIN FAS.PARTYMAST PM ON (PM.PARTYCODE=LD.PARTYCODE)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074">
            <text:p>1074</text:p>
          </table:table-cell>
          <table:table-cell office:value-type="string">
            <text:p>String str = ' Select PARTYNAME FROM FAS.PARTYMAST WHERE PARTYCODE=? AND PARTYMAST.FIRMCODE=''+firmcode+'' ';</text:p>
          </table:table-cell>
          <table:table-cell table:number-columns-repeated="1016"/>
        </table:table-row>
        <table:table-row table:style-name="ro1">
          <table:table-cell office:value-type="string">
            <text:p>brokchqreceipt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5390">
            <text:p>5390</text:p>
          </table:table-cell>
          <table:table-cell office:value-type="string">
            <text:p><text:s/>INNER JOIN FAS.PARTYMAST PM1 ON(PM1.PARTYCODE=BROK_CHQ_TRN.REC_HEAD)'+</text:p>
          </table:table-cell>
          <table:table-cell table:number-columns-repeated="1016"/>
        </table:table-row>
        <table:table-row table:style-name="ro1">
          <table:table-cell office:value-type="string">
            <text:p>brokchqreceipt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5391">
            <text:p>5391</text:p>
          </table:table-cell>
          <table:table-cell office:value-type="string">
            <text:p><text:s/>INNER JOIN FAS.PARTYMAST PM2 ON(PM2.PARTYCODE=BROK_CHQ_TRN.INC_HEAD)'+</text:p>
          </table:table-cell>
          <table:table-cell table:number-columns-repeated="1016"/>
        </table:table-row>
        <table:table-row table:style-name="ro1">
          <table:table-cell office:value-type="string">
            <text:p>brokchqreceipt_JV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862">
            <text:p>9862</text:p>
          </table:table-cell>
          <table:table-cell office:value-type="string">
            <text:p>String SQLselect=' SELECT partycode,partyname FROM FAS.PARTYMAST WHERE CATCODE='BAN' AND FAS.PARTYMAST.FIRMCODE=''+firmcode+'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78">
            <text:p>278</text:p>
          </table:table-cell>
          <table:table-cell office:value-type="string">
            <text:p><text:s/>INNER JOIN FAS.PARTYMAST PM1 ON(PM1.PARTYCODE=BROK_CHQ_TRN.REC_HEAD)' 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280">
            <text:p>280</text:p>
          </table:table-cell>
          <table:table-cell office:value-type="string">
            <text:p><text:s/>LEFT JOIN FAS.PARTYMAST PM3 ON(PM3.PARTYCODE=BROK_CHQ_TRN.TDS_HEAD)' 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709">
            <text:p>709</text:p>
          </table:table-cell>
          <table:table-cell office:value-type="string">
            <text:p><text:s/>INNER JOIN FAS.PARTYMAST PM1 ON(PM1.PARTYCODE=BROK_CHQ_TRN.REC_HEAD)' 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711">
            <text:p>711</text:p>
          </table:table-cell>
          <table:table-cell office:value-type="string">
            <text:p><text:s/>LEFT JOIN FAS.PARTYMAST PM3 ON(PM3.PARTYCODE=BROK_CHQ_TRN.TDS_HEAD)' 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066">
            <text:p>1066</text:p>
          </table:table-cell>
          <table:table-cell office:value-type="string">
            <text:p>INNER JOIN FAS.PARTYMAST PM1 ON(PM1.PARTYCODE=BROK_CHQ_TRN.REC_HEAD)' 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067">
            <text:p>1067</text:p>
          </table:table-cell>
          <table:table-cell office:value-type="string">
            <text:p>INNER JOIN FAS.PARTYMAST PM2 ON(PM2.PARTYCODE=BROK_CHQ_TRN.INC_HEAD)' 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069">
            <text:p>1069</text:p>
          </table:table-cell>
          <table:table-cell office:value-type="string">
            <text:p>LEFT JOIN FAS.PARTYMAST PM3 ON(PM3.PARTYCODE=BROK_CHQ_TRN.TDS_HEAD)' +</text:p>
          </table:table-cell>
          <table:table-cell table:number-columns-repeated="1016"/>
        </table:table-row>
        <table:table-row table:style-name="ro1">
          <table:table-cell office:value-type="string">
            <text:p>comboFunctions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84">
            <text:p>1284</text:p>
          </table:table-cell>
          <table:table-cell office:value-type="string">
            <text:p>String SQLselect = ' SELECT partycode,partyname FROM PARTYMAST WHERE CATCODE='BAN' ' +</text:p>
          </table:table-cell>
          <table:table-cell table:number-columns-repeated="1016"/>
        </table:table-row>
        <table:table-row table:style-name="ro1">
          <table:table-cell office:value-type="string">
            <text:p>comboFunctions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337">
            <text:p>1337</text:p>
          </table:table-cell>
          <table:table-cell office:value-type="string">
            <text:p><text:s/>FROM PARTYMAST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0664">
            <text:p>10664</text:p>
          </table:table-cell>
          <table:table-cell office:value-type="string">
            <text:p>String SQLselect='SELECT PARTYCODE,PARTYNAME FROM PARTYMAST WHERE PARTYCODE IN ('T0201') AND FIRMCODE = 'FA090809'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0700">
            <text:p>10700</text:p>
          </table:table-cell>
          <table:table-cell office:value-type="string">
            <text:p>String SQLselect='SELECT PARTYCODE,PARTYNAME FROM PARTYMAST WHERE PARTYCODE IN ('T0201') AND FIRMCODE = 'FA090809'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string">
            <text:p>String SQLselect=' SELECT partycode,partyname FROM FAS.PARTYMAST WHERE CATCODE='BAN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function_brokchq_util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String SQLselect=' SELECT partycode,partyname FROM FAS.PARTYMAST WHERE CATCODE='BAN' '+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5">
            <text:p>305</text:p>
          </table:table-cell>
          <table:table-cell office:value-type="string">
            <text:p>+ ' inner join FAS.PARTYMAST pm on (pm.PARTYCODE = dtl.PARTYCODE_SUSPENSE and pm.FIRMCODE = frm.FIRMCODE) '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06">
            <text:p>306</text:p>
          </table:table-cell>
          <table:table-cell office:value-type="string">
            <text:p>+ ' inner join FAS.PARTYMAST pm1 on (pm1.PARTYCODE = dtlbnk.PARTYCODE_BANK and pm1.FIRMCODE = frm.FIRMCODE)'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68">
            <text:p>368</text:p>
          </table:table-cell>
          <table:table-cell office:value-type="string">
            <text:p>+ ' INNER JOIN FAS.PARTYMAST PTM ON (HM.PARTYCODE_RECEIVABLE= PTM.PARTYCODE AND PTM.FIRMCODE=FRM.FIRMCODE)'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69">
            <text:p>369</text:p>
          </table:table-cell>
          <table:table-cell office:value-type="string">
            <text:p>+ ' INNER JOIN FAS.PARTYMAST PTM1 ON (HM.PARTYCODE_INCOME= PTM1.PARTYCODE AND PTM1.FIRMCODE=FRM.FIRMCODE)'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70">
            <text:p>370</text:p>
          </table:table-cell>
          <table:table-cell office:value-type="string">
            <text:p>+ ' left JOIN FAS.PARTYMAST PTM2 ON (HM.PARTYCODE_TDS= PTM2.PARTYCODE AND PTM2.FIRMCODE=FRM.FIRMCODE)'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71">
            <text:p>371</text:p>
          </table:table-cell>
          <table:table-cell office:value-type="string">
            <text:p>+ ' left JOIN FAS.PARTYMAST PTM3 ON (HM.PARTYCODE_ST_NOTDUE= PTM3.PARTYCODE AND PTM3.FIRMCODE=FRM.FIRMCODE)'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372">
            <text:p>372</text:p>
          </table:table-cell>
          <table:table-cell office:value-type="string">
            <text:p>+ ' left JOIN FAS.PARTYMAST PTM4 ON (HM.PARTYCODE_ST_PAY= PTM4.PARTYCODE AND PTM4.FIRMCODE=FRM.FIRMCODE) '</text:p>
          </table:table-cell>
          <table:table-cell table:number-columns-repeated="1016"/>
        </table:table-row>
        <table:table-row table:style-name="ro1">
          <table:table-cell office:value-type="string">
            <text:p>MastServle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286">
            <text:p>4286</text:p>
          </table:table-cell>
          <table:table-cell office:value-type="string">
            <text:p>FROM PARTYMAST ' +</text:p>
          </table:table-cell>
          <table:table-cell table:number-columns-repeated="1016"/>
        </table:table-row>
        <table:table-row table:style-name="ro1">
          <table:table-cell office:value-type="string">
            <text:p>MastServle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334">
            <text:p>4334</text:p>
          </table:table-cell>
          <table:table-cell office:value-type="string">
            <text:p><text:s/>FROM PARTYMAST ' +</text:p>
          </table:table-cell>
          <table:table-cell table:number-columns-repeated="1016"/>
        </table:table-row>
        <table:table-row table:style-name="ro1">
          <table:table-cell office:value-type="string">
            <text:p>MastServle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541">
            <text:p>4541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MastServle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4576">
            <text:p>4576</text:p>
          </table:table-cell>
          <table:table-cell office:value-type="string">
            <text:p>String SQLselect=' SELECT partycode,partyname FROM PARTYMAST WHERE CATCODE='BAN' '+</text:p>
          </table:table-cell>
          <table:table-cell table:number-columns-repeated="1016"/>
        </table:table-row>
        <table:table-row table:style-name="ro1">
          <table:table-cell office:value-type="string">
            <text:p>print_tr_bill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94">
            <text:p>1294</text:p>
          </table:table-cell>
          <table:table-cell office:value-type="string">
            <text:p>String SQLselect=' SELECT partycode,partyname FROM PARTYMAST WHERE CATCODE='BAN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print_trbill_njtest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99">
            <text:p>999</text:p>
          </table:table-cell>
          <table:table-cell office:value-type="string">
            <text:p>StrSql=' SELECT partyname FROM FAS.PARTYMAST WHERE CATCODE='BAN' and partycode=''+bankcode+'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print_trbill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459">
            <text:p>1459</text:p>
          </table:table-cell>
          <table:table-cell office:value-type="string">
            <text:p>StrSql=' SELECT partyname FROM FAS.PARTYMAST WHERE CATCODE='BAN' and partycode=''+bankcode+'' ORDER BY PARTYNAME ';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759">
            <text:p>759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54">
            <text:p>954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64">
            <text:p>964</text:p>
          </table:table-cell>
          <table:table-cell office:value-type="string">
            <text:p>stmt1=' SELECT partycode,partyname FROM FAS.PARTYMAST WHERE CATCODE='BAN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05">
            <text:p>1205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_pro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27">
            <text:p>1227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750">
            <text:p>750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759">
            <text:p>759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53">
            <text:p>953</text:p>
          </table:table-cell>
          <table:table-cell office:value-type="string">
            <text:p>stmt1='select partyname from fas.partymast where partycode=''+partycode+'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962">
            <text:p>962</text:p>
          </table:table-cell>
          <table:table-cell office:value-type="string">
            <text:p>stmt1='SELECT partycode,partyname FROM FAS.PARTYMAST WHERE CATCODE='BAN'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11">
            <text:p>1211</text:p>
          </table:table-cell>
          <table:table-cell office:value-type="string">
            <text:p>stmt1='select partyname from fas.partymast where partycode= ? '+</text:p>
          </table:table-cell>
          <table:table-cell table:number-columns-repeated="1016"/>
        </table:table-row>
        <table:table-row table:style-name="ro1">
          <table:table-cell office:value-type="string">
            <text:p>Process_TR_Bill_NJP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33">
            <text:p>1233</text:p>
          </table:table-cell>
          <table:table-cell office:value-type="string">
            <text:p>stmt1='SELECT partycode,partyname FROM FAS.PARTYMAST WHERE CATCODE='BAN' AND partycode=''+bankcode+'' '+</text:p>
          </table:table-cell>
          <table:table-cell table:number-columns-repeated="1016"/>
        </table:table-row>
        <table:table-row table:style-name="ro1">
          <table:table-cell office:value-type="string">
            <text:p>WA_Bill_Entry_PartnerModel.java</text:p>
          </table:table-cell>
          <table:table-cell office:value-type="string">
            <text:p>PARTYMAST</text:p>
          </table:table-cell>
          <table:table-cell table:number-columns-repeated="4"/>
          <table:table-cell office:value-type="float" office:value="123">
            <text:p>123</text:p>
          </table:table-cell>
          <table:table-cell office:value-type="string">
            <text:p>String SQLselect=' SELECT COUNT(*) FROM PARTYMAST PM ' +</text:p>
          </table:table-cell>
          <table:table-cell table:number-columns-repeated="1016"/>
        </table:table-row>
        <table:table-row table:style-name="ro1">
          <table:table-cell office:value-type="string">
            <text:p>SendSMS.java</text:p>
          </table:table-cell>
          <table:table-cell office:value-type="string">
            <text:p>SMSMASTER</text:p>
          </table:table-cell>
          <table:table-cell table:number-columns-repeated="4"/>
          <table:table-cell office:value-type="float" office:value="368">
            <text:p>368</text:p>
          </table:table-cell>
          <table:table-cell office:value-type="string">
            <text:p>Pstmt3 = Conn.prepareStatement('delete from SMSMASTER ');</text:p>
          </table:table-cell>
          <table:table-cell table:number-columns-repeated="1016"/>
        </table:table-row>
        <table:table-row table:style-name="ro1">
          <table:table-cell office:value-type="string">
            <text:p>SendSMS.java</text:p>
          </table:table-cell>
          <table:table-cell office:value-type="string">
            <text:p>SMSMASTER</text:p>
          </table:table-cell>
          <table:table-cell table:number-columns-repeated="4"/>
          <table:table-cell office:value-type="float" office:value="403">
            <text:p>403</text:p>
          </table:table-cell>
          <table:table-cell office:value-type="string">
            <text:p>Pstmt3 = Conn.prepareStatement('insert into SMSMASTER (ID,NAME,MOBILE,CENTRE,TYPE,CATCODE) values(''+sBrcode+'',''+rs.getString('NAME')+'',''+ mobileno +'',''+rs.getString('REGNAME')+'',''+rs.getString('GRPTYPE')+'',''+rs.getString('CATCODE')+'') ');</text:p>
          </table:table-cell>
          <table:table-cell table:number-columns-repeated="1016"/>
        </table:table-row>
        <table:table-row table:style-name="ro1">
          <table:table-cell office:value-type="string">
            <text:p>SendSMS.java</text:p>
          </table:table-cell>
          <table:table-cell office:value-type="string">
            <text:p>SMSTRXN</text:p>
          </table:table-cell>
          <table:table-cell table:number-columns-repeated="4"/>
          <table:table-cell office:value-type="float" office:value="364">
            <text:p>364</text:p>
          </table:table-cell>
          <table:table-cell office:value-type="string">
            <text:p>Pstmt3 = Conn.prepareStatement('delete from SMSTRXN ');</text:p>
          </table:table-cell>
          <table:table-cell table:number-columns-repeated="1016"/>
        </table:table-row>
        <table:table-row table:style-name="ro1">
          <table:table-cell office:value-type="string">
            <text:p>SendSMS.java</text:p>
          </table:table-cell>
          <table:table-cell office:value-type="string">
            <text:p>SMSTRXN</text:p>
          </table:table-cell>
          <table:table-cell table:number-columns-repeated="4"/>
          <table:table-cell office:value-type="float" office:value="559">
            <text:p>559</text:p>
          </table:table-cell>
          <table:table-cell office:value-type="string">
            <text:p>Pstmt3 = Conn.prepareStatement('insert into SMSTRXN (ID,BANKNAME,AMOUNT,MONTH,BRTYPE,FROMDATE,TODATE) values(''+sBrcode+'',''+sBankname+'',''+Float.parseFloat(nf.format(totamt-renewalamt-iPrintshopAmt-iLivewireAmt))+'',''+sMonth+'-'+sYear+'',''+sType+'',''+ sFromdate +'',''+ sTodate +'') ');</text:p>
          </table:table-cell>
          <table:table-cell table:number-columns-repeated="1016"/>
        </table:table-row>
        <table:table-row table:style-name="ro1">
          <table:table-cell office:value-type="string">
            <text:p>SendSMS.java</text:p>
          </table:table-cell>
          <table:table-cell office:value-type="string">
            <text:p>SMSTRXN</text:p>
          </table:table-cell>
          <table:table-cell table:number-columns-repeated="4"/>
          <table:table-cell office:value-type="float" office:value="562">
            <text:p>562</text:p>
          </table:table-cell>
          <table:table-cell office:value-type="string">
            <text:p>Pstmt3 = Conn.prepareStatement('insert into SMSTRXN (ID,AMOUNT) values(''+sBrcode+'',''+Float.parseFloat(nf.format(totamt-renewalamt-iPrintshopAmt-iLivewireAmt))+'') ')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2243">
            <text:p>2243</text:p>
          </table:table-cell>
          <table:table-cell office:value-type="string">
            <text:p>stmt += ' BROK_CHQ_TRN.SUBTYPE=BROK_SUB_HEAD_MAST.SUBTYPE AND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2254">
            <text:p>2254</text:p>
          </table:table-cell>
          <table:table-cell office:value-type="string">
            <text:p>subtype = rs.getString('SUBTYPE')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957">
            <text:p>957</text:p>
          </table:table-cell>
          <table:table-cell office:value-type="string">
            <text:p><text:s/>where exists(SELECT VOU FROM MFUND.BROK_CHQ_TRN WHERE SRNO=' + req.getParameter('srno') + ' AND TDS&gt;0 AND SUBTYPE ' + inclause1 + ' and MFUND.BROK_CHQ_TRN.vou=lv2.vou) ' +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964">
            <text:p>964</text:p>
          </table:table-cell>
          <table:table-cell office:value-type="string">
            <text:p><text:s/>WHERE SRNO=' + req.getParameter('srno') + ' AND TDS&gt;0 AND SUBTYPE ' + inclause1 + ' ' +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24507">
            <text:p>24507</text:p>
          </table:table-cell>
          <table:table-cell office:value-type="string">
            <text:p>AND NAVSCH.SCHSUBTYPE LIKE subtype__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129876">
            <text:p>129876</text:p>
          </table:table-cell>
          <table:table-cell office:value-type="string">
            <text:p>/* check for transaction type If it is PIP,IPO,SWI,TIN then find subtype of that transaction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130370">
            <text:p>130370</text:p>
          </table:table-cell>
          <table:table-cell office:value-type="string">
            <text:p>/* check for transaction type If it is PIP,IPO,SWI,TIN then find subtype of that transaction</text:p>
          </table:table-cell>
          <table:table-cell table:number-columns-repeated="1016"/>
        </table:table-row>
        <table:table-row table:style-name="ro1">
          <table:table-cell office:value-type="string">
            <text:p>function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1370">
            <text:p>1370</text:p>
          </table:table-cell>
          <table:table-cell office:value-type="string">
            <text:p>SQLselect =' SELECT SUBDESC FROM SCHSUBTYPE WHERE SCHSUBTYPE='' + subtype + ''';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181">
            <text:p>181</text:p>
          </table:table-cell>
          <table:table-cell office:value-type="string">
            <text:p>String selectSql = ' SELECT SUB_TYPE AS SUBTYPE, DESCRIPTION, ACTIVE FROM MFUND.CHQ_ENT_SUB_TYPE_MST WHERE PROC_ID = :procId ORDER BY SUBTYPE ';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213">
            <text:p>213</text:p>
          </table:table-cell>
          <table:table-cell office:value-type="string">
            <text:p>+ 'left join CHQ_ENT_SUB_TYPE_MST subtype on (subtype.SUB_TYPE_ID = dtl.SUB_TYPE_ID ) '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413">
            <text:p>413</text:p>
          </table:table-cell>
          <table:table-cell office:value-type="string">
            <text:p>sqlSelect = ' select count(*) as count from mfund.BROK_CHQ_TRN trn inner join mfund.CHQ_ENT_SUB_TYPE_MST mst on (trn.SUBTYPE = mst.SUB_TYPE) ' +</text:p>
          </table:table-cell>
          <table:table-cell table:number-columns-repeated="1016"/>
        </table:table-row>
        <table:table-row table:style-name="ro1">
          <table:table-cell office:value-type="string">
            <text:p>HeadMasterManager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426">
            <text:p>426</text:p>
          </table:table-cell>
          <table:table-cell office:value-type="string">
            <text:p>String select = ' SELECT DISTINCT SUBTYPE from BROK_CHQ_TRN TRN '</text:p>
          </table:table-cell>
          <table:table-cell table:number-columns-repeated="1016"/>
        </table:table-row>
        <table:table-row table:style-name="ro1">
          <table:table-cell office:value-type="string">
            <text:p>tr_Brok_Summ.java</text:p>
          </table:table-cell>
          <table:table-cell office:value-type="string">
            <text:p>SUBTYPE</text:p>
          </table:table-cell>
          <table:table-cell table:number-columns-repeated="4"/>
          <table:table-cell office:value-type="float" office:value="98">
            <text:p>98</text:p>
          </table:table-cell>
          <table:table-cell office:value-type="string">
            <text:p>String fsubtype = '', tsubtype = '', subtype = '';</text:p>
          </table:table-cell>
          <table:table-cell table:number-columns-repeated="1016"/>
        </table:table-row>
        <table:table-row table:style-name="ro1">
          <table:table-cell office:value-type="string">
            <text:p>passwd.java</text:p>
          </table:table-cell>
          <table:table-cell office:value-type="string">
            <text:p>USR</text:p>
          </table:table-cell>
          <table:table-cell table:number-columns-repeated="4"/>
          <table:table-cell office:value-type="float" office:value="109">
            <text:p>109</text:p>
          </table:table-cell>
          <table:table-cell office:value-type="string">
            <text:p>stmt = ' SELECT COUNT(*) FROM USR ';</text:p>
          </table:table-cell>
          <table:table-cell table:number-columns-repeated="1016"/>
        </table:table-row>
        <table:table-row table:style-name="ro1">
          <table:table-cell office:value-type="string">
            <text:p>passwd.java</text:p>
          </table:table-cell>
          <table:table-cell office:value-type="string">
            <text:p>USR</text:p>
          </table:table-cell>
          <table:table-cell table:number-columns-repeated="4"/>
          <table:table-cell office:value-type="float" office:value="124">
            <text:p>124</text:p>
          </table:table-cell>
          <table:table-cell office:value-type="string">
            <text:p>stmt = ' UPDATE USR ';</text:p>
          </table:table-cell>
          <table:table-cell table:number-columns-repeated="1016"/>
        </table:table-row>
        <table:table-row table:style-name="ro1" table:number-rows-repeated="10479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ies" table:style-name="ta1" table:print="false">
        <table:table-column table:style-name="co8" table:number-columns-repeated="7" table:default-cell-style-name="Default"/>
        <table:table-row table:style-name="ro1">
          <table:table-cell table:style-name="ce5" office:value-type="string">
            <text:p>BANKREC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l = 'SELECT NVL(PASS,'N') PASS,TO_CHAR(CLRDATE,'DD/MM/YYYY') CLEARDATE FROM FAS.BANKREC WHERE VOU=:vou '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ing SQLsel='select to_char(CLRDATE,'dd/mm/yyyy') CLRDATE from BANKREC where VOU=? and PASS='Y''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LECT NVL(SUM(NVL(AMOUNT,0)),0) SUM_BR,COUNT(*) CNTB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4"/>FROM BANKREC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4"/>WHERE VOU IN 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SELECT VOU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FROM 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WHERE FILENO = :file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AND TRNTYPE=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AND PAY_MODE IS NULL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AND PRODTYPE=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AND CREDIT != 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17"/>)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4"/>AND PASS='N'";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" office:value-type="string">
            <text:p>CATEGORY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ring SQLselect=" SELECT PARTYCODE,PARTYNAME FROM FAS.PARTYMAST,FAS.CATEGORY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QLselect +=" WHERE FAS.PARTYMAST.CATCODE = FAS.CATEGORY.CATCODE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//SQLselect +=" AND substr(partyname,0,6)='TDS ON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QLselect +=" AND <text:s/>substr(partyname,0,7) LIKE 'TDS REC%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(!cattype.equalsIgnoreCase("X")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QLselect +=" AND CATEGORY.CATTYPE != '" + cattype + "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QLselect +=" ORDER BY PARTYNAME "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ing SQLselect=" SELECT PARTYCODE,PARTYNAME FROM FAS.PARTYMAST,FAS.CATEGORY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QLselect +=" WHERE FAS.PARTYMAST.CATCODE = FAS.CATEGORY.CATCOD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1"/>" AND PARTYMAST.FIRMCODE= '"+firmcode+"'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1"/>" AND CATEGORY.FIRMCODE= '"+firmcode+"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//SQLselect +=" AND substr(partyname,0,6)='TDS ON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QLselect +=" AND <text:s/>substr(partyname,0,7) LIKE 'TDS REC%' ";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(!cattype.equalsIgnoreCase("X")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QLselect +=" AND CATEGORY.CATTYPE != '" + cattype + "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QLselect +=" ORDER BY PARTYNAME ";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" office:value-type="string">
            <text:p>FIRM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l = 'SELECT count(*) cnt FROM FAS.FIRM WHERE IS_LOCKED !=0 AND FIRMCODE IN ( SELECT * FROM THE( SELECT STR2TBL(:firmcode) FROM DUAL )) '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Select2 += " FROM MFUND.BROK_CHQ_TRN ";</text:p>
          </table:table-cell>
          <table:table-cell table:number-columns-repeated="5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<text:s text:c="8"/>strSelect2 += " INNER JOIN MFUND.BROK_CHQ_MAST ON(BROK_CHQ_MAST.SRNO=BROK_CHQ_TRN.SRNO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//strSelect2 += " INNER JOIN MFUND.COMPANY ON(BROK_CHQ_MAST.CCODE=COMPANY.CCODE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3"/>if(!entry_type.equals("BR")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 (entryTypeCode.equals("JV")) 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trSelect2 += " INNER JOIN FAS.PARTYMAST PM1 ON(PM1.PARTYCODE=BROK_CHQ_TRN.REC_HEAD AND PM1.FIRMCODE=BROK_CHQ_TRN.FIRM_JV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else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trSelect2 += " INNER JOIN FAS.PARTYMAST PM1 ON(PM1.PARTYCODE=BROK_CHQ_TRN.REC_HEAD AND PM1.FIRMCODE=BROK_CHQ_MAST.FIRM_BR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 (!entryTypeCode.equals("BR")) 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if (entryTypeCode.equals("JV")) 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strSelect2 += " LEFT JOIN FAS.PARTYMAST PM2 ON(PM2.PARTYCODE=BROK_CHQ_TRN.INC_HEAD AND PM2.FIRMCODE=BROK_CHQ_TRN.FIRM_JV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else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strSelect2 += " LEFT JOIN FAS.PARTYMAST PM2 ON(PM2.PARTYCODE=BROK_CHQ_TRN.INC_HEAD AND PM2.FIRMCODE=BROK_CHQ_MAST.FIRM_BR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//strSelect2 += " INNER JOIN MFUND.BROK_SUB_HEAD_MAST ON(BROK_SUB_HEAD_MAST.SUBTYPE=BROK_CHQ_TRN.SUBTYPE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/////////////////////////////////////////Modified By Nirav Joshi at 28/05/2008/////////////////////////////////////////////////////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 (!entryTypeCode.equals("JV")) 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trSelect2 += " INNER JOIN FAS.PARTYMAST PM4 ON(PM4.PARTYCODE=BROK_CHQ_MAST.BANKCODE AND PM4.FIRMCODE=BROK_CHQ_MAST.FIRM_BR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/////////////////////////////////////////Ended By Nirav Joshi at 28/05/2008/////////////////////////////////////////////////////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 (entryTypeCode.equals("JV")) 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trSelect2 += " LEFT JOIN FAS.PARTYMAST PM3 ON(PM3.PARTYCODE=BROK_CHQ_TRN.TDS_HEAD AND PM3.FIRMCODE=BROK_CHQ_TRN.FIRM_JV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else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trSelect2 += " LEFT JOIN FAS.PARTYMAST PM3 ON(PM3.PARTYCODE=BROK_CHQ_TRN.TDS_HEAD AND PM3.FIRMCODE=BROK_CHQ_MAST.FIRM_BR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trSelect2 +=" INNER JOIN FAS.FIRM FRM ON(FRM.FIRMCODE=BROK_CHQ_TRN.FIRM_JV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(!entryTypeCode.equalsIgnoreCase("JV") &amp;&amp; stType.equalsIgnoreCase("EXCLUSIVE"))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trSelect2 +=" LEFT JOIN FAS.PARTYMAST STND ON(BROK_CHQ_TRN.PARTYCODE_ST_NOTDUE=STND.PARTYCODE AND STND.FIRMCODE=BROK_CHQ_TRN.FIRM_JV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LEFT JOIN FAS.PARTYMAST STP ON(BROK_CHQ_TRN.PARTYCODE_ST_PAY=STP.PARTYCODE AND STP.FIRMCODE=BROK_CHQ_TRN.FIRM_JV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trSelect2 += " WHERE BROK_CHQ_TRN.SRNO=:srno ORDER BY TYPE,FIRM_JV,REC_HEAD,INC_HEAD,TDS_HEAD,SUBTYPE ";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FIRM COMBO</text:p>
          </table:table-cell>
          <table:table-cell office:value-type="string">
            <text:p>SQLselect = "SELECT FIRMCODE,FIRMNAME FROM FAS.FIRM"+get_Db_link(req)+" FR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" INNER JOIN CHQ_ENT_HEAD_MASTER HM ON (FR.FIRMCODE=HM.FIRMCODE_JV)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WHERE <text:s/>HM.PROC_ID=:procId AND HM.TYPE_ID=:typeId <text:s/>ORDER BY FR.FIRMNAME"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<text:s text:c="8"/>} else 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SQLselect = "SELECT FIRMCODE,FIRMNAME FROM FAS.FIRM"+get_Db_link(req)+" FR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INNER JOIN CHQ_ENT_HEAD_MASTER HM ON (FR.FIRMCODE=HM.FIRMCODE_JV)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 WHERE <text:s/>HM.PROC_ID=:procId AND HM.TYPE_ID=:typeId AND <text:s/>FR.IS_LOCKED=0 ORDER BY FR.FIRMNAME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5" office:value-type="string">
            <text:p>LINK_VO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LECT DISTINCT LV1.VOU VOU FROM FAS.LINK_VOU LV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INNER JOIN FAS.LEDGER LD ON (LD.VOU=LV.VOU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INNER JOIN FAS.LINK_VOU LV1 ON (LV1.SRNO=LV.SRNO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WHERE LV.VOU=? AND LV1.VOU != ? ";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select lv1.vou VOU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26"/>from fas.link_vou lv1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26"/>where exists (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2"/>select sr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2"/>from fas.LINK_VOU <text:s/>lv2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2"/>where exists(SELECT VOU FROM MFUND.BROK_CHQ_TRN WHERE SRNO=" + req.getParameter("srno") + " AND TDS&gt;0 AND SUBTYPE " + inclause1 + " and MFUND.BROK_CHQ_TRN.vou=lv2.vou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2"/>and lv2.srno = lv1.srno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0"/>)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25"/>and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25"/>not exists(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38"/>SELECT VOU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38"/>FROM MFUND.BROK_CHQ_TRN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38"/>WHERE SRNO=" + req.getParameter("srno") + " AND TDS&gt;0 AND SUBTYPE " + inclause1 + "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38"/>and MFUND.BROK_CHQ_TRN.vou=lv1.vou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34"/>)"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iner_query.append(" select l.vou,l.debit,bt.type,bt.srno,l.desc1,bt.tds,l1.debit ltds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from mfund.BROK_CHQ_TRN bt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inner join fas.LEDGER l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7"/>" <text:s text:c="5"/>on (bt.vou = l.vou)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inner join mfund.BROK_CHQ_MAST bm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7"/>" <text:s text:c="5"/>on (bm.srno = bt.srno)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left join fas.LINK_VOU lv on (lv.vou = l.vou)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left join fas.LINK_VOU lv1 on (lv1.srno = lv.srno and <text:s/>lv1.vou != lv.vou)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<text:s/>left join fas.LEDGER l1 on (lv1.vou = l1.vou )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where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f(!ccode.equalsIgnoreCase("NONE")) <text:s text:c="2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3"/>iner_query.append(" bm.ccode='"+ccode+"' and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<text:s/>l.debit&lt;&gt;0 and (l1.DEBIT &lt;&gt;0 or l1.debit is null)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and bt.fas_fromdate between to_date('"+frm_Date+"','dd/mm/yyyy') and to_date('"+to_Date+"','dd/mm/yyyy')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and bt.fas_todate between to_date('"+frm_Date+"','dd/mm/yyyy') and to_date('"+to_Date+"','dd/mm/yyyy')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and l.TRNTYPE='JV'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group by l.debit,l.vou,bt.type,bt.srno,l.desc1,bt.tds,l1.debit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iner_query.append(" order by bt.type desc");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 office:value-type="string">
            <text:p>LEDGER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>
            <text:p>BrokCheqJVReportDataManager(get pending jv report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LECT COUNT(SRNO) AS CNT, MST.SRNO, L.VOU, TRN.TYPE, L.DEBIT AS JVAMT, L1.DEBIT AS TDSAMT, SUM(L.DEBIT) as TOTJVAMT, SUM(L1.DEBIT) as TOTTDSAMT, L.DESC1 ,cmp." + map.get("COM_NAME_COL") + " AS CNAME,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grouping(L.VOU) AS GRPDSC, TO_CHAR(TRN.FAS_FROMDATE,'DD/MM/YYYY') AS FAS_FROMDATE, TO_CHAR(TRN.FAS_TODATE,'DD/MM/YYYY') AS FAS_TODATE, MST.ST_TYPE <text:s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FROM <text:s/>MFUND.BROK_CHQ_VOU_DET DET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MFUND.BROK_CHQ_MAST MST ON (TRN.SRNO = MST.SRNO) 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>
            <text:p>SELECT <text:s/>MST.SRNO AS JVSRNO, TRN.TYPE AS TYPE, C." + map.get("COMPANY_CODE_COL") + " AS CCODE, C." + map.get("COM_NAME_COL") + " AS CNAME, <text:s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SUM(L.DEBIT) AS TOTJVAMT, nvl(SUM(L1.DEBIT),0) AS TOTTDSAMT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FROM <text:s/>MFUND.BROK_CHQ_VOU_DET DET <text:s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MFUND.BROK_CHQ_MAST MST ON (TRN.SRNO = MST.SRNO)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" + map.get("COMPANY_MASTER") + cf.get_Db_link(req, map.get("DBSERVER"), map.get("CONN")) + " C ON (MST.CCODE=C." + map.get("COMPANY_CODE_COL") + ") "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>
            <text:p>SELECT NVL(SUM(NVL(CREDIT,0)),0) SUM_CH_L,COUNT(*) CNTC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3"/>FROM 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3"/>WHERE BILLNO IN 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SELECT BILL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FROM MFUND.LOG_BILL_SAVE " + get_Db_link(request, "MFUND") + "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23"/>WHERE FILENO = :file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19"/>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" <text:s text:c="3"/>AND <text:s/>ACCODE = 'C0218' AND TRNTYPE='JV' "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>
            <text:p>sql = "SELECT LD.CH_NO CHNO,sum(LD.DEBIT) DEBIT,MIN(LD.FROMDATE) FROMDATE,MAX(LD.TODATE) TODATE,TO_CHAR(MAX(LD.TRDATE),'dd/mm/yyyy') TRDATE " <text:s text:c="14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 <text:s text:c="2"/>FROM FAS.LEDGER LD " <text:s text:c="19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 <text:s text:c="2"/>WHERE DEBIT &gt; 0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(entryType.equalsIgnoreCase("Only JV")){ <text:s text:c="12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ql += " AND TDSTYPE='N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1"/>sql += " <text:s text:c="2"/>AND VOU IN ( SELECT * FROM THE( SELECT STR2TBL (:vou) FROM DUAL )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 <text:s text:c="2"/>GROUP BY LD.CH_NO ";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>
            <text:p>SELECT DISTINCT LD.VOU VOU,LD.CH_NO CHNO,LD.DEBIT DEBIT,TO_CHAR(LD.TRDATE,'dd/mm/yyyy') TRDATE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FROM FAS.LEDGER LD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INNER JOIN MFUND.PRODUCT_MST" + objcomboFunctions.get_Db_link(req, "oracle", "MFUND") + " ON (PRODUCT_MST.PRODTYPE = LD.PRODTYPE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INNER JOIN FAS.PARTYMAST PM ON (PM.PARTYCODE=LD.PARTYCODE AND PM.FIRMCODE=:firmcode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WHERE LD.PARTYCODE =:suscode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if (proc_type.equalsIgnoreCase("MF")) 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ql += "AND LD.CCODE =:ccode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8"/>sql += "AND UPPER (LD.CH_NO) = UPPER (:chq_no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AND ROUND(LD.DEBIT,2)=:amount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AND LD.ACCODE=:bankcode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AND LD.TRDATE = TO_DATE(:rec_date,'DD/MM/YYYY') ";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>
            <text:p>"SELECT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NVL(MFUND.REGION.REGNAME,' ') CENTRE,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LD.BRCODE,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MFUND.GRPMST.CATCODE CATCODE,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NVL(OPTTYPE,'NONE') OPTTYPE,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CASE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MFUND.GRPMST.NJBRCODE IS NOT NULL THEN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1"/>MFUND.GRPMST.NJBRCODE || '-' || MFUND.GRPMST.NAM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ELSE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1"/>MFUND.GRPMST.NAM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END PARTNERNAME,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MFTRAN.ACCOUNT.NAME ACCOUNTNAME,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CAS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LD.BILLNO LIKE '%UF%' then 'Upfront'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LD.BILLNO LIKE '%TR%' then 'Trail'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LD.BILLNO LIKE '%AU%' then 'AM Upfront'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LD.BILLNO LIKE '%AT%' then 'AM Trail'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LD.BILLNO LIKE '%RP%' then 'RAP'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ELSE 'Value Pack' END BROKERAGETYPE,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LD.BILLNO,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LD.CH_NO,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LD.FILENO,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LD.DEBIT NETPAYABLEAMOUNT,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TO_CHAR(LD.TRDATE,'DD/MM/YYYY') PAIDDATE,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(SELECT SUM(DEBIT) FROM FAS.LEDGER LD1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6"/>WHERE LD1.TRDATE BETWEEN TO_DATE(?,'DD/MM/YYYY') AND TO_DATE(?,'DD/MM/YYYY'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7"/>AND LD1.TRNTYPE='BP' AND LD1.FIRMCODE=LD.FIRMCODE AND LD1.CH_NO=LD.CH_NO AND DEBIT != 0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7"/>AND LD1.FILENO=LD.FILENO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7"/>AND LD1.BRCODE=LD.BRCOD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) CHAMT")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<text:s text:c="13"/>if(reporttype.equalsIgnoreCase("sms")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3"/>sqlMain.append(" <text:s text:c="7"/>,CAS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TRIM(LD.CH_NO) = 'DC' then 'DC'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TRIM(LD.CH_NO) = 'Fund.Tranf' then 'NEFT'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ELSE 'DD' END PAYMENTTYPE,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NVL(MFUND.GRP_DETAIL.MOBILENO,'-') MOBILE <text:s/>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/*Commented by chetan Use of GRPMST.MOBILE removed as per request 11970*/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CAS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WHEN MFUND.GRP_DETAIL.MOBILENO IS NULL THEN MFUND.GRPMST.MOBILE " + <text:s text:c="4"/>///MFUND.GRPMST.MOB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ELSE MFUND.GRP_DETAIL.MOBILENO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END MOBILE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/*Commented by chetan ENDS*/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12"/>sqlMain.append(" <text:s text:c="7"/>,CAS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WHEN MFUND.DIRECT_CREDIT.NEFT = 'N' AND MFUND.DIRECT_CREDIT.DC = 'N' then 'DD'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WHEN MFUND.DIRECT_CREDIT.NEFT = 'Y' then 'NEFT'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ELSE 'DC' END PAYMENTTYP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,MFUND.GRPMST.MOBILE ");*/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/*if(reporttype.equalsIgnoreCase("sms")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3"/>sqlMain.append(" <text:s text:c="7"/>,CAS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TRIM(LD.CH_NO) = 'DC' then 'DC'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WHEN TRIM(LD.CH_NO) = 'Fund.Tranf' then 'NEFT'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ELSE 'DD' END PAYMENTTYP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,MFUND.GRPMST.MOBILE " 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12"/>sqlMain.append(" <text:s text:c="7"/>,CASE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WHEN MFUND.DIRECT_CREDIT.NEFT = 'N' AND MFUND.DIRECT_CREDIT.DC = 'N' then 'DD'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WHEN MFUND.DIRECT_CREDIT.NEFT = 'Y' then 'NEFT'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ELSE 'DC' END PAYMENTTYP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// <text:s text:c="27"/>" <text:s text:c="7"/>,MFUND.GRPMST.MOBILE "); <text:s/>*/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3"/>sqlMain.append("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FROM <text:s text:c="6"/>FAS.LEDGER LD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LEFT JOIN BILL_OPTION B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ON ( BO.BRCODE = LD.BRCODE)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INNER JOIN MFUND.GRPMST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ON <text:s/>(LD.BRCODE = MFUND.GRPMST.GRPCODE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INNER JOIN MFUND.REGION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ON <text:s/>(MFUND.GRPMST.CENTRECODE = MFUND.REGION.REGCODE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INNER JOIN MFUND.DIRECT_CREDIT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ON <text:s/>(MFUND.DIRECT_CREDIT.GRPCODE = MFUND.GRPMST.GRPCODE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INNER JOIN MFTRAN.ACCOUNT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ON <text:s/>(MFTRAN.ACCOUNT.ACCODE = MFUND.DIRECT_CREDIT.ACCODE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INNER JOIN MFUND.GRP_DETAIL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7"/>ON (MFUND.GRPMST.GRPCODE = MFUND.GRP_DETAIL.GRPCODE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WHER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( " + //WHERE CONDITION STAR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LD.TRDATE BETWEEN TO_DATE(?,'DD/MM/YYYY') AND TO_DATE(?,'DD/MM/YYYY')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LD.TRNTYPE = 'BP'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LD.DEBIT != 0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LD.CH_NO IS NOT NULL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LD.BILLNO IS NOT NULL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LD.BRCODE IS NOT NULL ")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<text:s text:c="16"/>if(reporttype.equalsIgnoreCase("sms")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sqlMain.append(" AND ( GRP_DETAIL.MOBILENO IS NOT NULL ) ");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>
            <text:p>WHERE BILLNO = :billno <text:s/>AND TDSTYPE = 'N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3"/>" <text:s/>AND ( JVTYPE = 'P' OR TRNTYPE = 'BP' 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3"/>" <text:s/>AND (DRAFT_CAN != 'Y' OR <text:s/>DRAFT_CAN IS NULL 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3"/>" ORDER BY TRNTYPE";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Sql="SELECT GM.GRPCODE,NAME,NJBRCODE,ARNNO,TO_CHAR(ARN_DATE,'DD-MON-YY') ARN_DATE,TO_CHAR(ARN_EXP_DATE,'DD-MON-YY') ARN_EXP_DATE,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6"/>SUM(NVL(PAYAMT,0)+NVL(SUBPAYAMT,0)) PAYABLE,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6"/>///////////// Consider Paid Amount /////////// <text:s text:c="2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//" <text:s text:c="6"/>SUM(CASE WHEN (LED_4_PARTNER.BILLNO IS NOT NULL) THEN NVL(PAYAMT,0)+NVL(SUBPAYAMT,0) ELSE 0 END) PAID_TO_BROKER," + <text:s text:c="10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6"/>SUM(NVL(LED_4_PARTNER.DEBIT,0)) PAID_TO_BROKER," + <text:s text:c="13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//" <text:s text:c="6"/>SUM(CASE WHEN (LED_4_AM.BILLNO IS NOT NULL) THEN NVL(AM_PAYAMT,0) ELSE 0 END) PAID_TO_AM " +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6"/>" <text:s text:c="6"/>SUM(NVL(LED_4_AM.DEBIT,0)) PAID_TO_AM " + <text:s text:c="2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///////////// Consider Paid Amount /////////// <text:s text:c="2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FROM GRPMST GM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LEFT JOIN PRO_BILL_UF PU ON (GM.GRPCODE=PU.BRCODE AND TRNDATE&gt;=ARN_EXP_DATE 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//" LEFT JOIN PRO_BILL_UF PU ON (GM.GRPCODE=PU.BRCODE) " + ///////// to be commented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LEFT JOIN FAS.LEDGER LED_4_PARTNER ON 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46"/>PU.BILLNO=LED_4_PARTNER.BILL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42"/>AND LED_4_PARTNER.TRNTYPE=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42"/>AND LED_4_PARTNER.PRODTYPE=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42"/>AND LED_4_PARTNER.DEBIT!=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38"/>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LEFT JOIN FAS.LEDGER LED_4_AM ON <text:s text:c="5"/>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46"/>PU.AM_BILLNO=LED_4_AM.BILL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42"/>AND LED_4_AM.TRNTYPE=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42"/>AND LED_4_AM.PRODTYPE=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42"/>AND LED_4_AM.DEBIT!=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39"/>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WHERE (GRPTYPE='BR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6"/>OR 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17"/>GM.GRPTYPE='DI'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13"/>AND GM.CATCODE IN('Platinum','Bronze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10"/>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 text:c="5"/>)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//" <text:s/>AND BRK_PAY='Y' " + <text:s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/>AND ARN_EXP_DATE&lt;=? " + <text:s text:c="12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/>GROUP BY GM.GRPCODE,NAME,NJBRCODE,ARNNO,ARN_DATE,ARN_EXP_DAT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" <text:s/>ORDER BY GM.ARN_EXP_DATE "; <text:s text:c="3"/>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>
            <text:p>SELECT NVL(FL.FILENO,0) FILENO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FROM FAS.LEDGER FL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INNER JOIN BILLMST ON (FL.BILLNO=BILLMST.BILLNO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5"/>//" <text:s/>WHERE (TRNTYPE='BP' OR PARTYCODE='C0218') AND DEBIT!=0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<text:s text:c="2"/>WHERE TRNTYPE='BP' AND DEBIT!=0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<text:s text:c="4"/>AND (DRAFT_CAN != 'Y' OR <text:s/>DRAFT_CAN IS NULL 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<text:s text:c="4"/>AND TRDATE = TO_DATE(:trdate,'DD/MM/YYYY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<text:s text:c="4"/>AND FL.BRCODE= :brcod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<text:s text:c="4"/>AND FL.CH_NO=:chq_no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<text:s text:c="4"/>AND FILENO IS NOT NULL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<text:s text:c="4"/>AND SUBSTR(FL.BILLNO,5,2)=:brok_type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<text:s text:c="4"/>AND BILLMST.TODATE BETWEEN :fromdate AND :todat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7"/>" ORDER BY FL.FILENO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SELECT BILLNO, DEBIT " +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WHERE TRNTYPE = 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2"/>AND DEBIT &lt;&gt; 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2"/>AND GRPCODE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2"/>AND FILENO = ( SELECT FILE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8"/>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8"/>WHERE BILLNO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22"/>AND TRNTYPE = 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22"/>AND DEBIT &lt;&gt; 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<text:s text:c="16"/>) ";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>
            <text:p>SELECT COUNT(SRNO) AS CNT, MST.SRNO, L.VOU, TRN.TYPE, L.DEBIT AS JVAMT, L1.DEBIT AS TDSAMT, SUM(L.DEBIT)as TOTJVAMT, SUM(L1.DEBIT)as TOTTDSAMT, L.DESC1 ,cmp." + map.get("COM_NAME_COL") + " AS CNAME,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grouping(L.VOU) AS GRPDSC, TO_CHAR(TRN.FAS_FROMDATE,'DD/MM/YYYY') AS FAS_FROMDATE, TO_CHAR(TRN.FAS_TODATE,'DD/MM/YYYY') AS FAS_TODATE, MST.ST_TYPE <text:s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FROM <text:s/>MFUND.BROK_CHQ_VOU_DET DET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fas.LEDGER L ON (det.vou = L.vou AND L.TDSTYPE != 'T' AND l.debit != 0) <text:s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LEFT JOIN fas.LEDGER L1 ON (DET.VOU_TDS = L1.VOU AND l1.debit != 0 AND L1.TDSTYPE = 'T') <text:s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MFUND.BROK_CHQ_TRN TRN ON (TRN.SEQ_NO = DET.SEQ_NO_TRN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MFUND.BROK_CHQ_MAST MST ON (TRN.SRNO = MST.SRNO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INNER JOIN " + map.get("COMPANY_MASTER") + cf.get_Db_link(req, map.get("DBSERVER"), map.get("CONN")) + " cmp ON (MST.CCODE=cmp." + map.get("COMPANY_CODE_COL") + ")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<text:s text:c="4"/>where MST.PROC_ID = :proc_id <text:s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<text:s text:c="3"/>AND MST.CCODE = <text:s/>:ccode <text:s text:c="2"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<text:s/>AND TRN.TYPE in (SELECT * FROM THE(SELECT STR2TBL(:typeNames) FROM DUAL)) <text:s/>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AND MST.CONFIRM='Y'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AND MST.SRNO IN ( SELECT DISTINCT SRNO FROM BROK_CHQ_TRN WHERE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<text:s text:c="4"/>FAS_FROMDATE BETWEEN to_date(:recFromDate,'dd/mm/yyyy') AND to_date(:recToDate,'dd/mm/yyyy') AND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<text:s text:c="4"/>FAS_TODATE <text:s/>BETWEEN to_date(:recFromDate,'dd/mm/yyyy') AND to_date(:recToDate,'dd/mm/yyyy') )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AND MST.ENTRY_TYPE = 'JV'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+ " group by MST.SRNO, trn.Type, "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+ " rollup(L.VOU,L.DEBIT,L1.DEBIT,L.DESC1,TRN.FAS_FROMDATE,TRN.FAS_TODATE,MST.ST_TYPE,cmp."+ map.get("COM_NAME_COL")+") "</text:p>
          </table:table-cell>
          <table:table-cell table:style-name="ce9" table:number-columns-repeated="5"/>
        </table:table-row>
        <table:table-row table:style-name="ro1">
          <table:table-cell/>
          <table:table-cell office:value-type="string">
            <text:p><text:s text:c="20"/>+ " having <text:s/>grouping(L.VOU)=grouping(L.DEBIT) and grouping(L.VOU)=grouping(L1.DEBIT) and grouping(L.VOU)=grouping(L.DESC1) "</text:p>
          </table:table-cell>
          <table:table-cell table:style-name="ce9" table:number-columns-repeated="5"/>
        </table:table-row>
        <table:table-row table:style-name="ro1">
          <table:table-cell/>
          <table:table-cell office:value-type="string">
            <text:p><text:s text:c="16"/>+ " <text:s text:c="3"/>and grouping(L.VOU)=grouping(TRN.FAS_FROMDATE) and grouping(L.VOU)=grouping(TRN.FAS_TODATE) and grouping(L.VOU)=grouping(MST.ST_TYPE) and grouping(L.VOU)=grouping(cmp."+ map.get("COM_NAME_COL")+")"</text:p>
          </table:table-cell>
          <table:table-cell table:style-name="ce9" table:number-columns-repeated="5"/>
        </table:table-row>
        <table:table-row table:style-name="ro1">
          <table:table-cell/>
          <table:table-cell office:value-type="string">
            <text:p><text:s text:c="20"/>+ " <text:s text:c="2"/>ORDER BY MST.SRNO, TRN.TYPE , grouping(L.VOU)";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qlstmt4.append("SELECT DISTINCT(L.VOU) \"VOU\",BN.AMOUNT \"JV_AMOUNT\",BN.TYPE \"TYPE\",SUM(L.DEBIT) \"RECEIVED_AMOUNT\",L.CCODE \"CCODE\" 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qlstmt4.append(" FROM BROK_CHQ_TRN BN,FAS.LEDGER L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qlstmt4.append(" WHERE L.FROMDATE&gt;=TO_DATE('"+frm_Date+"','DD/MM/YYYY') and L.TODATE&lt;=TO_DATE('"+to_Date+"','DD/MM/YYYY') AND L.TRNTYPE='JV'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qlstmt4.append(" GROUP BY L.VOU,BN.AMOUNT,BN.TYPE,L.CCODE")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2"/>sqlstmt4.append(" ORDER BY L.VOU,BN.TYPE DESC");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>
            <text:p>Report_ARN_Detail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<text:s text:c="29"/>Sql= "SELECT to_char(X.FROMDATE,'DD-MON-YYYY') FROMDATE,TO_CHAR(X.TODATE,'DD-MON-YYYY') TODATE,SUM(X.PAID_TO_BR) PAID_TO_BROKER,SUM(X.PAID_TO_AM) PAID_TO_AM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FROM (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7"/>SELECT PT.FROMDATE,PT.TODATE,NVL(LED_4_PARTNER.DEBIT,0) PAID_TO_BR,NVL(LED_4_AM.DEBIT,0) PAID_TO_AM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7"/>FROM PRO_BILL_TR PT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10"/>INNER JOIN FAS.LEDGER LED_4_PARTNER ON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53"/>PT.BILLNO=LED_4_PARTNER.BILLNO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8"/>AND LED_4_PARTNER.TRNTYPE=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8"/>AND LED_4_PARTNER.PRODTYPE=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8"/>AND LED_4_PARTNER.DEBIT!=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6"/>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10"/>LEFT JOIN FAS.LEDGER LED_4_AM ON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52"/>PT.AM_BILLNO=LED_4_AM.BILLNO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8"/>AND LED_4_AM.TRNTYPE=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8"/>AND LED_4_AM.PRODTYPE=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48"/>AND LED_4_AM.DEBIT!=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38"/>) " + <text:s text:c="32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7"/>WHERE LED_4_PARTNER.BRCODE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<text:s text:c="9"/>AND TRNDATE&gt;= ?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if(db_new_arn_exp_date.before (splitdate) || db_new_arn_exp_date.equals (splitdate)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{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0"/>Sql += " <text:s text:c="7"/>UNION ALL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7"/>SELECT PT.FROMDATE,PT.TODATE,NVL(LED_4_PARTNER.DEBIT,0) PAID_TO_BR,NVL(LED_4_AM.DEBIT,0) PAID_TO_AM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7"/>FROM PRO_BILL_TR_SPLIT PT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10"/>INNER JOIN FAS.LEDGER LED_4_PARTNER ON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7"/>PT.BILLNO=LED_4_PARTNER.BILLNO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8"/>AND LED_4_PARTNER.TRNTYPE=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8"/>AND LED_4_PARTNER.PRODTYPE=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8"/>AND LED_4_PARTNER.DEBIT!=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3"/>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10"/>LEFT JOIN FAS.LEDGER LED_4_AM ON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7"/>PT.AM_BILLNO=LED_4_AM.BILLNO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8"/>AND LED_4_AM.TRNTYPE=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8"/>AND LED_4_AM.PRODTYPE=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8"/>AND LED_4_AM.DEBIT!=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43"/>) " + <text:s text:c="32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7"/>WHERE LED_4_PARTNER.BRCODE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<text:s text:c="9"/>AND TRNDATE&gt;= ?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0"/>Sql += " <text:s text:c="4"/>) X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6"/>" GROUP BY FROMDATE,TODATE "; 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>
            <text:p>(SELECT DISTINCT BILLNO,TRDATE,CASE WHEN CH_NO NOT IN('DC','Fund.Tranf') THEN CH_NO ELSE TO_CHAR(FILENO) END CH_FILE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8"/>" FROM FAS.LEDGER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8"/>" WHERE (TRNTYPE='BP' OR partycode='C0218') AND DEBIT!=0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8"/>" AND (DRAFT_CAN != 'Y' OR <text:s/>DRAFT_CAN IS NULL ))FL on (FL.billno = billmst.billno)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table:style-name="ce7" office:value-type="string">
            <text:p>bill_pdf_trAM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LECT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LD.BILLNO,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( LD.DEBIT + NVL(CH.CHQ_HAND_CHARGES,0) ) BILLAMOUNT,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NVL(CH.CHQ_HAND_CHARGES,0) CHQ_HAND_CHARGES,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LD.DEBIT NETPAYMENT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FROM <text:s text:c="3"/>FAS.LEDGER LD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LEFT JOIN MFUND.BILLDEDUCT_CHQHANDLING_CHARGES CH ON LD.BILLNO = CH.BILLNO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WHERE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TRNTYPE = 'BP'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AND DEBIT &lt;&gt; 0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AND BRCODE = ? <text:s/>" + <text:s text:c="23"/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AND FILENO = ( SELECT FILENO FROM FAS.LEDGER WHERE BILLNO = ? AND TRNTYPE = 'BP' AND DEBIT &lt;&gt; 0 )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8"/>AND FILENO IS NOT NULL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ORDER BY LD.BILLNO <text:s/>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>
            <text:p>rptPayable_vs_Paid_With_Enrollment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LECT nvl(ledger.fileno,0) fileno <text:s/>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WHERE BILLNO &gt;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FILENO &gt; 0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PRODTYPE = 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TRNTYPE = 'B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BRCODE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(DRAFT_CAN != 'Y' OR <text:s/>DRAFT_CAN IS NULL 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TRDATE = TO_DATE(?,'DD/MM/YYYY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ORDER BY FILENO";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7" office:value-type="string">
            <text:p>brokchqauthorized_JV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LECT DISTINCT LD.VOU VOU,LD.CH_NO CHNO,LD.DEBIT DEBIT,TO_CHAR(LD.TRDATE,'dd/mm/yyyy') TRDATE,C.CDESC CNAME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stmt1 += " FROM FAS.LEDGER LD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stmt1 += " INNER JOIN FAS.PARTYMAST PM ON (PM.PARTYCODE=LD.PARTYCODE AND PM.FIRMCODE='"+firmcode+"')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stmt1 += " INNER JOIN MFTRAN.COMPANY C ON (LD.CCODE = C.CCODE)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//stmt1 += " WHERE LD.PARTYCODE='M0052' AND LD.CCODE='"+ ccode +"' AND LD.CH_NO=3333 AND LD.DEBIT=2727.27 AND LD.TRDATE='26-dec-2007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16"/>stmt1 += " WHERE LD.PARTYCODE=? AND LD.CCODE=? AND LD.CH_NO=? AND ROUND(LD.DEBIT,2)=? AND LD.TRDATE=? 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LECT COUNT(X.BILLNO) FROM (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" SELECT DISTINCT LEDGER.BILLNO 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" INNER JOIN BILLMST ON ( BILLMST.BILLNO = LEDGER.BILLNO) WHERE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" DEBIT !=0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" AND (DRAFT_CAN != 'Y' OR <text:s/>DRAFT_CAN IS NULL ) and trdate = ? and LEDGER.brcode = ? and substr(LEDGER.billno,5,2)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" AND ((TRNTYPE='BP' AND FILENO = ? ) OR (PARTYCODE='C0218' AND FILENO IS NULL )) AND CH_NO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" AND billmst.todate between TO_DATE('" + fromdate + <text:s/>"','YYYY/MM/DD') and TO_DATE('" + todate + "','YYYY/MM/DD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" and TO_DATE(BILLMST.PROC_DATE) between TO_DATE('" + processdate + <text:s/>"','YYYY/MM/DD') and TO_DATE('" + toprocessdate + <text:s/>"','YYYY/MM/DD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9"/>" ) X 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LECT NVL(LEDGER.FILENO,0) FILENO 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1"/>" INNER JOIN BILLMST ON (BILLMST.BILLNO = LEDGER.BILLNO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2"/>" WHERE TRNTYPE='BP' AND DEBIT != 0 "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(DRAFT_CAN != 'Y' OR <text:s/>DRAFT_CAN IS NULL ) and trdate = ? and LEDGER.brcode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FILENO IS NOT NULL and substr(LEDGER.billno,5,2)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LEDGER.CH_NO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billmst.todate between TO_DATE('" + fromdate + <text:s/>"','YYYY/MM/DD') and TO_DATE('" + todate + "','YYYY/MM/DD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and TO_DATE(BILLMST.PROC_DATE) between TO_DATE('" + processdate + <text:s/>"','YYYY/MM/DD') and TO_DATE('" + toprocessdate + <text:s/>"','YYYY/MM/DD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8"/>" order by fileno 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ring sql_non_chq = " SELECT COUNT(*) 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INNER JOIN BILLMST ON (LEDGER.BRCODE = BILLMST.BRCODE AND BILLMST.BILLNO = LEDGER.BILLNO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WHERE DEBIT !=0 AND TRNTYPE = 'BP'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(DRAFT_CAN != 'Y' OR <text:s/>DRAFT_CAN IS NULL ) AND TRDATE = ? AND LEDGER.BRCODE = ? AND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SUBSTR(LEDGER.BILLNO,5,2) = ? AND FILENO IS NOT NULL AND FILENO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billmst.todate between TO_DATE('" + fromdate + <text:s/>"','YYYY/MM/DD') and TO_DATE('" + todate + "','YYYY/MM/DD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0"/>" and TO_DATE(BILLMST.PROC_DATE) between TO_DATE('" + processdate + <text:s/>"','YYYY/MM/DD') and TO_DATE('" + toprocessdate + <text:s/>"','YYYY/MM/DD') ";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>
            <text:p>rptPayable_vs_Paid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ring sqlcheck = " SELECT COUNT(*) 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INNER JOIN BILLMST ON (LEDGER.BRCODE = BILLMST.BRCODE AND BILLMST.BILLNO = LEDGER.BILLNO)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WHERE DEBIT != 0 AND PARTYCODE = 'C0218' AND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(DRAFT_CAN != 'Y' OR <text:s/>DRAFT_CAN IS NULL ) AND TRDATE = ? AND LEDGER.BRCODE = ? AND SUBSTR(LEDGER.BILLNO,5,2) = ?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AND billmst.todate between TO_DATE('" + fromdate + <text:s/>"','YYYY/MM/DD') and TO_DATE('" + todate + "','YYYY/MM/DD'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7"/>" AND TO_DATE(BILLMST.PROC_DATE) between TO_DATE('" + processdate + <text:s/>"','YYYY/MM/DD') and TO_DATE('" + toprocessdate + <text:s/>"','YYYY/MM/DD') ";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>
            <text:p>bill_UF_NJP_preview_pro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ELECT sum(CREDIT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4"/>WHERE TRDATE BETWEEN TO_DATE('" + facdate + "','YYYY/MM/DD') AND TO_DATE('" + tacdate+"','YYYY/MM/DD')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4"/>AND TDSTYPE = 'N' AND CREDIT &gt; 0 AND (TRNTYPE = 'BP' OR TRNTYPE='CP') <text:s/>AND PRODTYPE!='OT' AND PRODTYPE != 'IP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4"/>" <text:s text:c="4"/>AND BRCODE='" + brcode + "' ";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7" office:value-type="string">
            <text:p>print_tr_Bill.jav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mt = " SELECT sum(CREDIT) FROM LEDGER WHERE TRDATE BETWEEN TO_DATE('" + facdate + "','YYYY/MM/DD') AND TO_DATE('" + tacdate +"','YYYY/MM/DD')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stmt +=" AND TDSTYPE = 'N' AND CREDIT &gt; 0 AND (TRNTYPE = 'BP' OR TRNTYPE='CP') AND PRODTYPE!= 'OT' AND PRODTYPE != 'IP' "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20"/>stmt +=" AND BRCODE='" + brcode + "' ";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7" office:value-type="string">
            <text:p>rptuf_inc_bill_foli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<text:s/>String stmt1 = " SELECT COUNT(*)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6"/>" <text:s text:c="10"/>FROM FAS.LEDGER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6"/>" <text:s text:c="14"/>WHERE TRNTYPE='BP' AND PRODTYPE='MF' " +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36"/>" <text:s text:c="22"/>AND BRCODE =? AND TRDATE BETWEEN '1-APR-"+ (tdyear-1) +"' AND '31-MAR-"+ tdyear +"' ";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2" office:value-type="string">
            <text:p>bill_pay_utility_ENET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SqlPay = " SELECT BILLMST.NETAMT, BILLMST.BILLNO, BILLMST.BRCODE,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// <text:s text:c="17"/>BILL_SAVE_MAST.TRDATE, DIRECT_CREDIT.ACCODE, ACCOUNT.ACCNO, ACCOUNT.NAME, ACCOUNT.BANKNAME,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<text:s text:c="7"/>BILL_SAVE_MAST.TRDATE, DIRECT_CREDIT.ACCODE, DIRECT_CREDIT.ACCNO, DIRECT_CREDIT.NAME, DIRECT_CREDIT.BANKNAME,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<text:s text:c="7"/>GD.EMAIL, DIRECT_CREDIT.IFS_CODE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FROM MFUND.BILLMST"+get_Db_link(req,"mfund")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INNER JOIN MFUND.LOG_BILL_SAVE"+get_Db_link(req,"mfund")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<text:s text:c="6"/>ON LOG_BILL_SAVE.BILLNO = BILLMST.BILLNO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INNER JOIN MFUND.BILL_SAVE_MAST"+get_Db_link(req,"mfund")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<text:s text:c="6"/>ON LOG_BILL_SAVE.SRNO = BILL_SAVE_MAST.SRNO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INNER JOIN MFTRAN.GRPMST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<text:s text:c="6"/>ON GRPMST.GRPCODE = BILLMST.BRCODE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INNER JOIN MFTRAN.GRP_DETAIL GD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1"/>" <text:s text:c="6"/>ON GRPMST.GRPCODE= GD.GRPCODE " 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<text:s text:c="10"/>SqlPay += <text:s/>" INNER JOIN MFTRAN.DIRECT_CREDIT ON (DIRECT_CREDIT.GRPCODE = GRPMST.GRPCODE) "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// <text:s text:c="6"/>BELOW LINE COMMENTED BY HARDIK KAHAR AS PER REQ - 13529 IN ORDER TO ACCESS FIELD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// <text:s text:c="14"/>FROM TABLE MFTRAN.DIRECT_CREDIT INSTEAD OF ACCOUNT TABL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// <text:s text:c="9"/>SqlPay <text:s/>+= <text:s/>" INNER JOIN MFTRAN.ACCOUNT ON ( DIRECT_CREDIT.ACCODE = ACCOUNT.ACCODE ) "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<text:s text:c="10"/>SqlPay <text:s/>+= <text:s/>" INNER JOIN FAS.LEDGER FL ON (FL.BILLNO = BILLMST.BILLNO) "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SqlPay <text:s/>+= " WHERE BILLMST.FROMDATE = BILL_SAVE_MAST.BILL_FROMDATE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3"/>" <text:s text:c="2"/>AND BILLMST.TODATE = BILL_SAVE_MAST.BILL_TODATE "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<text:s text:c="12"/>if(payment_opt.equalsIgnoreCase("NEFT"))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6"/>SqlPay = <text:s/>SqlPay + " AND DIRECT_CREDIT.NEFT='Y' <text:s/>" 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2"/>else if(payment_opt.equalsIgnoreCase("BULKDD"))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6"/>SqlPay = <text:s/>SqlPay + " AND DIRECT_CREDIT.NEFT = 'N' <text:s/>AND DIRECT_CREDIT.DC='N' AND DIRECT_CREDIT.ACCODE != 'NONE' <text:s/>" 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2"/>else if(payment_opt.equalsIgnoreCase("DC"))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2"/>{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// <text:s text:c="15"/>SqlPay = <text:s/>SqlPay + " AND DIRECT_CREDIT.DC='Y' AND ACCOUNT.BANKNAME ='"+bankname+"' " 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6"/>SqlPay = <text:s/>SqlPay + " AND DIRECT_CREDIT.DC='Y' AND DIRECT_CREDIT.BANKNAME ='"+bankname+"' " 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12"/>}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<text:s text:c="13"/>SqlPay = <text:s/>SqlPay + " <text:s text:c="2"/>AND BILLMST.BILLNO LIKE '%"+brokerageType+"%'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BILLMST.NETAMT IS NOT NULL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BILLMST.NETAMT &gt; 0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BILL_SAVE_MAST.SRNO IN ( "+srno_str+" )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BILLMST.BILLNO = FL.BILLNO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FL.BILLNO IS NOT NULL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FL.TRNTYPE = 'BP'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FL.DEBIT = 0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FL.FILENO IS NULL <text:s text:c="3"/>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2"/>" <text:s text:c="2"/>AND FL.PAY_MODE IS NULL " +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table:style-name="ce2" office:value-type="string">
            <text:p>bill_pay_utility_ENET</text:p>
          </table:table-cell>
          <table:table-cell office:value-type="string">
            <text:p>" SELECT BILL_SAVE_MAST.PAY_DESC DESC1, COUNT(FL.BILLNO) CNTPAYED, SUM(FL.CREDIT) SUMPAYED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FROM FAS.LEDGER FL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INNER JOIN MFUND.LOG_BILL_SAVE"+get_Db_link(req,"mfund")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<text:s text:c="2"/>ON (LOG_BILL_SAVE.BILLNO = FL.BILLNO)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INNER JOIN MFUND.BILL_SAVE_MAST"+get_Db_link(req,"mfund")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<text:s text:c="2"/>ON (BILL_SAVE_MAST.SRNO = LOG_BILL_SAVE.SRNO)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WHERE FL.TRNTYPE = 'BP'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<text:s text:c="2"/>AND FL.DEBIT = 0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<text:s text:c="2"/>AND FL.FILENO = '"+seqNubmer+"'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<text:s text:c="2"/>AND FL.PAY_MODE IS NULL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5"/>// " <text:s text:c="2"/>AND FL.TRDATE = '"+btdate+"'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36"/>" GROUP BY BILL_SAVE_MAST.PAY_DESC, BILL_SAVE_MAST.SRNO " ;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 office:value-type="string">
            <text:p>bill_pdf_VP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" SELECT BILLNO, DEBIT " + 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FROM FAS.LEDGER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WHERE TRNTYPE = 'BP'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<text:s text:c="2"/>AND DEBIT &lt;&gt; 0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<text:s text:c="2"/>AND GRPCODE = ?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<text:s text:c="2"/>AND FILENO = ( SELECT FILENO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<text:s text:c="18"/>FROM FAS.LEDGER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<text:s text:c="18"/>WHERE BILLNO = ?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<text:s text:c="22"/>AND TRNTYPE = 'BP'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<text:s text:c="22"/>AND DEBIT &lt;&gt; 0 " 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8"/>" <text:s text:c="16"/>) "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 office:value-type="string">
            <text:p>Bill_TR_NJP_Preview_ENROLL</text:p>
          </table:table-cell>
          <table:table-cell office:value-type="string">
            <text:p>stmt = " SELECT sum(CREDIT) FROM LEDGER WHERE TRDATE BETWEEN TO_DATE( ? ,'YYYY/MM/DD') AND TO_DATE( ? ,'YYYY/MM/DD')"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0"/>stmt +=" AND TDSTYPE = 'N' AND CREDIT &gt; 0 AND (TRNTYPE = 'BP' OR TRNTYPE='CP') AND PRODTYPE!= 'OT' AND PRODTYPE != 'IP' ";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<text:s text:c="20"/>stmt +=" AND BRCODE = ? ";</text:p>
          </table:table-cell>
          <table:table-cell table:number-columns-repeated="4"/>
        </table:table-row>
      </table:table>
      <table:table table:name="main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8" table:number-columns-repeated="1012" table:default-cell-style-name="Default"/>
        <table:table-row table:style-name="ro1">
          <table:table-cell table:style-name="ce10" office:value-type="string">
            <text:p>FROM PROJECT</text:p>
          </table:table-cell>
          <table:table-cell table:style-name="ce10" office:value-type="string">
            <text:p>FROM TECH</text:p>
          </table:table-cell>
          <table:table-cell table:style-name="ce10" office:value-type="string">
            <text:p>TO PROJECT</text:p>
          </table:table-cell>
          <table:table-cell table:style-name="ce10" office:value-type="string">
            <text:p>TO TECH</text:p>
          </table:table-cell>
          <table:table-cell table:style-name="ce10" office:value-type="string">
            <text:p>MODULE</text:p>
          </table:table-cell>
          <table:table-cell table:style-name="ce10" office:value-type="string">
            <text:p>TABLE</text:p>
          </table:table-cell>
          <table:table-cell table:style-name="ce10" office:value-type="string">
            <text:p>TECH CHALLENGE</text:p>
          </table:table-cell>
          <table:table-cell table:style-name="ce10" office:value-type="string">
            <text:p>ACCESS</text:p>
          </table:table-cell>
          <table:table-cell table:style-name="ce12" office:value-type="string">
            <text:p>Modularity</text:p>
          </table:table-cell>
          <table:table-cell table:style-name="ce12" office:value-type="string">
            <text:p>Problem</text:p>
          </table:table-cell>
          <table:table-cell table:style-name="ce12" office:value-type="string">
            <text:p>Solution</text:p>
          </table:table-cell>
          <table:table-cell table:style-name="ce10" office:value-type="string">
            <text:p>DESC</text:p>
          </table:table-cell>
          <table:table-cell table:style-name="ce10"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/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BANKREC</text:p>
          </table:table-cell>
          <table:table-cell/>
          <table:table-cell office:value-type="string">
            <text:p>Write</text:p>
          </table:table-cell>
          <table:table-cell table:number-columns-repeated="3"/>
          <table:table-cell office:value-type="string">
            <text:p>insert in to bankrec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age checque Un-Autherize / Brok cheque Autjorization / Auth JV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select using vou for clear 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 JV</text:p>
          </table:table-cell>
          <table:table-cell office:value-type="string">
            <text:p>BANKREC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ancallation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using PASS='n'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ptPaymentRequest_detail</text:p>
          </table:table-cell>
          <table:table-cell office:value-type="string">
            <text:p>BANKREC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select using vou, PASS= Y for clear 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, brokchequeutility_JV_Edit., brokchequeutility_JV , brokchqreceipt_JV.java</text:p>
          </table:table-cell>
          <table:table-cell office:value-type="string">
            <text:p>CATEGORY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Using cattype &amp; prod type for party combo and different param for TDSACC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ed Payment Utility</text:p>
          </table:table-cell>
          <table:table-cell office:value-type="string">
            <text:p>FILE_GEN_DETAIL</text:p>
          </table:table-cell>
          <table:table-cell/>
          <table:table-cell office:value-type="string">
            <text:p>Write</text:p>
          </table:table-cell>
          <table:table-cell table:number-columns-repeated="3"/>
          <table:table-cell office:value-type="string">
            <text:p>insert in to FILE_GEN_DETAI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Process,Authorization,Unauthorization</text:p>
          </table:table-cell>
          <table:table-cell office:value-type="string">
            <text:p>FIRM</text:p>
          </table:table-cell>
          <table:table-cell/>
          <table:table-cell office:value-type="string">
            <text:p>Read(3)</text:p>
          </table:table-cell>
          <table:table-cell table:number-columns-repeated="3"/>
          <table:table-cell office:value-type="string">
            <text:p>1)using firm code 2)comboFirm using lock=0 3)combofirm using more than 1 firm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Payment cheque entry new <text:s/>(brok checque entry)</text:p>
          </table:table-cell>
          <table:table-cell office:value-type="string">
            <text:p>FIRM</text:p>
          </table:table-cell>
          <table:table-cell office:value-type="string">
            <text:p>How to get firm name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join with firm to get Firm Name to get BROK_CHQ_MAST &amp; BROK_CHQ_TR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chqauthorized_JV</text:p>
          </table:table-cell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firm code using start date, end date &amp; firmname lik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FIRM</text:p>
          </table:table-cell>
          <table:table-cell office:value-type="string">
            <text:p>join with CHQ_ENT_HEAD_MASTER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Combo firm for JV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firm code using start date &amp; end date &amp; company code,get startdate end date for making folder nam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ank reciept report,getJVRuleReport</text:p>
          </table:table-cell>
          <table:table-cell office:value-type="string">
            <text:p>FIRM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with CHQ_ENT_HEAD_MASTER_BR ::to get firm name &amp; lock status , get count from paymast where pm.firm code in (get firm code from FIRM)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IMP_ENET</text:p>
          </table:table-cell>
          <table:table-cell office:value-type="string">
            <text:p>max date used in subquery</text:p>
          </table:table-cell>
          <table:table-cell office:value-type="string">
            <text:p>Read(4)</text:p>
          </table:table-cell>
          <table:table-cell table:number-columns-repeated="3"/>
          <table:table-cell office:value-type="string">
            <text:p>get count using file no &amp; status get MAX(ENTDATE) ,get FILE_NO 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OG_MASTER</text:p>
          </table:table-cell>
          <table:table-cell/>
          <table:table-cell office:value-type="string">
            <text:p>Write(1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MASTER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get ENTDATE 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UN Autjorization</text:p>
          </table:table-cell>
          <table:table-cell office:value-type="string">
            <text:p>MEET_LEDGER_MAP</text:p>
          </table:table-cell>
          <table:table-cell/>
          <table:table-cell office:value-type="string">
            <text:p>Delete(1)</text:p>
          </table:table-cell>
          <table:table-cell table:number-columns-repeated="3"/>
          <table:table-cell office:value-type="string">
            <text:p>delete using VOU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Autjorization</text:p>
          </table:table-cell>
          <table:table-cell office:value-type="string">
            <text:p>MEET_LEDGER_MAP</text:p>
          </table:table-cell>
          <table:table-cell/>
          <table:table-cell office:value-type="string">
            <text:p>Write(1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</text:p>
          </table:table-cell>
          <table:table-cell office:value-type="string">
            <text:p>MEETING_MAS</text:p>
          </table:table-cell>
          <table:table-cell/>
          <table:table-cell office:value-type="string">
            <text:p>Read (2)</text:p>
          </table:table-cell>
          <table:table-cell table:number-columns-repeated="3"/>
          <table:table-cell office:value-type="string">
            <text:p>get MEET_NAME with using joi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 cheque Entry JV</text:p>
          </table:table-cell>
          <table:table-cell office:value-type="string">
            <text:p>MEETING_MAS</text:p>
          </table:table-cell>
          <table:table-cell/>
          <table:table-cell office:value-type="string">
            <text:p>Read(3)</text:p>
          </table:table-cell>
          <table:table-cell table:number-columns-repeated="3"/>
          <table:table-cell office:value-type="string">
            <text:p>get MEET_NAME for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rocess, Rap Bill Auto Save</text:p>
          </table:table-cell>
          <table:table-cell office:value-type="string">
            <text:p>PARTYMAST</text:p>
          </table:table-cell>
          <table:table-cell/>
          <table:table-cell office:value-type="string">
            <text:p>Read(9)</text:p>
          </table:table-cell>
          <table:table-cell table:number-columns-repeated="3"/>
          <table:table-cell office:value-type="string">
            <text:p>get party name using party code &amp; firm code FOR COMB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Rap Bill Auto Save</text:p>
          </table:table-cell>
          <table:table-cell office:value-type="string">
            <text:p>PARTYMAST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get party code &amp; name using CAT CODE &amp; firm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1)</text:p>
          </table:table-cell>
          <table:table-cell table:number-columns-repeated="3"/>
          <table:table-cell office:value-type="string">
            <text:p>for combo get party code &amp; name using CAT CODE &amp; firm code <text:s/>&amp; IS_ACC_DISPLAY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20)</text:p>
          </table:table-cell>
          <table:table-cell table:number-columns-repeated="3"/>
          <table:table-cell office:value-type="string">
            <text:p>join using party code &amp; firm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RTYMAST</text:p>
          </table:table-cell>
          <table:table-cell/>
          <table:table-cell office:value-type="string">
            <text:p>Read(5)</text:p>
          </table:table-cell>
          <table:table-cell table:number-columns-repeated="3"/>
          <table:table-cell office:value-type="string">
            <text:p>get count usingfirm &amp; multiple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OG_FILE_GEN</text:p>
          </table:table-cell>
          <table:table-cell/>
          <table:table-cell office:value-type="string">
            <text:p>Write(2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FILE_GEN</text:p>
          </table:table-cell>
          <table:table-cell/>
          <table:table-cell office:value-type="string">
            <text:p>Read(4)</text:p>
          </table:table-cell>
          <table:table-cell table:number-columns-repeated="3"/>
          <table:table-cell office:value-type="string">
            <text:p>get using file no, Ent date, project , status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OG_FILE_GEN</text:p>
          </table:table-cell>
          <table:table-cell/>
          <table:table-cell office:value-type="string">
            <text:p>Update(2)</text:p>
          </table:table-cell>
          <table:table-cell table:number-columns-repeated="3"/>
          <table:table-cell office:value-type="string">
            <text:p>update remark,username &amp; status using file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, brok cheq authorize</text:p>
          </table:table-cell>
          <table:table-cell office:value-type="string">
            <text:p>LINK_VOU</text:p>
          </table:table-cell>
          <table:table-cell/>
          <table:table-cell office:value-type="string">
            <text:p>Read(2)</text:p>
          </table:table-cell>
          <table:table-cell table:number-columns-repeated="3"/>
          <table:table-cell office:value-type="string">
            <text:p>get max SR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INK_VOU</text:p>
          </table:table-cell>
          <table:table-cell/>
          <table:table-cell office:value-type="string">
            <text:p>Write(8)</text:p>
          </table:table-cell>
          <table:table-cell table:number-columns-repeated="3"/>
          <table:table-cell office:value-type="string">
            <text:p>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Transfer,</text:p>
          </table:table-cell>
          <table:table-cell office:value-type="string">
            <text:p>LEDGER</text:p>
          </table:table-cell>
          <table:table-cell office:value-type="string" table:number-columns-spanned="1" table:number-rows-spanned="3">
            <text:p>in some cases , FILENO is not null &amp; fileno is null</text:p>
          </table:table-cell>
          <table:table-cell office:value-type="string">
            <text:p>Read(1)</text:p>
          </table:table-cell>
          <table:table-cell table:number-columns-repeated="3"/>
          <table:table-cell office:value-type="string">
            <text:p>get COUNT(BILLNO) using BILL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covered-table-cell/>
          <table:table-cell office:value-type="string">
            <text:p>Write(100)</text:p>
          </table:table-cell>
          <table:table-cell table:number-columns-repeated="3"/>
          <table:table-cell office:value-type="string">
            <text:p>insert into ledger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covered-table-cell/>
          <table:table-cell office:value-type="string">
            <text:p>Read</text:p>
          </table:table-cell>
          <table:table-cell table:number-columns-repeated="3"/>
          <table:table-cell office:value-type="string">
            <text:p>join on billno using TRNTYPE,DEBIT,FILENO,PAY_M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file no using bill no, tdstype, trntype, pay_m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vou using TRNTYPE,DEBIT,FILENO,PAY_MODE,tds type &amp; bill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accode using billno, jv type, trntype, Debt 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ount using LPAD(CH_NO,10,'0')=LPAD(?,10,'0')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H_NO using billno, credit,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dtl using bilno, credit!=0 &amp;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using bil no, debit, trntyp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sumcreditt using file no, trntype, paymode, prodtype, credi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2</text:p>
          </table:table-cell>
          <table:table-cell table:number-columns-repeated="3"/>
          <table:table-cell office:value-type="string">
            <text:p>get debi using trdate,accode, firm code, chq no,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debit, tds tpe &amp; vou with GROUP BY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cont using trntype, prod type, brcode, tr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with brcode where chq not nul, billno not nu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file no = null, mark using file 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, chequsing billno, debit, party 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get suspan amomt</text:p>
          </table:table-cell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join on prodtype, partycode, firm code using ccode, accode, chq no, trdat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dtl using bilno, credit!=0 &amp; chqno is not null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insert</text:p>
          </table:table-cell>
          <table:table-cell table:number-columns-repeated="3"/>
          <table:table-cell office:value-type="string">
            <text:p>using jar fil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 using billno, debit, ac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Read</text:p>
          </table:table-cell>
          <table:table-cell table:number-columns-repeated="3"/>
          <table:table-cell office:value-type="string">
            <text:p>get trdate using billno, credit, party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LEDGER</text:p>
          </table:table-cell>
          <table:table-cell/>
          <table:table-cell office:value-type="string">
            <text:p>update</text:p>
          </table:table-cell>
          <table:table-cell table:number-columns-repeated="3"/>
          <table:table-cell office:value-type="string">
            <text:p>update debit,credit,desc, tds using vou, accode, partycod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WP Bill PDF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df_WP.java, Using DB Link, Inner Joi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P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save_bill_valuepack.java, Ref=171, function_bill_proc used Record count using CHKNO for where condition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UM Transfer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AUMTransferEntity.java, SELECT COUNT(BILLNO) CNT FROM FAS.LEDGER WHERE BILLNO=:billno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utility.java,Ref=2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 Check JV Report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rokchqreport_JV.java,Ref=19,2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F Bill NJP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3" office:value-type="string">
            <text:p>bill_UF_NJP_save.java, using partycode and chkno in where condition,Ref=12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alue Pack Print Bill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3" office:value-type="string">
            <text:p>print_bill_valuepack.java, Ref=47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ENET Bill Payment Utility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_utility_ENET.java. Ref=5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ill Payment Utility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payment_utility.java, Complex, Refer Page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VP Bill PDF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table:style-name="ce13" office:value-type="string">
            <text:p>bill_pdf_VP.java, Ref=105,118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Trail Bill NJP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Bill_TR_NJP_Preview.java, Ref=12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Broker Check Auth JV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brokchqauthorized_JV.java,131-156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1" office:value-type="string">
            <text:p>Function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function_billproc.java, Insert into all main fas tables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UF Incentive Bill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</text:p>
          </table:table-cell>
          <table:table-cell table:number-columns-repeated="3"/>
          <table:table-cell office:value-type="string">
            <text:p>rptuf_inc_bill_folio.java, Ref=159-168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Trail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table:number-columns-repeated="3"/>
          <table:table-cell office:value-type="string">
            <text:p>save_tr_bill_AM_pro.java, Multiple Insert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Trail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save_tr_bill_AM.java, Ref – 171 – 181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UF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Write</text:p>
          </table:table-cell>
          <table:table-cell table:number-columns-repeated="3"/>
          <table:table-cell office:value-type="string">
            <text:p>save_uf_bill_AM_pro.java, Multiple Insert and Procedure Call for Ledger Log</text:p>
          </table:table-cell>
          <table:table-cell table:number-columns-repeated="1012"/>
        </table:table-row>
        <table:table-row table:style-name="ro1"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AM UF Bill Save</text:p>
          </table:table-cell>
          <table:table-cell office:value-type="string">
            <text:p>LEDGER</text:p>
          </table:table-cell>
          <table:table-cell office:value-type="string">
            <text:p>How to test</text:p>
          </table:table-cell>
          <table:table-cell office:value-type="string">
            <text:p>Read/Write</text:p>
          </table:table-cell>
          <table:table-cell table:number-columns-repeated="3"/>
          <table:table-cell office:value-type="string">
            <text:p>save_uf_bill_AM.java</text:p>
          </table:table-cell>
          <table:table-cell table:number-columns-repeated="1012"/>
        </table:table-row>
      </table:table>
      <table:table table:name="MFundQueries" table:style-name="ta1" table:print="false">
        <table:table-column table:style-name="co8" table:default-cell-style-name="ce14"/>
        <table:table-column table:style-name="co8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/>
          <table:table-cell office:value-type="string">
            <text:p>StrSql = " SELECT DISTINCT CH_NO," +</text:p>
          </table:table-cell>
        </table:table-row>
        <table:table-row table:style-name="ro1">
          <table:table-cell/>
          <table:table-cell office:value-type="string">
            <text:p><text:s/>replace( ;</text:p>
          </table:table-cell>
        </table:table-row>
        <table:table-row table:style-name="ro1">
          <table:table-cell/>
          <table:table-cell office:value-type="string">
            <text:p>StrSql += " replace( ";</text:p>
          </table:table-cell>
        </table:table-row>
        <table:table-row table:style-name="ro1">
          <table:table-cell/>
          <table:table-cell office:value-type="string">
            <text:p>StrSql += " replace( ";</text:p>
          </table:table-cell>
        </table:table-row>
        <table:table-row table:style-name="ro1">
          <table:table-cell/>
          <table:table-cell office:value-type="string">
            <text:p>StrSql += " replace( ";</text:p>
          </table:table-cell>
        </table:table-row>
        <table:table-row table:style-name="ro1">
          <table:table-cell/>
          <table:table-cell office:value-type="string">
            <text:p>StrSql += " replace( ";</text:p>
          </table:table-cell>
        </table:table-row>
        <table:table-row table:style-name="ro1">
          <table:table-cell/>
          <table:table-cell office:value-type="string">
            <text:p>StrSql += " replace( ";</text:p>
          </table:table-cell>
        </table:table-row>
        <table:table-row table:style-name="ro1">
          <table:table-cell/>
          <table:table-cell office:value-type="string">
            <text:p>StrSql += " replace( ";</text:p>
          </table:table-cell>
        </table:table-row>
        <table:table-row table:style-name="ro1">
          <table:table-cell/>
          <table:table-cell office:value-type="string">
            <text:p>StrSql += " replace( ";</text:p>
          </table:table-cell>
        </table:table-row>
        <table:table-row table:style-name="ro1">
          <table:table-cell/>
          <table:table-cell office:value-type="string">
            <text:p>StrSql += " replace( ";</text:p>
          </table:table-cell>
        </table:table-row>
        <table:table-row table:style-name="ro1">
          <table:table-cell/>
          <table:table-cell office:value-type="string">
            <text:p>StrSql += " replace(DESC1,'\"',' '),'''',' '),';',' '),':',' '),'/',' '),',',' '),'&amp;',' '),'(',' '),')',' '),'\',' ') <text:s/>DESC1,FILENO,VOU ";</text:p>
          </table:table-cell>
        </table:table-row>
        <table:table-row table:style-name="ro1">
          <table:table-cell/>
          <table:table-cell office:value-type="string">
            <text:p>StrSql += " <text:s/>FROM FAS.LEDGER WHERE BILLNO=? AND FILENO IS NULL <text:s/>AND TDSTYPE!='T' AND PAY_MODE IS NULL "; //FOR NJSERVER</text:p>
          </table:table-cell>
        </table:table-row>
        <table:table-row table:style-name="ro1">
          <table:table-cell/>
          <table:table-cell office:value-type="string">
            <text:p>StrSql += " AND DEBIT &lt;&gt; 0 AND TRNTYPE = 'BP' ";</text:p>
          </table:table-cell>
        </table:table-row>
        <table:table-row table:style-name="ro1">
          <table:table-cell/>
          <table:table-cell office:value-type="string">
            <text:p>StrSql += " AND CH_NO IS NOT NULL ";</text:p>
          </table:table-cell>
        </table:table-row>
        <table:table-row table:style-name="ro1">
          <table:table-cell/>
          <table:table-cell office:value-type="string">
            <text:p>StrSql += "ORDER BY CH_NO "; // HERE ORDER BY - When multiple entries with CH_NO is null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sqlstmt4.append("SELECT DISTINCT(L.VOU) \"VOU\",BN.AMOUNT \"JV_AMOUNT\",BN.TYPE \"TYPE\",SUM(L.DEBIT) \"RECEIVED_AMOUNT\",L.CCODE \"CCODE\" ");</text:p>
          </table:table-cell>
        </table:table-row>
        <table:table-row table:style-name="ro1">
          <table:table-cell/>
          <table:table-cell office:value-type="string">
            <text:p>sqlstmt4.append(" FROM BROK_CHQ_TRN BN,FAS.LEDGER L");</text:p>
          </table:table-cell>
        </table:table-row>
        <table:table-row table:style-name="ro1">
          <table:table-cell/>
          <table:table-cell office:value-type="string">
            <text:p>sqlstmt4.append(" WHERE L.FROMDATE&gt;=TO_DATE('"+frm_Date+"','DD/MM/YYYY') and L.TODATE&lt;=TO_DATE('"+to_Date+"','DD/MM/YYYY') AND L.TRNTYPE='JV'");</text:p>
          </table:table-cell>
        </table:table-row>
        <table:table-row table:style-name="ro1">
          <table:table-cell/>
          <table:table-cell office:value-type="string">
            <text:p>sqlstmt4.append(" GROUP BY L.VOU,BN.AMOUNT,BN.TYPE,L.CCODE");</text:p>
          </table:table-cell>
        </table:table-row>
        <table:table-row table:style-name="ro1">
          <table:table-cell/>
          <table:table-cell office:value-type="string">
            <text:p>sqlstmt4.append(" ORDER BY L.VOU,BN.TYPE DESC")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String qury = " SELECT DISTINCT TYPE FROM MFUND.BROK_CHQ_TRN WHERE SRNO=? ORDER BY TYPE DESC";</text:p>
          </table:table-cell>
        </table:table-row>
        <table:table-row table:style-name="ro1">
          <table:table-cell/>
          <table:table-cell office:value-type="string">
            <text:p>iner_query.append(" select l.vou,l.debit,bt.type,bt.srno,l.desc1,bt.tds,l1.debit ltds ");</text:p>
          </table:table-cell>
        </table:table-row>
        <table:table-row table:style-name="ro1">
          <table:table-cell/>
          <table:table-cell office:value-type="string">
            <text:p>iner_query.append(" from mfund.BROK_CHQ_TRN bt ");</text:p>
          </table:table-cell>
        </table:table-row>
        <table:table-row table:style-name="ro1">
          <table:table-cell/>
          <table:table-cell office:value-type="string">
            <text:p>iner_query.append(" inner join fas.LEDGER l " +</text:p>
          </table:table-cell>
        </table:table-row>
        <table:table-row table:style-name="ro1">
          <table:table-cell/>
          <table:table-cell office:value-type="string">
            <text:p><text:s text:c="6"/>on (bt.vou = l.vou));</text:p>
          </table:table-cell>
        </table:table-row>
        <table:table-row table:style-name="ro1">
          <table:table-cell/>
          <table:table-cell office:value-type="string">
            <text:p>iner_query.append(" inner join mfund.BROK_CHQ_MAST bm " +</text:p>
          </table:table-cell>
        </table:table-row>
        <table:table-row table:style-name="ro1">
          <table:table-cell/>
          <table:table-cell office:value-type="string">
            <text:p><text:s text:c="6"/>on (bm.srno = bt.srno));</text:p>
          </table:table-cell>
        </table:table-row>
        <table:table-row table:style-name="ro1">
          <table:table-cell/>
          <table:table-cell office:value-type="string">
            <text:p>iner_query.append("left join fas.LINK_VOU lv on (lv.vou = l.vou)");</text:p>
          </table:table-cell>
        </table:table-row>
        <table:table-row table:style-name="ro1">
          <table:table-cell/>
          <table:table-cell office:value-type="string">
            <text:p>iner_query.append("left join fas.LINK_VOU lv1 on (lv1.srno = lv.srno and <text:s/>lv1.vou != lv.vou)");</text:p>
          </table:table-cell>
        </table:table-row>
        <table:table-row table:style-name="ro1">
          <table:table-cell/>
          <table:table-cell office:value-type="string">
            <text:p>iner_query.append(" <text:s/>left join fas.LEDGER l1 on (lv1.vou = l1.vou )");</text:p>
          </table:table-cell>
        </table:table-row>
        <table:table-row table:style-name="ro1">
          <table:table-cell/>
          <table:table-cell office:value-type="string">
            <text:p>iner_query.append(" where ");</text:p>
          </table:table-cell>
        </table:table-row>
        <table:table-row table:style-name="ro1">
          <table:table-cell/>
          <table:table-cell office:value-type="string">
            <text:p>if(!ccode.equalsIgnoreCase("NONE")) <text:s text:c="2"/></text:p>
          </table:table-cell>
        </table:table-row>
        <table:table-row table:style-name="ro1">
          <table:table-cell/>
          <table:table-cell office:value-type="string">
            <text:p>iner_query.append(" bm.ccode='"+ccode+"' and ");</text:p>
          </table:table-cell>
        </table:table-row>
        <table:table-row table:style-name="ro1">
          <table:table-cell/>
          <table:table-cell office:value-type="string">
            <text:p>iner_query.append(" <text:s/>l.debit&lt;&gt;0 and (l1.DEBIT &lt;&gt;0 or l1.debit is null)");</text:p>
          </table:table-cell>
        </table:table-row>
        <table:table-row table:style-name="ro1">
          <table:table-cell/>
          <table:table-cell office:value-type="string">
            <text:p>iner_query.append(" and bt.fas_fromdate between to_date('"+frm_Date+"','dd/mm/yyyy') and to_date('"+to_Date+"','dd/mm/yyyy') ");</text:p>
          </table:table-cell>
        </table:table-row>
        <table:table-row table:style-name="ro1">
          <table:table-cell/>
          <table:table-cell office:value-type="string">
            <text:p>iner_query.append(" and bt.fas_todate between to_date('"+frm_Date+"','dd/mm/yyyy') and to_date('"+to_Date+"','dd/mm/yyyy') ");</text:p>
          </table:table-cell>
        </table:table-row>
        <table:table-row table:style-name="ro1">
          <table:table-cell/>
          <table:table-cell office:value-type="string">
            <text:p>iner_query.append(" and l.TRNTYPE='JV' ");</text:p>
          </table:table-cell>
        </table:table-row>
        <table:table-row table:style-name="ro1">
          <table:table-cell/>
          <table:table-cell office:value-type="string">
            <text:p>iner_query.append(" group by l.debit,l.vou,bt.type,bt.srno,l.desc1,bt.tds,l1.debit");</text:p>
          </table:table-cell>
        </table:table-row>
        <table:table-row table:style-name="ro1">
          <table:table-cell/>
          <table:table-cell office:value-type="string">
            <text:p>iner_query.append(" order by bt.type desc")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StrSql=" SELECT VOU,TRDATE,ACCODE,CREDIT,CH_NO,DRAFT FROM LEDGER WHERE billno='"+billno+"' AND credit!=0 AND TRNTYPE='BP' ORDER BY CREDIT DESC ";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/>
          <table:table-cell office:value-type="string">
            <text:p>SqlPay = " SELECT BILLMST.NETAMT, BILLMST.BILLNO, BILLMST.BRCODE, " +</text:p>
          </table:table-cell>
        </table:table-row>
        <table:table-row table:style-name="ro1">
          <table:table-cell/>
          <table:table-cell office:value-type="string">
            <text:p><text:s text:c="8"/>BILL_SAVE_MAST.TRDATE, DIRECT_CREDIT.ACCODE, DIRECT_CREDIT.ACCNO, DIRECT_CREDIT.NAME, DIRECT_CREDIT.BANKNAME, +</text:p>
          </table:table-cell>
        </table:table-row>
        <table:table-row table:style-name="ro1">
          <table:table-cell/>
          <table:table-cell office:value-type="string">
            <text:p><text:s text:c="8"/>GD.EMAIL, DIRECT_CREDIT.IFS_CODE <text:s/>+</text:p>
          </table:table-cell>
        </table:table-row>
        <table:table-row table:style-name="ro1">
          <table:table-cell/>
          <table:table-cell office:value-type="string">
            <text:p><text:s/>FROM MFUND.BILLMST+get_Db_link(req,"mfund")+</text:p>
          </table:table-cell>
        </table:table-row>
        <table:table-row table:style-name="ro1">
          <table:table-cell/>
          <table:table-cell office:value-type="string">
            <text:p><text:s/>INNER JOIN MFUND.LOG_BILL_SAVE+get_Db_link(req,"mfund") +</text:p>
          </table:table-cell>
        </table:table-row>
        <table:table-row table:style-name="ro1">
          <table:table-cell/>
          <table:table-cell office:value-type="string">
            <text:p><text:s text:c="7"/>ON LOG_BILL_SAVE.BILLNO = BILLMST.BILLNO <text:s/>+</text:p>
          </table:table-cell>
        </table:table-row>
        <table:table-row table:style-name="ro1">
          <table:table-cell/>
          <table:table-cell office:value-type="string">
            <text:p><text:s/>INNER JOIN MFUND.BILL_SAVE_MAST+get_Db_link(req,"mfund") +</text:p>
          </table:table-cell>
        </table:table-row>
        <table:table-row table:style-name="ro1">
          <table:table-cell/>
          <table:table-cell office:value-type="string">
            <text:p><text:s text:c="7"/>ON LOG_BILL_SAVE.SRNO = BILL_SAVE_MAST.SRNO <text:s/>+</text:p>
          </table:table-cell>
        </table:table-row>
        <table:table-row table:style-name="ro1">
          <table:table-cell/>
          <table:table-cell office:value-type="string">
            <text:p><text:s/>INNER JOIN MFTRAN.GRPMST +</text:p>
          </table:table-cell>
        </table:table-row>
        <table:table-row table:style-name="ro1">
          <table:table-cell/>
          <table:table-cell office:value-type="string">
            <text:p><text:s text:c="7"/>ON GRPMST.GRPCODE = BILLMST.BRCODE <text:s/>+</text:p>
          </table:table-cell>
        </table:table-row>
        <table:table-row table:style-name="ro1">
          <table:table-cell/>
          <table:table-cell office:value-type="string">
            <text:p><text:s/>INNER JOIN MFTRAN.GRP_DETAIL GD <text:s/>+</text:p>
          </table:table-cell>
        </table:table-row>
        <table:table-row table:style-name="ro1">
          <table:table-cell/>
          <table:table-cell office:value-type="string">
            <text:p><text:s text:c="7"/>ON GRPMST.GRPCODE= GD.GRPCODE <text:s/>;</text:p>
          </table:table-cell>
        </table:table-row>
        <table:table-row table:style-name="ro1">
          <table:table-cell/>
          <table:table-cell office:value-type="string">
            <text:p>SqlPay += <text:s/>" INNER JOIN MFTRAN.DIRECT_CREDIT ON (DIRECT_CREDIT.GRPCODE = GRPMST.GRPCODE) ";</text:p>
          </table:table-cell>
        </table:table-row>
        <table:table-row table:style-name="ro1">
          <table:table-cell/>
          <table:table-cell office:value-type="string">
            <text:p>SqlPay <text:s/>+= <text:s/>" INNER JOIN FAS.LEDGER FL ON (FL.BILLNO = BILLMST.BILLNO) ";</text:p>
          </table:table-cell>
        </table:table-row>
        <table:table-row table:style-name="ro1">
          <table:table-cell/>
          <table:table-cell office:value-type="string">
            <text:p>SqlPay <text:s/>+= " WHERE BILLMST.FROMDATE = BILL_SAVE_MAST.BILL_FROMDATE " +</text:p>
          </table:table-cell>
        </table:table-row>
        <table:table-row table:style-name="ro1">
          <table:table-cell/>
          <table:table-cell office:value-type="string">
            <text:p><text:s text:c="3"/>AND BILLMST.TODATE = BILL_SAVE_MAST.BILL_TODATE ;</text:p>
          </table:table-cell>
        </table:table-row>
        <table:table-row table:style-name="ro1">
          <table:table-cell/>
          <table:table-cell office:value-type="string">
            <text:p>if(payment_opt.equalsIgnoreCase("NEFT"))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SqlPay = <text:s/>SqlPay + " AND DIRECT_CREDIT.NEFT='Y' <text:s/>" ;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/>
          <table:table-cell office:value-type="string">
            <text:p>else if(payment_opt.equalsIgnoreCase("BULKDD"))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SqlPay = <text:s/>SqlPay + " AND DIRECT_CREDIT.NEFT = 'N' <text:s/>AND DIRECT_CREDIT.DC='N' AND DIRECT_CREDIT.ACCODE != 'NONE' <text:s/>" ;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/>
          <table:table-cell office:value-type="string">
            <text:p>else if(payment_opt.equalsIgnoreCase("DC"))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SqlPay = <text:s/>SqlPay + " AND DIRECT_CREDIT.DC='Y' AND DIRECT_CREDIT.BANKNAME ='"+bankname+"' " ;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/>
          <table:table-cell office:value-type="string">
            <text:p>SqlPay = <text:s/>SqlPay + " <text:s text:c="2"/>AND BILLMST.BILLNO LIKE '%"+brokerageType+"%'" +</text:p>
          </table:table-cell>
        </table:table-row>
        <table:table-row table:style-name="ro1">
          <table:table-cell/>
          <table:table-cell office:value-type="string">
            <text:p><text:s text:c="3"/>AND BILLMST.NETAMT IS NOT NULL <text:s/>+</text:p>
          </table:table-cell>
        </table:table-row>
        <table:table-row table:style-name="ro1">
          <table:table-cell/>
          <table:table-cell office:value-type="string">
            <text:p><text:s text:c="3"/>AND BILLMST.NETAMT &gt; 0 <text:s/>+</text:p>
          </table:table-cell>
        </table:table-row>
        <table:table-row table:style-name="ro1">
          <table:table-cell/>
          <table:table-cell office:value-type="string">
            <text:p><text:s text:c="3"/>AND BILL_SAVE_MAST.SRNO IN ( +srno_str+" ) " +</text:p>
          </table:table-cell>
        </table:table-row>
        <table:table-row table:style-name="ro1">
          <table:table-cell/>
          <table:table-cell office:value-type="string">
            <text:p><text:s text:c="3"/>AND BILLMST.BILLNO = FL.BILLNO <text:s/>+</text:p>
          </table:table-cell>
        </table:table-row>
        <table:table-row table:style-name="ro1">
          <table:table-cell/>
          <table:table-cell office:value-type="string">
            <text:p><text:s text:c="3"/>AND FL.BILLNO IS NOT NULL <text:s/>+</text:p>
          </table:table-cell>
        </table:table-row>
        <table:table-row table:style-name="ro1">
          <table:table-cell/>
          <table:table-cell office:value-type="string">
            <text:p><text:s text:c="3"/>AND FL.TRNTYPE = 'BP' <text:s/>+</text:p>
          </table:table-cell>
        </table:table-row>
        <table:table-row table:style-name="ro1">
          <table:table-cell/>
          <table:table-cell office:value-type="string">
            <text:p><text:s text:c="3"/>AND FL.DEBIT = 0 <text:s/>+</text:p>
          </table:table-cell>
        </table:table-row>
        <table:table-row table:style-name="ro1">
          <table:table-cell/>
          <table:table-cell office:value-type="string">
            <text:p><text:s text:c="3"/>AND FL.FILENO IS NULL <text:s text:c="4"/>+</text:p>
          </table:table-cell>
        </table:table-row>
        <table:table-row table:style-name="ro1">
          <table:table-cell/>
          <table:table-cell office:value-type="string">
            <text:p><text:s text:c="3"/>AND FL.PAY_MODE IS NULL <text:s/>+</text:p>
          </table:table-cell>
        </table:table-row>
        <table:table-row table:style-name="ro1">
          <table:table-cell/>
          <table:table-cell office:value-type="string">
            <text:p><text:s/>ORDER BY FL.CH_NO,FL.VOU 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String payedBills = " SELECT BILL_SAVE_MAST.PAY_DESC DESC1, COUNT(FL.BILLNO) CNTPAYED, SUM(FL.CREDIT) SUMPAYED ";</text:p>
          </table:table-cell>
        </table:table-row>
        <table:table-row table:style-name="ro1">
          <table:table-cell/>
          <table:table-cell office:value-type="string">
            <text:p>payedBills += " FROM FAS.LEDGER" + get_Db_link(req) + " FL ";//added by harsh on behalf of jigensh..</text:p>
          </table:table-cell>
        </table:table-row>
        <table:table-row table:style-name="ro1">
          <table:table-cell/>
          <table:table-cell office:value-type="string">
            <text:p>payedBills += " INNER JOIN MFUND.LOG_BILL_SAVE " +</text:p>
          </table:table-cell>
        </table:table-row>
        <table:table-row table:style-name="ro1">
          <table:table-cell/>
          <table:table-cell office:value-type="string">
            <text:p><text:s text:c="3"/>ON (LOG_BILL_SAVE.BILLNO = FL.BILLNO) <text:s/>+</text:p>
          </table:table-cell>
        </table:table-row>
        <table:table-row table:style-name="ro1">
          <table:table-cell/>
          <table:table-cell office:value-type="string">
            <text:p><text:s/>INNER JOIN MFUND.BILL_SAVE_MAST <text:s/>+</text:p>
          </table:table-cell>
        </table:table-row>
        <table:table-row table:style-name="ro1">
          <table:table-cell/>
          <table:table-cell office:value-type="string">
            <text:p><text:s text:c="3"/>ON (BILL_SAVE_MAST.SRNO = LOG_BILL_SAVE.SRNO) +</text:p>
          </table:table-cell>
        </table:table-row>
        <table:table-row table:style-name="ro1">
          <table:table-cell/>
          <table:table-cell office:value-type="string">
            <text:p><text:s/>WHERE FL.TRNTYPE = 'BP' +</text:p>
          </table:table-cell>
        </table:table-row>
        <table:table-row table:style-name="ro1">
          <table:table-cell/>
          <table:table-cell office:value-type="string">
            <text:p><text:s text:c="3"/>AND FL.DEBIT = 0 <text:s/>+</text:p>
          </table:table-cell>
        </table:table-row>
        <table:table-row table:style-name="ro1">
          <table:table-cell/>
          <table:table-cell office:value-type="string">
            <text:p><text:s text:c="3"/>AND FL.FILENO = ? <text:s/>+</text:p>
          </table:table-cell>
        </table:table-row>
        <table:table-row table:style-name="ro1">
          <table:table-cell/>
          <table:table-cell office:value-type="string">
            <text:p><text:s text:c="3"/>AND FL.PAY_MODE IS NULL <text:s/>+</text:p>
          </table:table-cell>
        </table:table-row>
        <table:table-row table:style-name="ro1">
          <table:table-cell/>
          <table:table-cell office:value-type="string">
            <text:p><text:s/>GROUP BY BILL_SAVE_MAST.PAY_DESC, BILL_SAVE_MAST.SRNO 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otherBill = <text:s/>SELECT BILLNO, DEBIT <text:s/>+ </text:p>
          </table:table-cell>
        </table:table-row>
        <table:table-row table:style-name="ro1">
          <table:table-cell table:style-name="Default"/>
          <table:table-cell office:value-type="string">
            <text:p>FROM FAS.LEDGER <text:s/>+</text:p>
          </table:table-cell>
        </table:table-row>
        <table:table-row table:style-name="ro1">
          <table:table-cell table:style-name="Default"/>
          <table:table-cell office:value-type="string">
            <text:p>WHERE TRNTYPE = 'BP' <text:s/>+</text:p>
          </table:table-cell>
        </table:table-row>
        <table:table-row table:style-name="ro1">
          <table:table-cell table:style-name="Default"/>
          <table:table-cell office:value-type="string">
            <text:p>AND DEBIT &lt;&gt; 0 <text:s/>+</text:p>
          </table:table-cell>
        </table:table-row>
        <table:table-row table:style-name="ro1">
          <table:table-cell table:style-name="Default"/>
          <table:table-cell office:value-type="string">
            <text:p>AND GRPCODE = ? <text:s/>+</text:p>
          </table:table-cell>
        </table:table-row>
        <table:table-row table:style-name="ro1">
          <table:table-cell table:style-name="Default"/>
          <table:table-cell office:value-type="string">
            <text:p>AND FILENO = ( SELECT FILENO <text:s/>+</text:p>
          </table:table-cell>
        </table:table-row>
        <table:table-row table:style-name="ro1">
          <table:table-cell table:style-name="Default"/>
          <table:table-cell office:value-type="string">
            <text:p>FROM FAS.LEDGER <text:s/>+</text:p>
          </table:table-cell>
        </table:table-row>
        <table:table-row table:style-name="ro1">
          <table:table-cell table:style-name="Default"/>
          <table:table-cell office:value-type="string">
            <text:p>WHERE BILLNO = ? <text:s/>+</text:p>
          </table:table-cell>
        </table:table-row>
        <table:table-row table:style-name="ro1">
          <table:table-cell table:style-name="Default"/>
          <table:table-cell office:value-type="string">
            <text:p>AND TRNTYPE = 'BP' <text:s/>+</text:p>
          </table:table-cell>
        </table:table-row>
        <table:table-row table:style-name="ro1">
          <table:table-cell table:style-name="Default"/>
          <table:table-cell office:value-type="string">
            <text:p>AND DEBIT &lt;&gt; 0 <text:s/>+</text:p>
          </table:table-cell>
        </table:table-row>
        <table:table-row table:style-name="ro1">
          <table:table-cell table:style-name="Default"/>
          <table:table-cell office:value-type="string">
            <text:p>) 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StrSql=" SELECT VOU,TRDATE,ACCODE,CREDIT,CH_NO,DRAFT FROM LEDGER WHERE billno='"+billno+"' AND credit!=0 AND TRNTYPE='BP' ORDER BY CREDIT DESC "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stmt = " SELECT sum(CREDIT) FROM LEDGER WHERE TRDATE BETWEEN TO_DATE( ? ,'YYYY/MM/DD') AND TO_DATE( ? ,'YYYY/MM/DD')";</text:p>
          </table:table-cell>
        </table:table-row>
        <table:table-row table:style-name="ro1">
          <table:table-cell table:style-name="Default"/>
          <table:table-cell office:value-type="string">
            <text:p>stmt +=" AND TDSTYPE = 'N' AND CREDIT &gt; 0 AND (TRNTYPE = 'BP' OR TRNTYPE='CP') AND PRODTYPE!= 'OT' AND PRODTYPE != 'IP' ";</text:p>
          </table:table-cell>
        </table:table-row>
        <table:table-row table:style-name="ro1">
          <table:table-cell table:style-name="Default"/>
          <table:table-cell office:value-type="string">
            <text:p>stmt +=" AND BRCODE = ? "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StrSql=" SELECT VOU,TRDATE,ACCODE,CREDIT,CH_NO,DRAFT FROM LEDGER " +</text:p>
          </table:table-cell>
        </table:table-row>
        <table:table-row table:style-name="ro1">
          <table:table-cell table:style-name="Default"/>
          <table:table-cell office:value-type="string">
            <text:p>WHERE billno=? AND credit!=0 AND TRNTYPE='BP' " +</text:p>
          </table:table-cell>
        </table:table-row>
        <table:table-row table:style-name="ro1">
          <table:table-cell table:style-name="Default"/>
          <table:table-cell office:value-type="string">
            <text:p>ORDER BY CREDIT DESC "; // here order by is required to display actual bill amount when multiple entries available like Live Wire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stmt1 = " <text:s/>SELECT DISTINCT LD.VOU VOU,LD.CH_NO CHNO,LD.DEBIT DEBIT,TO_CHAR(LD.TRDATE,'dd/mm/yyyy') TRDATE,C.CDESC CNAME";</text:p>
          </table:table-cell>
        </table:table-row>
        <table:table-row table:style-name="ro1">
          <table:table-cell/>
          <table:table-cell office:value-type="string">
            <text:p>stmt1 += " FROM FAS.LEDGER LD ";</text:p>
          </table:table-cell>
        </table:table-row>
        <table:table-row table:style-name="ro1">
          <table:table-cell/>
          <table:table-cell office:value-type="string">
            <text:p>stmt1 += " INNER JOIN FAS.PARTYMAST PM ON (PM.PARTYCODE=LD.PARTYCODE AND PM.FIRMCODE='"+firmcode+"') ";</text:p>
          </table:table-cell>
        </table:table-row>
        <table:table-row table:style-name="ro1">
          <table:table-cell/>
          <table:table-cell office:value-type="string">
            <text:p>stmt1 += " INNER JOIN MFTRAN.COMPANY C ON (LD.CCODE = C.CCODE)";</text:p>
          </table:table-cell>
        </table:table-row>
        <table:table-row table:style-name="ro1">
          <table:table-cell/>
          <table:table-cell office:value-type="string">
            <text:p>stmt1 += " WHERE LD.PARTYCODE=? AND LD.CCODE=? AND LD.CH_NO=? AND ROUND(LD.DEBIT,2)=? AND LD.TRDATE=? "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INSERT INTO FAS.LEDGER(FIRMCODE,VOU,TRDATE,ACCODE,DEBIT,CREDIT,PARTYCODE,CH_NO,DESC1,FROMDATE,TODATE,TRNTYPE,PRODTYPE,TDSTYPE,CCODE,JVTYPE)" +</text:p>
          </table:table-cell>
        </table:table-row>
        <table:table-row table:style-name="ro1">
          <table:table-cell/>
          <table:table-cell office:value-type="string">
            <text:p>VALUES('" + rec_firmcode + "','" + rec_vou + "',TO_DATE('" + fas_to_date + "','dd/mm/yyyy'),'" + rec_head + "'," + rec_net + ",'0','" + inc_head + "','','" + desc1 + "',TO_DATE('" + fas_from_date + "','dd/mm/yyyy'),TO_DATE('" + fas_to_date + "','dd/mm/yyyy'),'JV','MF','N','" + ccode + "','R') "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allableStatement pslog10 = Conn1.prepareCall("{call FAS.INSERT_LEDGER_LOG(?,?,?,?,?)}")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stmt2 = <text:s/>INSERT INTO FAS.MEET_LEDGER_MAP +</text:p>
          </table:table-cell>
        </table:table-row>
        <table:table-row table:style-name="ro1">
          <table:table-cell/>
          <table:table-cell office:value-type="string">
            <text:p>(MAP_VOU,MEET_CODE,AMC_REPRESENTATIVE,MEET_DATE) <text:s/>+</text:p>
          </table:table-cell>
        </table:table-row>
        <table:table-row table:style-name="ro1">
          <table:table-cell/>
          <table:table-cell office:value-type="string">
            <text:p>VALUES(' + inc_vou + ', + rs5.getInt(MEET_CODE) + ,null,null)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stmt1=SELECT DISTINCT LV1.VOU VOU FROM FAS.LINK_VOU LV +</text:p>
          </table:table-cell>
        </table:table-row>
        <table:table-row table:style-name="ro1">
          <table:table-cell/>
          <table:table-cell office:value-type="string">
            <text:p>INNER JOIN FAS.LEDGER LD ON (LD.VOU=LV.VOU) +</text:p>
          </table:table-cell>
        </table:table-row>
        <table:table-row table:style-name="ro1">
          <table:table-cell/>
          <table:table-cell office:value-type="string">
            <text:p>INNER JOIN FAS.LINK_VOU LV1 ON (LV1.SRNO=LV.SRNO) +</text:p>
          </table:table-cell>
        </table:table-row>
        <table:table-row table:style-name="ro1">
          <table:table-cell/>
          <table:table-cell office:value-type="string">
            <text:p>WHERE LV.VOU=? AND LV1.VOU != ? 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stmt1 = "UPDATE FAS.LEDGER SET CH_NO = ? WHERE VOU = ? "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stmt1 = " <text:s/>DELETE FROM FAS.LEDGER WHERE VOU='" + rad2 + "' "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String stmt1 = <text:s/>SELECT COUNT(*) <text:s/>+</text:p>
          </table:table-cell>
        </table:table-row>
        <table:table-row table:style-name="ro1">
          <table:table-cell/>
          <table:table-cell office:value-type="string">
            <text:p>FROM FAS.LEDGER <text:s/>+</text:p>
          </table:table-cell>
        </table:table-row>
        <table:table-row table:style-name="ro1">
          <table:table-cell/>
          <table:table-cell office:value-type="string">
            <text:p>WHERE TRNTYPE='BP' AND PRODTYPE='MF' <text:s/>+</text:p>
          </table:table-cell>
        </table:table-row>
        <table:table-row table:style-name="ro1">
          <table:table-cell/>
          <table:table-cell office:value-type="string">
            <text:p>AND BRCODE =? AND TRDATE BETWEEN '1-APR-+ (tdyear-1) +' AND '31-MAR-+ tdyear +' 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stmt = " SELECT COUNT(*) FROM FAS.LEDGER WHERE TRNTYPE='BP' AND PRODTYPE='MF' AND BRCODE =? AND TRDATE BETWEEN '1-APR-"+ (tdyear-1) +"' AND '31-MAR-"+ tdyear +"' "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String sqlSelect="select Ch_no,Credit,to_char(trdate,'DD/MM/YYYY') trdate from fas.ledger where billno='"+mfbillno+"' and credit!=0 and <text:s/>ch_no is not null";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/>
          <table:table-cell office:value-type="string">
            <text:p>stmt = <text:s/>SELECT count(*) <text:s/>+</text:p>
          </table:table-cell>
        </table:table-row>
        <table:table-row table:style-name="ro1">
          <table:table-cell/>
          <table:table-cell office:value-type="string">
            <text:p>FROM FAS.LEDGER <text:s/>+</text:p>
          </table:table-cell>
        </table:table-row>
        <table:table-row table:style-name="ro1">
          <table:table-cell/>
          <table:table-cell office:value-type="string">
            <text:p>WHERE LPAD(CH_NO,10,'0')=LPAD('+chq_no+',10,'0') <text:s/>+</text:p>
          </table:table-cell>
        </table:table-row>
        <table:table-row table:style-name="ro1">
          <table:table-cell/>
          <table:table-cell office:value-type="string">
            <text:p>AND PARTYCODE = '+bankcode+' ;a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stmt = " SELECT count(*) FROM FAS.LEDGER WHERE LPAD(CH_NO,10,'0')=LPAD(?,10,'0') and PARTYCODE = '"+bankcode+"' "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fn_bill.InsertIntoLedger(out,Conn1,billno,0,0,0,0,0,0,netamt,accode,account,chq_no,0,brncode,partyCode,firmcode,firmcode1,</text:p>
          </table:table-cell>
        </table:table-row>
        <table:table-row table:style-name="ro1">
          <table:table-cell/>
          <table:table-cell office:value-type="string">
            <text:p>amcode,bankcode,desc1,ledgTrdate,bill_fromdate,bill_todate,"AT",done.toString());</text:p>
          </table:table-cell>
        </table:table-row>
      </table:table>
      <table:table table:name="LEDGER_TEMP" table:style-name="ta1" table:print="false">
        <table:table-column table:style-name="co8" table:number-columns-repeated="2" table:default-cell-style-name="Default"/>
        <table:table-column table:style-name="co18" table:default-cell-style-name="ce3"/>
        <table:table-column table:style-name="co19" table:default-cell-style-name="ce3"/>
        <table:table-column table:style-name="co19" table:default-cell-style-name="Default"/>
        <table:table-column table:style-name="co20" table:default-cell-style-name="ce3"/>
        <table:table-column table:style-name="co21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Table</text:p>
          </table:table-cell>
          <table:table-cell table:style-name="ce1" office:value-type="string">
            <text:p>Nature(In loop)</text:p>
          </table:table-cell>
          <table:table-cell table:style-name="ce1" office:value-type="string">
            <text:p>R/W/U/D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Challeng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UMTransferEntity.java</text:p>
          </table:table-cell>
          <table:table-cell office:value-type="string">
            <text:p>LEDGER</text:p>
          </table:table-cell>
          <table:table-cell office:value-type="string">
            <text:p>F,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1181">
            <text:p>1181</text:p>
          </table:table-cell>
          <table:table-cell office:value-type="string">
            <text:p>String sql='SELECT COUNT(BILLNO) CN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</text:p>
          </table:table-cell>
          <table:table-cell office:value-type="string">
            <text:p>Y</text:p>
          </table:table-cell>
          <table:table-cell office:value-type="float" office:value="266">
            <text:p>266</text:p>
          </table:table-cell>
          <table:table-cell office:value-type="string">
            <text:p>SqlPay += ' INNER JOIN FAS.LEDGER FL ON (FL.BILLNO = BILLMST.BILLNO) ';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/>
          <table:table-cell office:value-type="string">
            <text:p>N</text:p>
          </table:table-cell>
          <table:table-cell office:value-type="float" office:value="594">
            <text:p>594</text:p>
          </table:table-cell>
          <table:table-cell office:value-type="string">
            <text:p>StrSql1 = ' UPDATE FAS.LEDGER SET FILENO=? ' +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620">
            <text:p>620</text:p>
          </table:table-cell>
          <table:table-cell office:value-type="string">
            <text:p>sqllog11='SELECT VOU FROM FAS.LEDGER ' ;</text:p>
          </table:table-cell>
          <table:table-cell table:number-columns-repeated="1016"/>
        </table:table-row>
        <table:table-row table:style-name="ro1">
          <table:table-cell office:value-type="string">
            <text:p>bill_pay_utility_ENET.java</text:p>
          </table:table-cell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Join</text:p>
          </table:table-cell>
          <table:table-cell office:value-type="string">
            <text:p>Y</text:p>
          </table:table-cell>
          <table:table-cell office:value-type="float" office:value="1410">
            <text:p>1410</text:p>
          </table:table-cell>
          <table:table-cell office:value-type="string">
            <text:p><text:s/>FROM FAS.LEDGER FL ' +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1332">
            <text:p>1332</text:p>
          </table:table-cell>
          <table:table-cell office:value-type="string">
            <text:p>Sql_Accode +=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float" office:value="1344">
            <text:p>1344</text:p>
          </table:table-cell>
          <table:table-cell office:value-type="string">
            <text:p>Sql_Insert_Led = 'INSERT INTO FAS.LEDGER 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/>
          <table:table-cell office:value-type="string">
            <text:p>N</text:p>
          </table:table-cell>
          <table:table-cell office:value-type="float" office:value="1364">
            <text:p>136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Distinct vou from billno</text:p>
          </table:table-cell>
          <table:table-cell office:value-type="string">
            <text:p>N</text:p>
          </table:table-cell>
          <table:table-cell office:value-type="float" office:value="1413">
            <text:p>1413</text:p>
          </table:table-cell>
          <table:table-cell office:value-type="string">
            <text:p>Sql_JV_LinkVOU +=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bill_payment_utility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get cnt using LPAD(CH_NO,10,'0')=LPAD(?,10,'0') &amp; party code</text:p>
          </table:table-cell>
          <table:table-cell office:value-type="string">
            <text:p>N</text:p>
          </table:table-cell>
          <table:table-cell office:value-type="float" office:value="2175">
            <text:p>2175</text:p>
          </table:table-cell>
          <table:table-cell office:value-type="string">
            <text:p>stmt +=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bill_payutility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1193">
            <text:p>1193</text:p>
          </table:table-cell>
          <table:table-cell office:value-type="string">
            <text:p>sqllog11 = 'SELECT VOU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AM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527">
            <text:p>527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RP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472">
            <text:p>472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tr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517">
            <text:p>517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trAM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516">
            <text:p>516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uf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552">
            <text:p>552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VP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Y</text:p>
          </table:table-cell>
          <table:table-cell office:value-type="float" office:value="339">
            <text:p>339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pdf_VP.java</text:p>
          </table:table-cell>
          <table:table-cell office:value-type="string">
            <text:p>LEDGER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3261">
            <text:p>3261</text:p>
          </table:table-cell>
          <table:table-cell office:value-type="string">
            <text:p>StrSql=' SELECT VOU,TRDATE,ACCODE,CREDIT,CH_NO,DRAFT FROM LEDGER WHERE billno=''+billno+'' AND credit!=0 AND TRNTYPE='BP' ORDER BY CREDIT DESC ';</text:p>
          </table:table-cell>
          <table:table-cell table:number-columns-repeated="1016"/>
        </table:table-row>
        <table:table-row table:style-name="ro1">
          <table:table-cell office:value-type="string">
            <text:p>bill_pdf_WP.java</text:p>
          </table:table-cell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1071">
            <text:p>1071</text:p>
          </table:table-cell>
          <table:table-cell office:value-type="string">
            <text:p>String sqlCH_NO = ' SELECT VOU,TRDATE,ACCODE,CREDIT,CH_NO,DRAFT 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TR_NJP_Preview_ENROLL.java</text:p>
          </table:table-cell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get sum(credit)</text:p>
          </table:table-cell>
          <table:table-cell office:value-type="string">
            <text:p>Y</text:p>
          </table:table-cell>
          <table:table-cell office:value-type="float" office:value="1502">
            <text:p>1502</text:p>
          </table:table-cell>
          <table:table-cell office:value-type="string">
            <text:p>stmt = ' SELECT sum(CREDIT) FROM LEDGER WHERE TRDATE BETWEEN TO_DATE( ? ,'YYYY/MM/DD') AND TO_DATE( ? ,'YYYY/MM/DD')';</text:p>
          </table:table-cell>
          <table:table-cell table:number-columns-repeated="1016"/>
        </table:table-row>
        <table:table-row table:style-name="ro1">
          <table:table-cell office:value-type="string">
            <text:p>Bill_TR_NJP_Preview.java</text:p>
          </table:table-cell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float" office:value="1643">
            <text:p>1643</text:p>
          </table:table-cell>
          <table:table-cell office:value-type="string">
            <text:p>stmt = ' SELECT sum(CREDIT) FROM LEDGER WHERE TRDATE BETWEEN TO_DATE( ? ,'YYYY/MM/DD') AND TO_DATE( ? ,'YYYY/MM/DD')';</text:p>
          </table:table-cell>
          <table:table-cell table:number-columns-repeated="1016"/>
        </table:table-row>
        <table:table-row table:style-name="ro1">
          <table:table-cell office:value-type="string">
            <text:p>bill_UF_NJP_preview_pro.java</text:p>
          </table:table-cell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float" office:value="954">
            <text:p>954</text:p>
          </table:table-cell>
          <table:table-cell office:value-type="string">
            <text:p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UF_NJP_preview.java</text:p>
          </table:table-cell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ame as above</text:p>
          </table:table-cell>
          <table:table-cell office:value-type="string">
            <text:p>Y</text:p>
          </table:table-cell>
          <table:table-cell office:value-type="float" office:value="992">
            <text:p>992</text:p>
          </table:table-cell>
          <table:table-cell office:value-type="string">
            <text:p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ill_UF_NJP_print.java</text:p>
          </table:table-cell>
          <table:table-cell office:value-type="string">
            <text:p>LEDGER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office:value-type="string">
            <text:p>N</text:p>
          </table:table-cell>
          <table:table-cell office:value-type="float" office:value="1325">
            <text:p>1325</text:p>
          </table:table-cell>
          <table:table-cell office:value-type="string">
            <text:p>StrSql=' SELECT VOU,TRDATE,ACCODE,CREDIT,CH_NO,DRAFT FROM LEDGER ' +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782">
            <text:p>17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806">
            <text:p>18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862">
            <text:p>18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877">
            <text:p>187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936">
            <text:p>193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952">
            <text:p>195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009">
            <text:p>200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024">
            <text:p>202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082">
            <text:p>208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101">
            <text:p>210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159">
            <text:p>2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174">
            <text:p>217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231">
            <text:p>223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248">
            <text:p>224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bill_UF_NJP_sav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4">
            <text:p>1234</text:p>
          </table:table-cell>
          <table:table-cell office:value-type="string">
            <text:p>stmt = ' SELECT count(*) FROM FAS.LEDGER WHERE LPAD(CH_NO,10,'0')=LPAD(?,10,'0') and PARTYCODE=''+bankcode+'' ';</text:p>
          </table:table-cell>
          <table:table-cell table:number-columns-repeated="1016"/>
        </table:table-row>
        <table:table-row table:style-name="ro1">
          <table:table-cell office:value-type="string">
            <text:p>Brok_ledService_new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28">
            <text:p>228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rok_ledService_new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59">
            <text:p>259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rok_ledService_new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8">
            <text:p>288</text:p>
          </table:table-cell>
          <table:table-cell office:value-type="string">
            <text:p><text:s/>FROM FAS.LEDGER FL ' +</text:p>
          </table:table-cell>
          <table:table-cell table:number-columns-repeated="1016"/>
        </table:table-row>
        <table:table-row table:style-name="ro1">
          <table:table-cell office:value-type="string">
            <text:p>Brok_led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">
            <text:p>123</text:p>
          </table:table-cell>
          <table:table-cell office:value-type="string">
            <text:p>qr='insert into REQ_MST(REQ_ID,RPT_NAME,PARTNER_ID,STATUS,REQ_DATE)values(:reqid,'Brokerage Ledger Report',:brcode,'pending',sysdate)';</text:p>
          </table:table-cell>
          <table:table-cell table:number-columns-repeated="1016"/>
        </table:table-row>
        <table:table-row table:style-name="ro1">
          <table:table-cell office:value-type="string">
            <text:p>Brok_led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7">
            <text:p>297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rok_led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29">
            <text:p>329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Brok_led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58">
            <text:p>358</text:p>
          </table:table-cell>
          <table:table-cell office:value-type="string">
            <text:p><text:s/>FROM FAS.LEDGER FL ' +</text:p>
          </table:table-cell>
          <table:table-cell table:number-columns-repeated="1016"/>
        </table:table-row>
        <table:table-row table:style-name="ro1">
          <table:table-cell office:value-type="string">
            <text:p>BrokCheqJVReport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6"/>
        </table:table-row>
        <table:table-row table:style-name="ro1">
          <table:table-cell office:value-type="string">
            <text:p>BrokCheqJVReport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+ ' left JOIN fas.LEDGER L1 ON (DET.VOU_TDS = L1.VOU AND l1.debit != 0 AND L1.TDSTYPE = 'T') '</text:p>
          </table:table-cell>
          <table:table-cell table:number-columns-repeated="1016"/>
        </table:table-row>
        <table:table-row table:style-name="ro1">
          <table:table-cell office:value-type="string">
            <text:p>BrokCheqJVReport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6">
            <text:p>106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6"/>
        </table:table-row>
        <table:table-row table:style-name="ro1">
          <table:table-cell office:value-type="string">
            <text:p>BrokCheqJVReport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7">
            <text:p>107</text:p>
          </table:table-cell>
          <table:table-cell office:value-type="string">
            <text:p>+ ' LEFT JOIN fas.LEDGER L1 ON (DET.VOU_TDS = L1.VOU AND l1.debit != 0 AND L1.TDSTYPE = 'T'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73">
            <text:p>173</text:p>
          </table:table-cell>
          <table:table-cell office:value-type="string">
            <text:p>String fasSelect = 'SELECT DEBIT FROM FAS.LEDGER L inner join MFUND.PRODUCT_MST'+cf.get_Db_link(req, 'oracle', 'mfund')+' Mf ON (L.PRODTYPE = Mf.PRODTYPE) WHERE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97">
            <text:p>197</text:p>
          </table:table-cell>
          <table:table-cell office:value-type="string">
            <text:p>String fasSelect = 'SELECT DEBIT FROM FAS.LEDGER L inner join MFUND.PRODUCT_MST'+cf.get_Db_link(req, 'oracle', 'mfund')+' Mf ON (L.PRODTYPE = Mf.PRODTYPE) WHERE ' +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70">
            <text:p>370</text:p>
          </table:table-cell>
          <table:table-cell office:value-type="string">
            <text:p>+ ' INNER JOIN fas.LEDGER L ON (det.vou = L.vou AND L.TDSTYPE != 'T' AND l.debit != 0) '</text:p>
          </table:table-cell>
          <table:table-cell table:number-columns-repeated="1016"/>
        </table:table-row>
        <table:table-row table:style-name="ro1">
          <table:table-cell office:value-type="string">
            <text:p>BrokChequeEntry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71">
            <text:p>371</text:p>
          </table:table-cell>
          <table:table-cell office:value-type="string">
            <text:p>+ ' LEFT JOIN fas.LEDGER L1 ON (DET.VOU_TDS = L1.VOU AND l1.debit != 0 AND L1.TDSTYPE = 'T') '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95">
            <text:p>795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equeEntry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814">
            <text:p>814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string">
            <text:p>+ ' FROM FAS.LEDGER LD '</text:p>
          </table:table-cell>
          <table:table-cell table:number-columns-repeated="1016"/>
        </table:table-row>
        <table:table-row table:style-name="ro1">
          <table:table-cell office:value-type="string">
            <text:p>BrokCheqUnAutho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24">
            <text:p>324</text:p>
          </table:table-cell>
          <table:table-cell office:value-type="string">
            <text:p>+ 'FROM FAS.LEDGER LD '</text:p>
          </table:table-cell>
          <table:table-cell table:number-columns-repeated="1016"/>
        </table:table-row>
        <table:table-row table:style-name="ro1">
          <table:table-cell office:value-type="string">
            <text:p>BrokChqAuthorizationDataManage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22">
            <text:p>222</text:p>
          </table:table-cell>
          <table:table-cell office:value-type="string">
            <text:p>+ 'FROM FAS.LEDGER LD '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45">
            <text:p>445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72">
            <text:p>472</text:p>
          </table:table-cell>
          <table:table-cell office:value-type="string">
            <text:p>Ledger ledger1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89">
            <text:p>489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523">
            <text:p>523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579">
            <text:p>579</text:p>
          </table:table-cell>
          <table:table-cell office:value-type="string">
            <text:p>Ledger ledger1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01">
            <text:p>601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34">
            <text:p>634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61">
            <text:p>661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22">
            <text:p>722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ationServic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51">
            <text:p>751</text:p>
          </table:table-cell>
          <table:table-cell office:value-type="string">
            <text:p>Ledger ledger = new Ledger()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94">
            <text:p>694</text:p>
          </table:table-cell>
          <table:table-cell office:value-type="string">
            <text:p>stmt1 += ' FROM FAS.LEDGER LD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18">
            <text:p>1018</text:p>
          </table:table-cell>
          <table:table-cell office:value-type="string">
            <text:p>stmt1 += ' TO_CHAR(LD.FROMDATE,'dd/mm/yyyy') FROMDATE,TO_CHAR(LD.TODATE,'dd/mm/yyyy') TODATE FROM FAS.LEDGER LD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911">
            <text:p>1911</text:p>
          </table:table-cell>
          <table:table-cell office:value-type="string">
            <text:p>INNER JOIN FAS.LEDGER LD ON (LD.VOU=LV.VOU) '+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926">
            <text:p>1926</text:p>
          </table:table-cell>
          <table:table-cell office:value-type="string">
            <text:p>stmt1 = 'UPDATE FAS.LEDGER SET CH_NO = ? WHERE VOU = ?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111">
            <text:p>2111</text:p>
          </table:table-cell>
          <table:table-cell office:value-type="string">
            <text:p>stmt1 = ' DELETE FROM FAS.LEDGER WHERE VOU='' + rad2 + '' ';</text:p>
          </table:table-cell>
          <table:table-cell table:number-columns-repeated="1016"/>
        </table:table-row>
        <table:table-row table:style-name="ro1">
          <table:table-cell office:value-type="string">
            <text:p>brokchqauthorized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164">
            <text:p>2164</text:p>
          </table:table-cell>
          <table:table-cell office:value-type="string">
            <text:p>stmt1 = ' DELETE FROM FAS.LEDGER WHERE VOU='' + rad1 + '' 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870">
            <text:p>870</text:p>
          </table:table-cell>
          <table:table-cell office:value-type="string">
            <text:p>str2 = ' update fas.ledger set debit=' + rs2.getDouble('AMT') + ',DESC1 = ? where vou = '' + rs2.getString('VOU') + '' and PARTYCODE='' + rs2.getString('INC_HEAD') + ''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876">
            <text:p>876</text:p>
          </table:table-cell>
          <table:table-cell office:value-type="string">
            <text:p>str2 = ' update fas.ledger set credit=' + rs2.getDouble('AMT') + ',DESC1 = ? where vou = '' + rs2.getString('VOU') + '' and ACCODE='' + rs2.getString('INC_HEAD') + ''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09">
            <text:p>1009</text:p>
          </table:table-cell>
          <table:table-cell office:value-type="string">
            <text:p>str2 = ' update fas.ledger set debit=' + Float.parseFloat((String) tds_list.get(cnt)) + ',DESC1 = ?,TDS='+ Float.parseFloat((String) tds_list.get(cnt))+' where vou = '' + rs2.getString('VOU') + '' and PARTYCODE='' + rs3.getString('INC_HEAD') + '' ';</text:p>
          </table:table-cell>
          <table:table-cell table:number-columns-repeated="1016"/>
        </table:table-row>
        <table:table-row table:style-name="ro1">
          <table:table-cell office:value-type="string">
            <text:p>brokchqreceipt_save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16">
            <text:p>1016</text:p>
          </table:table-cell>
          <table:table-cell office:value-type="string">
            <text:p>str2 = ' update fas.ledger set credit=' + Float.parseFloat((String) tds_list.get(cnt)) + ',DESC1 = ?,TDS=' + Float.parseFloat((String) tds_list.get(cnt)) +' where vou = '' + rs2.getString('VOU') + '' and ACCODE='' + rs3.getString('INC_HEAD') + '' ';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77">
            <text:p>377</text:p>
          </table:table-cell>
          <table:table-cell office:value-type="string">
            <text:p>sqlstmt4.append(' FROM BROK_CHQ_TRN BN,FAS.LEDGER L');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96">
            <text:p>1196</text:p>
          </table:table-cell>
          <table:table-cell office:value-type="string">
            <text:p>iner_query.append(' inner join fas.LEDGER l ' +</text:p>
          </table:table-cell>
          <table:table-cell table:number-columns-repeated="1016"/>
        </table:table-row>
        <table:table-row table:style-name="ro1">
          <table:table-cell office:value-type="string">
            <text:p>brokchqreport_JV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02">
            <text:p>1202</text:p>
          </table:table-cell>
          <table:table-cell office:value-type="string">
            <text:p>iner_query.append(' left join fas.LEDGER l1 on (lv1.vou = l1.vou )');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54">
            <text:p>354</text:p>
          </table:table-cell>
          <table:table-cell office:value-type="string">
            <text:p>String sqllog11='SELECT VOU FROM FAS.LEDGER WHERE FILENO=? AND DEBIT &lt;&gt; 0 ';</text:p>
          </table:table-cell>
          <table:table-cell table:number-columns-repeated="1016"/>
        </table:table-row>
        <table:table-row table:style-name="ro1">
          <table:table-cell office:value-type="string">
            <text:p>Enet_file_cance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61">
            <text:p>361</text:p>
          </table:table-cell>
          <table:table-cell office:value-type="string">
            <text:p>sqlUpdate1 = ' UPDATE FAS.LEDGER SET FILENO='',MARK='N' WHERE FILENO = ? ';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4">
            <text:p>124</text:p>
          </table:table-cell>
          <table:table-cell office:value-type="string">
            <text:p><text:s/>FROM LEDGER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55">
            <text:p>155</text:p>
          </table:table-cell>
          <table:table-cell office:value-type="string">
            <text:p><text:s/>FROM LEDGER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87">
            <text:p>187</text:p>
          </table:table-cell>
          <table:table-cell office:value-type="string">
            <text:p><text:s/>FROM LEDGER ' +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63">
            <text:p>263</text:p>
          </table:table-cell>
          <table:table-cell office:value-type="string">
            <text:p>sqllog11 = 'SELECT VOU FROM LEDGER WHERE FILENO = :fileno AND DEBIT &lt;&gt; 0 ';</text:p>
          </table:table-cell>
          <table:table-cell table:number-columns-repeated="1016"/>
        </table:table-row>
        <table:table-row table:style-name="ro1">
          <table:table-cell office:value-type="string">
            <text:p>enetfilecancelMode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65">
            <text:p>265</text:p>
          </table:table-cell>
          <table:table-cell office:value-type="string">
            <text:p>sqlUpdate1 = ' UPDATE LEDGER SET FILENO=NULL,MARK='N' WHERE FILENO = :fileno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3991">
            <text:p>23991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3999">
            <text:p>239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074">
            <text:p>24074</text:p>
          </table:table-cell>
          <table:table-cell office:value-type="string">
            <text:p>FROM FAS.LEDGER WHERE BILLNO=:1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090">
            <text:p>24090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098">
            <text:p>2409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175">
            <text:p>24175</text:p>
          </table:table-cell>
          <table:table-cell office:value-type="string">
            <text:p>FROM FAS.LEDGER WHERE BILLNO=:1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191">
            <text:p>2419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199">
            <text:p>2419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278">
            <text:p>24278</text:p>
          </table:table-cell>
          <table:table-cell office:value-type="string">
            <text:p>FROM FAS.LEDGER WHERE BILLNO=:1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296">
            <text:p>24296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304">
            <text:p>243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331">
            <text:p>2433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339">
            <text:p>2433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367">
            <text:p>2436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375">
            <text:p>2437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404">
            <text:p>24404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412">
            <text:p>24412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440">
            <text:p>24440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448">
            <text:p>24448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5292">
            <text:p>25292</text:p>
          </table:table-cell>
          <table:table-cell office:value-type="string">
            <text:p>EXECUTE IMMEDIATE ' SELECT NVL(SUM(DEBIT),0) FROM FAS.LEDGER WHERE BILLNO=:1 AND TRNTYPE =''BP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5296">
            <text:p>25296</text:p>
          </table:table-cell>
          <table:table-cell office:value-type="string">
            <text:p>EXECUTE IMMEDIATE ' SELECT NVL(SUM(DEBIT),0) FROM FAS.LEDGER WHERE BILLNO=:1 AND TRNTYPE !=''BP'' AND TRDATE =:2 AND TRNTYPE=''JV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5300">
            <text:p>25300</text:p>
          </table:table-cell>
          <table:table-cell office:value-type="string">
            <text:p>EXECUTE IMMEDIATE ' SELECT NVL(SUM(DEBIT),0) FROM FAS.LEDGER WHERE BILLNO=:1 AND TRNTYPE !=''BP'' AND TRDATE !=:2 AND TRNTYPE=''JV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123">
            <text:p>28123</text:p>
          </table:table-cell>
          <table:table-cell office:value-type="string">
            <text:p>EXECUTE IMMEDIATE 'SELECT FIRMCODE,FROMDATE,TODATE,MFTYPE,TRDATE,DESC1,GACCODE,CH_NO FROM FAS.LEDGER WHERE BILLNO=:1 AND TRNTYPE=''BP'' AND ROWNUM=1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129">
            <text:p>28129</text:p>
          </table:table-cell>
          <table:table-cell office:value-type="string">
            <text:p>EXECUTE IMMEDIATE 'SELECT FIRMCODE,FROMDATE,TODATE,MFTYPE,TRDATE,DESC1,GACCODE,CH_NO FROM FAS.LEDGER WHERE BILLNO=:1 AND JVTYPE=''P'' AND ROWNUM=1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195">
            <text:p>28195</text:p>
          </table:table-cell>
          <table:table-cell office:value-type="string">
            <text:p>EXECUTE IMMEDIATE ' SELECT NVL(SUM(DEBIT),0) FROM FAS.LEDGER WHERE BILLNO=:1 AND TRNTYPE !=''BP'' AND TRDATE =:2 AND TRNTYPE=''JV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202">
            <text:p>28202</text:p>
          </table:table-cell>
          <table:table-cell office:value-type="string">
            <text:p>EXECUTE IMMEDIATE ' SELECT NVL(SUM(DEBIT),0) FROM FAS.LEDGER WHERE BILLNO=:1 AND TRNTYPE =''BP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215">
            <text:p>2821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223">
            <text:p>28223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258">
            <text:p>28258</text:p>
          </table:table-cell>
          <table:table-cell office:value-type="string">
            <text:p>EXECUTE IMMEDIATE ' SELECT NVL(SUM(DEBIT),0) FROM FAS.LEDGER WHERE BILLNO=:1 AND TRNTYPE=''JV'' AND PARTYCODE=''R0145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271">
            <text:p>28271</text:p>
          </table:table-cell>
          <table:table-cell office:value-type="string">
            <text:p>INSERT INTO FAS.LEDGER (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279">
            <text:p>2827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319">
            <text:p>2831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327">
            <text:p>2832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358">
            <text:p>28358</text:p>
          </table:table-cell>
          <table:table-cell office:value-type="string">
            <text:p>/* EXECUTE IMMEDIATE ' SELECT NVL(SUM(DEBIT),0) FROM FAS.LEDGER WHERE BILLNO=:1 AND TRNTYPE=''JV'' AND PARTYCODE=''M0562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369">
            <text:p>2836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379">
            <text:p>2837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408">
            <text:p>28408</text:p>
          </table:table-cell>
          <table:table-cell office:value-type="string">
            <text:p>/* EXECUTE IMMEDIATE ' SELECT NVL(SUM(DEBIT),0) FROM FAS.LEDGER WHERE BILLNO=:1 AND TRNTYPE=''JV'' AND PARTYCODE=''P0162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423">
            <text:p>28423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431">
            <text:p>2843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454">
            <text:p>28454</text:p>
          </table:table-cell>
          <table:table-cell office:value-type="string">
            <text:p>EXECUTE IMMEDIATE ' SELECT NVL(SUM(DEBIT),0) FROM FAS.LEDGER WHERE BILLNO=:1 AND TRNTYPE=''JV'' AND PARTYCODE=''L0029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467">
            <text:p>28467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475">
            <text:p>28475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506">
            <text:p>28506</text:p>
          </table:table-cell>
          <table:table-cell office:value-type="string">
            <text:p>EXECUTE IMMEDIATE ' SELECT NVL(SUM(DEBIT),0) FROM FAS.LEDGER WHERE BILLNO=:1 AND TRNTYPE=''JV'' AND PARTYCODE=''M0044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521">
            <text:p>28521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529">
            <text:p>28529</text:p>
          </table:table-cell>
          <table:table-cell office:value-type="string">
            <text:p>INSERT INTO FAS.LEDGER ( FIRMCODE,VOU,TRDATE,ACCODE,DEBIT,CREDIT,PARTYCODE,CH_NO,DRAFT,DESC1,GRPCODE,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967">
            <text:p>28967</text:p>
          </table:table-cell>
          <table:table-cell office:value-type="string">
            <text:p>--Str := 'SELECT NVL(SUM(NVL(CREDIT,0)),0) FROM FAS.LEDGER WHERE BILLNO=:1 AND ACCODE=''P0162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968">
            <text:p>28968</text:p>
          </table:table-cell>
          <table:table-cell office:value-type="string">
            <text:p>Str := 'SELECT NVL(SUM(NVL(CREDIT,0)),0) FROM FAS.LEDGER WHERE BILLNO=:1 AND TRNTYPE=''JV'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976">
            <text:p>28976</text:p>
          </table:table-cell>
          <table:table-cell office:value-type="string">
            <text:p>Str := 'SELECT NVL(SUM(NVL(CREDIT,0)),0) FROM FAS.LEDGER WHERE BILLNO=:1 AND ACCODE=''L0029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982">
            <text:p>28982</text:p>
          </table:table-cell>
          <table:table-cell office:value-type="string">
            <text:p>Str := 'SELECT NVL(SUM(NVL(CREDIT,0)),0) FROM FAS.LEDGER WHERE BILLNO=:1 AND ACCODE=''R0145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986">
            <text:p>28986</text:p>
          </table:table-cell>
          <table:table-cell office:value-type="string">
            <text:p>Str := 'SELECT NVL(SUM(NVL(CREDIT,0)),0) FROM FAS.LEDGER WHERE BILLNO=:1 AND ACCODE=''R0278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994">
            <text:p>28994</text:p>
          </table:table-cell>
          <table:table-cell office:value-type="string">
            <text:p>Str := 'SELECT NVL(SUM(NVL(CREDIT,0)),0) FROM FAS.LEDGER WHERE BILLNO=:1 AND ACCODE IN (''T0262'',''S1020'')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998">
            <text:p>28998</text:p>
          </table:table-cell>
          <table:table-cell office:value-type="string">
            <text:p>--Str := 'SELECT NVL(SUM(NVL(CREDIT,0)),0) FROM FAS.LEDGER WHERE BILLNO=:1 AND ACCODE=''M0044'' AND CENTRE_CODE=''P00001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8999">
            <text:p>28999</text:p>
          </table:table-cell>
          <table:table-cell office:value-type="string">
            <text:p>Str := 'SELECT NVL(SUM(NVL(CREDIT,0)),0) FROM FAS.LEDGER WHERE BILLNO=:1 AND ACCODE=''M0044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003">
            <text:p>29003</text:p>
          </table:table-cell>
          <table:table-cell office:value-type="string">
            <text:p>/*Str := 'SELECT NVL(SUM(NVL(CREDIT,0)),0) FROM FAS.LEDGER WHERE BILLNO=:1 AND ACCODE=''M0044'' AND CENTRE_CODE=''G00001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007">
            <text:p>29007</text:p>
          </table:table-cell>
          <table:table-cell office:value-type="string">
            <text:p>Str := 'SELECT NVL(SUM(NVL(CREDIT,0)),0) FROM FAS.LEDGER WHERE BILLNO = :1 AND ACCODE=''O0061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013">
            <text:p>29013</text:p>
          </table:table-cell>
          <table:table-cell office:value-type="string">
            <text:p>Str := 'SELECT NVL(SUM(NVL(CREDIT,0)),0) FROM FAS.LEDGER WHERE BILLNO = :1 AND ACCODE=''C0218'' '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017">
            <text:p>29017</text:p>
          </table:table-cell>
          <table:table-cell office:value-type="string">
            <text:p>--Str := 'SELECT NVL(SUM(NVL(CREDIT,0)),0) FROM FAS.LEDGER WHERE BILLNO = :1 AND ACCODE=''M0562'' 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018">
            <text:p>29018</text:p>
          </table:table-cell>
          <table:table-cell office:value-type="string">
            <text:p>Str := 'SELECT NVL(SUM(NVL(CREDIT,0)),0) FROM FAS.LEDGER WHERE BILLNO = :1 AND TRNTYPE=''JV'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026">
            <text:p>29026</text:p>
          </table:table-cell>
          <table:table-cell office:value-type="string">
            <text:p>--Str := 'SELECT NVL(SUM(NVL(CREDIT,0)),0) FROM FAS.LEDGER WHERE BILLNO = :1 AND TRNTYPE=''JV'' AND ACCODE IN (''M0482'',''N0239'',''N0252'') AND JVTYPE=''P'' 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027">
            <text:p>29027</text:p>
          </table:table-cell>
          <table:table-cell office:value-type="string">
            <text:p>Str := 'SELECT NVL(SUM(NVL(CREDIT,0)),0) FROM FAS.LEDGER WHERE BILLNO = :1 AND TRNTYPE=''JV'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9034">
            <text:p>29034</text:p>
          </table:table-cell>
          <table:table-cell office:value-type="string">
            <text:p>Str := 'SELECT NVL(SUM(NVL(CREDIT,0)),0) FROM FAS.LEDGER WHERE BILLNO = :1 AND TRNTYPE=''BP'' 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5267">
            <text:p>105267</text:p>
          </table:table-cell>
          <table:table-cell office:value-type="string">
            <text:p>-- str1:='SELECT COUNT(*) FROM FAS.LEDGER WHERE TRNTYPE=''BP'' AND PRODTYPE=''MF'' AND BRCODE = :1 AND TRDATE BETWEEN :2 AND :3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5268">
            <text:p>105268</text:p>
          </table:table-cell>
          <table:table-cell office:value-type="string">
            <text:p>str1:='SELECT COUNT(*) FROM FAS.LEDGER WHERE TRDATE BETWEEN :2 AND :3 AND BRCODE = :1 AND TRNTYPE=''BP'' AND PRODTYPE=''MF'' ' ;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9714">
            <text:p>129714</text:p>
          </table:table-cell>
          <table:table-cell office:value-type="string">
            <text:p>|| ' SELECT BILLNO FROM FAS.LEDGER WHERE TRNTYPE=''BP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9821">
            <text:p>129821</text:p>
          </table:table-cell>
          <table:table-cell office:value-type="string">
            <text:p>EXECUTE IMMEDIATE ' SELECT NVL(SUM(DEBIT),0) FROM FAS.LEDGER WHERE BILLNO=:1 AND TRNTYPE=''BP'' '</text:p>
          </table:table-cell>
          <table:table-cell table:number-columns-repeated="1016"/>
        </table:table-row>
        <table:table-row table:style-name="ro1">
          <table:table-cell office:value-type="string">
            <text:p>fas_in_mfund.sql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9825">
            <text:p>129825</text:p>
          </table:table-cell>
          <table:table-cell office:value-type="string">
            <text:p>EXECUTE IMMEDIATE ' SELECT NVL(SUM(DEBIT),0) FROM FAS.LEDGER WHERE BILLNO=:1 AND JVTYPE!=''P'' AND TRNTYPE!=''BP'' '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866">
            <text:p>3866</text:p>
          </table:table-cell>
          <table:table-cell office:value-type="string">
            <text:p>SQLstmt = ' INSERT INTO LEDGER (firmcode,vou,trdate,accode,debit,credit,partycode,ch_no,draft,desc1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885">
            <text:p>388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997">
            <text:p>399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016">
            <text:p>4016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047">
            <text:p>4047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065">
            <text:p>4065</text:p>
          </table:table-cell>
          <table:table-cell office:value-type="string">
            <text:p>SQLstmt = ' INSERT INTO LEDGER (firmcode,vou,trdate,accode,debit,credit,partycode,ch_no,draft,desc1,tdstype,'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124">
            <text:p>4124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139">
            <text:p>4139</text:p>
          </table:table-cell>
          <table:table-cell office:value-type="string">
            <text:p>Sql_chq_charge_jv = ' INSERT INTO FAS.LEDGER (firmcode,vou,trdate,accode,debit,credit,partycode,ch_no,draft,desc1,tdstype,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267">
            <text:p>4267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283">
            <text:p>42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384">
            <text:p>438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406">
            <text:p>440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463">
            <text:p>446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476">
            <text:p>447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537">
            <text:p>453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550">
            <text:p>455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605">
            <text:p>46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617">
            <text:p>461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673">
            <text:p>46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689">
            <text:p>468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747">
            <text:p>474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759">
            <text:p>47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814">
            <text:p>481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829">
            <text:p>48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8625">
            <text:p>8625</text:p>
          </table:table-cell>
          <table:table-cell office:value-type="string">
            <text:p>stmt = ' SELECT COUNT(*) FROM FAS.LEDGER WHERE TRNTYPE='BP' AND PRODTYPE='MF' AND BRCODE =? AND TRDATE BETWEEN ? AND ? 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9171">
            <text:p>9171</text:p>
          </table:table-cell>
          <table:table-cell office:value-type="string">
            <text:p>SQLstmt = 'SELECT MAX(TO_NUMBER(SUBSTR(VOU,4,7))) FROM LEDGER WHERE SUBSTR(VOU,1,3)=''+vouStart+''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9193">
            <text:p>9193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554">
            <text:p>11554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692">
            <text:p>11692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702">
            <text:p>11702</text:p>
          </table:table-cell>
          <table:table-cell office:value-type="string">
            <text:p><text:s/>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712">
            <text:p>11712</text:p>
          </table:table-cell>
          <table:table-cell office:value-type="string">
            <text:p><text:s/>CH_NO =( SELECT CH_NO FROM FAS.LEDGER WHERE BILLNO = ? AND TRNTYPE = 'JV' AND DEBIT &lt;&gt; 0 AND CH_NO IS NOT NULL AND PARTYCODE = 'C0218'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714">
            <text:p>11714</text:p>
          </table:table-cell>
          <table:table-cell office:value-type="string">
            <text:p><text:s/>TRDATE =( SELECT TRDATE FROM FAS.LEDGER WHERE BILLNO = ? AND TRNTYPE = 'JV' AND DEBIT &lt;&gt; 0 AND CH_NO IS NOT NULL AND PARTYCODE = 'C0218')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726">
            <text:p>11726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734">
            <text:p>11734</text:p>
          </table:table-cell>
          <table:table-cell office:value-type="string">
            <text:p><text:s/>( LD.TRDATE = ( SELECT TRDATE FROM FAS.LEDGER WHERE BILLNO = ? AND TRNTYPE = 'JV' AND DEBIT &lt;&gt; 0 AND PARTYCODE = 'C0218'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741">
            <text:p>11741</text:p>
          </table:table-cell>
          <table:table-cell office:value-type="string">
            <text:p><text:s/>( LD.TRDATE = ( SELECT TRDATE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752">
            <text:p>11752</text:p>
          </table:table-cell>
          <table:table-cell office:value-type="string">
            <text:p><text:s/>FROM FAS.LEDGER FL1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296">
            <text:p>12296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06">
            <text:p>12306</text:p>
          </table:table-cell>
          <table:table-cell office:value-type="string">
            <text:p><text:s/>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16">
            <text:p>12316</text:p>
          </table:table-cell>
          <table:table-cell office:value-type="string">
            <text:p><text:s/>CH_NO =( SELECT CH_NO FROM FAS.LEDGER WHERE BILLNO = ? AND TRNTYPE = 'JV' AND DEBIT &lt;&gt; 0 AND CH_NO IS NOT NULL AND PARTYCODE = 'C0218'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18">
            <text:p>12318</text:p>
          </table:table-cell>
          <table:table-cell office:value-type="string">
            <text:p><text:s/>TRDATE =( SELECT TRDATE FROM FAS.LEDGER WHERE BILLNO = ? AND TRNTYPE = 'JV' AND DEBIT &lt;&gt; 0 AND CH_NO IS NOT NULL AND PARTYCODE = 'C0218')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30">
            <text:p>12330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38">
            <text:p>12338</text:p>
          </table:table-cell>
          <table:table-cell office:value-type="string">
            <text:p><text:s/>( LD.TRDATE = ( SELECT TRDATE FROM FAS.LEDGER WHERE BILLNO = ? AND TRNTYPE = 'JV' AND DEBIT &lt;&gt; 0 AND PARTYCODE = 'C0218'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45">
            <text:p>12345</text:p>
          </table:table-cell>
          <table:table-cell office:value-type="string">
            <text:p><text:s/>( LD.TRDATE = ( SELECT TRDATE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356">
            <text:p>12356</text:p>
          </table:table-cell>
          <table:table-cell office:value-type="string">
            <text:p><text:s/>FROM FAS.LEDGER FL1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710">
            <text:p>12710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955">
            <text:p>12955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960">
            <text:p>12960</text:p>
          </table:table-cell>
          <table:table-cell office:value-type="string">
            <text:p><text:s/>AND 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3303">
            <text:p>13303</text:p>
          </table:table-cell>
          <table:table-cell office:value-type="string">
            <text:p><text:s/>FROM FAS.LEDGER FL1 ' +</text:p>
          </table:table-cell>
          <table:table-cell table:number-columns-repeated="1016"/>
        </table:table-row>
        <table:table-row table:style-name="ro1">
          <table:table-cell office:value-type="string">
            <text:p>function_billproc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4294">
            <text:p>14294</text:p>
          </table:table-cell>
          <table:table-cell office:value-type="string">
            <text:p><text:s/>FROM FAS.LEDGER FL1 ' +</text:p>
          </table:table-cell>
          <table:table-cell table:number-columns-repeated="1016"/>
        </table:table-row>
        <table:table-row table:style-name="ro1">
          <table:table-cell office:value-type="string">
            <text:p>IncomeReport_UF_Mode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55">
            <text:p>655</text:p>
          </table:table-cell>
          <table:table-cell office:value-type="string">
            <text:p><text:s/>FROM FAS.LEDGER WHERE BILLNO=:mfbillno AND CREDIT!=0 AND CH_NO IS NOT NULL ';</text:p>
          </table:table-cell>
          <table:table-cell table:number-columns-repeated="1016"/>
        </table:table-row>
        <table:table-row table:style-name="ro1">
          <table:table-cell office:value-type="string">
            <text:p>print_bill_valuepack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259">
            <text:p>1259</text:p>
          </table:table-cell>
          <table:table-cell office:value-type="string">
            <text:p>StrSql=' SELECT VOU,TRDATE,ACCODE,CREDIT,CH_NO,DRAFT FROM LEDGER WHERE billno=''+billno+'' AND credit!=0 AND TRNTYPE='BP' ORDER BY CREDIT DESC ';</text:p>
          </table:table-cell>
          <table:table-cell table:number-columns-repeated="1016"/>
        </table:table-row>
        <table:table-row table:style-name="ro1">
          <table:table-cell office:value-type="string">
            <text:p>print_bill_valuepack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512">
            <text:p>1512</text:p>
          </table:table-cell>
          <table:table-cell office:value-type="string">
            <text:p><text:s/>FROM FAS.LEDGER LD ' +</text:p>
          </table:table-cell>
          <table:table-cell table:number-columns-repeated="1016"/>
        </table:table-row>
        <table:table-row table:style-name="ro1">
          <table:table-cell office:value-type="string">
            <text:p>print_bill_valuepack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519">
            <text:p>1519</text:p>
          </table:table-cell>
          <table:table-cell office:value-type="string">
            <text:p><text:s/>AND FILENO = ( SELECT FILENO FROM FAS.LEDGER WHERE BILLNO = ? AND TRNTYPE = 'BP' AND DEBIT &lt;&gt; 0 ) ' +</text:p>
          </table:table-cell>
          <table:table-cell table:number-columns-repeated="1016"/>
        </table:table-row>
        <table:table-row table:style-name="ro1">
          <table:table-cell office:value-type="string">
            <text:p>print_RPbil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05">
            <text:p>605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6"/>
        </table:table-row>
        <table:table-row table:style-name="ro1">
          <table:table-cell office:value-type="string">
            <text:p>print_tr_AMbil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55">
            <text:p>755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print_tr_bil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44">
            <text:p>1044</text:p>
          </table:table-cell>
          <table:table-cell office:value-type="string">
            <text:p>stmt = ' SELECT sum(CREDIT) FROM LEDGER WHERE TRDATE BETWEEN TO_DATE('' + facdate + '','YYYY/MM/DD') AND TO_DATE('' + tacdate +'','YYYY/MM/DD')';</text:p>
          </table:table-cell>
          <table:table-cell table:number-columns-repeated="1016"/>
        </table:table-row>
        <table:table-row table:style-name="ro1">
          <table:table-cell office:value-type="string">
            <text:p>print_tr_bil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55">
            <text:p>1055</text:p>
          </table:table-cell>
          <table:table-cell office:value-type="string">
            <text:p>/* stmt = ' SELECT sum(CREDIT) FROM LEDGER WHERE TRDATE BETWEEN '' + facdate + '' AND '' + tacdate;</text:p>
          </table:table-cell>
          <table:table-cell table:number-columns-repeated="1016"/>
        </table:table-row>
        <table:table-row table:style-name="ro1">
          <table:table-cell office:value-type="string">
            <text:p>print_trbill_njtes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935">
            <text:p>935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6"/>
        </table:table-row>
        <table:table-row table:style-name="ro1">
          <table:table-cell office:value-type="string">
            <text:p>print_trbil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60">
            <text:p>1060</text:p>
          </table:table-cell>
          <table:table-cell office:value-type="string">
            <text:p>String StrSql=' SELECT VOU,TRDATE,ACCODE,CREDIT,CH_NO,DRAFT FROM FAS.LEDGER WHERE billno=''+billno+'' AND credit!=0 AND TRNTYPE='BP'';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0">
            <text:p>240</text:p>
          </table:table-cell>
          <table:table-cell office:value-type="string">
            <text:p><text:s/>LEFT JOIN FAS.LEDGER LED_4_PARTNER ON 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6">
            <text:p>246</text:p>
          </table:table-cell>
          <table:table-cell office:value-type="string">
            <text:p><text:s/>LEFT JOIN FAS.LEDGER LED_4_AM ON 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19">
            <text:p>419</text:p>
          </table:table-cell>
          <table:table-cell office:value-type="string">
            <text:p><text:s/>INNER JOIN FAS.LEDGER LED_4_PARTNER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25">
            <text:p>425</text:p>
          </table:table-cell>
          <table:table-cell office:value-type="string">
            <text:p><text:s/>LEFT JOIN FAS.LEDGER LED_4_AM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38">
            <text:p>438</text:p>
          </table:table-cell>
          <table:table-cell office:value-type="string">
            <text:p><text:s/>INNER JOIN FAS.LEDGER LED_4_PARTNER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44">
            <text:p>444</text:p>
          </table:table-cell>
          <table:table-cell office:value-type="string">
            <text:p><text:s/>LEFT JOIN FAS.LEDGER LED_4_AM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549">
            <text:p>549</text:p>
          </table:table-cell>
          <table:table-cell office:value-type="string">
            <text:p><text:s/>LEFT JOIN FAS.LEDGER LED_4_AM ON 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51">
            <text:p>651</text:p>
          </table:table-cell>
          <table:table-cell office:value-type="string">
            <text:p><text:s/>INNER JOIN FAS.LEDGER LED_4_AM ON( ' +</text:p>
          </table:table-cell>
          <table:table-cell table:number-columns-repeated="1016"/>
        </table:table-row>
        <table:table-row table:style-name="ro1">
          <table:table-cell office:value-type="string">
            <text:p>Report_ARN_Detai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64">
            <text:p>664</text:p>
          </table:table-cell>
          <table:table-cell office:value-type="string">
            <text:p><text:s/>INNER JOIN FAS.LEDGER LED_4_AM ON( ' +</text:p>
          </table:table-cell>
          <table:table-cell table:number-columns-repeated="1016"/>
        </table:table-row>
        <table:table-row table:style-name="ro1">
          <table:table-cell office:value-type="string">
            <text:p>Rpt_AM_Pending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26">
            <text:p>226</text:p>
          </table:table-cell>
          <table:table-cell office:value-type="string">
            <text:p>stmt2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rptadvanceinctr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96">
            <text:p>2496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rptPayable_vs_Paid_new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95">
            <text:p>695</text:p>
          </table:table-cell>
          <table:table-cell office:value-type="string">
            <text:p>SQLleg +=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rptPayable_vs_Paid_With_Enrollmen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90">
            <text:p>690</text:p>
          </table:table-cell>
          <table:table-cell office:value-type="string">
            <text:p>sqlJVdate = 'SELECT TO_CHAR(TRDATE,'DD/MM/YYYY') TRDATE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_With_Enrollmen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93">
            <text:p>693</text:p>
          </table:table-cell>
          <table:table-cell office:value-type="string">
            <text:p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_With_Enrollmen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02">
            <text:p>702</text:p>
          </table:table-cell>
          <table:table-cell office:value-type="string">
            <text:p>Sqlline = 'SELECT NVL(LEDGER.FILENO,0) FILENO , LEDGER.BILLNO BILL_NO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35">
            <text:p>435</text:p>
          </table:table-cell>
          <table:table-cell office:value-type="string">
            <text:p><text:s/>FROM FAS.LEDGER '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551">
            <text:p>551</text:p>
          </table:table-cell>
          <table:table-cell office:value-type="string">
            <text:p><text:s/>FROM FAS.LEDGER '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15">
            <text:p>715</text:p>
          </table:table-cell>
          <table:table-cell office:value-type="string">
            <text:p>SQLleg = SQLleg + ' from fas.ledger ';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47">
            <text:p>747</text:p>
          </table:table-cell>
          <table:table-cell office:value-type="string">
            <text:p>sqlJVdate = 'SELECT TO_CHAR(TRDATE,'DD-MON-YYYY') TRDATE,ch_no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59">
            <text:p>759</text:p>
          </table:table-cell>
          <table:table-cell office:value-type="string">
            <text:p>String sqlcheck = ' SELECT COUNT(*)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66">
            <text:p>766</text:p>
          </table:table-cell>
          <table:table-cell office:value-type="string">
            <text:p>String sql_non_chq = ' SELECT COUNT(*)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74">
            <text:p>774</text:p>
          </table:table-cell>
          <table:table-cell office:value-type="string">
            <text:p>sqlfileno = 'SELECT NVL(LEDGER.FILENO,0) FILENO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Payable_vs_Pai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93">
            <text:p>793</text:p>
          </table:table-cell>
          <table:table-cell office:value-type="string">
            <text:p><text:s/>SELECT DISTINCT LEDGER.BILLNO 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_foli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863">
            <text:p>863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_foli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596">
            <text:p>1596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rptuf_inc_bill_foli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411">
            <text:p>2411</text:p>
          </table:table-cell>
          <table:table-cell office:value-type="string">
            <text:p>String sqlSelect='select Ch_no,Credit,to_char(trdate,'DD/MM/YYYY') trdate from fas.ledger where billno=''+mfbillno+'' and credit!=0 and ch_no is not null';</text:p>
          </table:table-cell>
          <table:table-cell table:number-columns-repeated="1016"/>
        </table:table-row>
        <table:table-row table:style-name="ro1">
          <table:table-cell office:value-type="string">
            <text:p>rptuf_inc_bill_opt_old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30">
            <text:p>630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_op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47">
            <text:p>647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617">
            <text:p>617</text:p>
          </table:table-cell>
          <table:table-cell office:value-type="string">
            <text:p><text:s/>FROM FAS.LEDGER ' +</text:p>
          </table:table-cell>
          <table:table-cell table:number-columns-repeated="1016"/>
        </table:table-row>
        <table:table-row table:style-name="ro1">
          <table:table-cell office:value-type="string">
            <text:p>rptuf_inc_bil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623">
            <text:p>1623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rptuf_inc_bill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149">
            <text:p>2149</text:p>
          </table:table-cell>
          <table:table-cell office:value-type="string">
            <text:p>stmt = ' SELECT COUNT(*) FROM FAS.LEDGER WHERE TRNTYPE='BP' AND PRODTYPE='MF' AND BRCODE =? AND TRDATE BETWEEN '1-APR-'+ (tdyear-1) +'' AND '31-MAR-'+ tdyear +'' 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34">
            <text:p>434</text:p>
          </table:table-cell>
          <table:table-cell office:value-type="string">
            <text:p>stmt = ' SELECT count(*) FROM FAS.LEDGER WHERE LPAD(CH_NO,10,'0')=LPAD('' + chq_no + ''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89">
            <text:p>789</text:p>
          </table:table-cell>
          <table:table-cell office:value-type="string">
            <text:p>stmt = ' SELECT count(*) FROM FAS.LEDGER WHERE LPAD(CH_NO,10,'0')=LPAD(?,10,'0') and PARTYCODE = ''+bankcode+'' ' 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966">
            <text:p>966</text:p>
          </table:table-cell>
          <table:table-cell office:value-type="string">
            <text:p>SQLstmt = 'SELECT MAX(TO_NUMBER(SUBSTR(VOU,4,7))) FROM FAS.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985">
            <text:p>985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073">
            <text:p>10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02">
            <text:p>110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bill_valuepack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147">
            <text:p>1147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009">
            <text:p>3009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025">
            <text:p>302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083">
            <text:p>308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105">
            <text:p>310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159">
            <text:p>315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172">
            <text:p>317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229">
            <text:p>322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242">
            <text:p>324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295">
            <text:p>329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307">
            <text:p>33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362">
            <text:p>336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378">
            <text:p>337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434">
            <text:p>343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446">
            <text:p>344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500">
            <text:p>350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515">
            <text:p>351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754">
            <text:p>3754</text:p>
          </table:table-cell>
          <table:table-cell office:value-type="string">
            <text:p>SQLstmt = 'SELECT MAX(TO_NUMBER(SUBSTR(VOU,4,7))) FROM 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771">
            <text:p>3771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918">
            <text:p>3918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979">
            <text:p>397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569">
            <text:p>569</text:p>
          </table:table-cell>
          <table:table-cell office:value-type="string">
            <text:p>FROM FAS.LEDGER ' +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1934">
            <text:p>1934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148">
            <text:p>2148</text:p>
          </table:table-cell>
          <table:table-cell office:value-type="string">
            <text:p>SQLstmt = 'SELECT MAX(TO_NUMBER(SUBSTR(VOU,4,7))) FROM 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165">
            <text:p>2165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312">
            <text:p>231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tr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373">
            <text:p>23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753">
            <text:p>3753</text:p>
          </table:table-cell>
          <table:table-cell office:value-type="string">
            <text:p>SQLstmt = ' INSERT INTO LEDGER (firmcode,vou,trdate,accode,debit,credit,partycode,ch_no,draft,desc1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769">
            <text:p>376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827">
            <text:p>382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849">
            <text:p>3849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903">
            <text:p>390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916">
            <text:p>391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973">
            <text:p>39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3986">
            <text:p>398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040">
            <text:p>404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052">
            <text:p>405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107">
            <text:p>4107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123">
            <text:p>412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180">
            <text:p>4180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192">
            <text:p>419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246">
            <text:p>4246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261">
            <text:p>4261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503">
            <text:p>4503</text:p>
          </table:table-cell>
          <table:table-cell office:value-type="string">
            <text:p>SQLstmt = 'SELECT MAX(TO_NUMBER(SUBSTR(VOU,4,7))) FROM 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520">
            <text:p>4520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673">
            <text:p>4673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_pro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4725">
            <text:p>4725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569">
            <text:p>569</text:p>
          </table:table-cell>
          <table:table-cell office:value-type="string">
            <text:p>stmt = ' SELECT count(*) FROM FAS.LEDGER WHERE LPAD(CH_NO,10,'0')=LPAD(''+chq_no+''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349">
            <text:p>2349</text:p>
          </table:table-cell>
          <table:table-cell office:value-type="string">
            <text:p>stmt = ' SELECT count(*) FROM FAS.LEDGER WHERE LPAD(CH_NO,10,'0')=LPAD(?,10,'0') and PARTYCODE = ''+bankcode+'' 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562">
            <text:p>2562</text:p>
          </table:table-cell>
          <table:table-cell office:value-type="string">
            <text:p>SQLstmt = 'SELECT MAX(TO_NUMBER(SUBSTR(VOU,4,7))) FROM LEDGER WHERE SUBSTR(VOU,1,3)='BAN'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579">
            <text:p>2579</text:p>
          </table:table-cell>
          <table:table-cell office:value-type="string">
            <text:p>SQLstmt = ' SELECT COUNT(*) FROM LEDGER WHERE VOU ='' + vou1 + ''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732">
            <text:p>2732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784">
            <text:p>2784</text:p>
          </table:table-cell>
          <table:table-cell office:value-type="string">
            <text:p>SQLstmt = ' INSERT INTO LEDGER (firmcode,vou,trdate,accode,debit,credit,partycode,ch_no,draft,desc1,tdstype,';</text:p>
          </table:table-cell>
          <table:table-cell table:number-columns-repeated="1016"/>
        </table:table-row>
        <table:table-row table:style-name="ro1">
          <table:table-cell office:value-type="string">
            <text:p>sms_report_menu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/* Report includes all those entries from fas.ledger of bank payment and shows</text:p>
          </table:table-cell>
          <table:table-cell table:number-columns-repeated="1016"/>
        </table:table-row>
        <table:table-row table:style-name="ro1">
          <table:table-cell office:value-type="string">
            <text:p>sms_repor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/* Report includes all those entries from fas.ledger of bank payment and shows</text:p>
          </table:table-cell>
          <table:table-cell table:number-columns-repeated="1016"/>
        </table:table-row>
        <table:table-row table:style-name="ro1">
          <table:table-cell office:value-type="string">
            <text:p>sms_repor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25">
            <text:p>225</text:p>
          </table:table-cell>
          <table:table-cell office:value-type="string">
            <text:p><text:s/>(SELECT SUM(DEBIT) FROM FAS.LEDGER LD1 '+</text:p>
          </table:table-cell>
          <table:table-cell table:number-columns-repeated="1016"/>
        </table:table-row>
        <table:table-row table:style-name="ro1">
          <table:table-cell office:value-type="string">
            <text:p>sms_repor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261">
            <text:p>261</text:p>
          </table:table-cell>
          <table:table-cell office:value-type="string">
            <text:p><text:s/>FROM FAS.LEDGER LD'+</text:p>
          </table:table-cell>
          <table:table-cell table:number-columns-repeated="1016"/>
        </table:table-row>
        <table:table-row table:style-name="ro1">
          <table:table-cell office:value-type="string">
            <text:p>WP_PaymentDetailRepor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76">
            <text:p>76</text:p>
          </table:table-cell>
          <table:table-cell office:value-type="string">
            <text:p><text:s/>INNER JOIN FAS.LEDGER ON (LEDGER.BILLNO=BILLMST.BILLNO AND LEDGER.DEBIT &gt; 0 AND LEDGER.TRNTYPE='BP') ' +</text:p>
          </table:table-cell>
          <table:table-cell table:number-columns-repeated="1016"/>
        </table:table-row>
        <table:table-row table:style-name="ro1">
          <table:table-cell office:value-type="string">
            <text:p>WP_PaymentDetailReport.java</text:p>
          </table:table-cell>
          <table:table-cell office:value-type="string">
            <text:p>LEDGER</text:p>
          </table:table-cell>
          <table:table-cell table:number-columns-repeated="4"/>
          <table:table-cell office:value-type="float" office:value="82">
            <text:p>82</text:p>
          </table:table-cell>
          <table:table-cell office:value-type="string">
            <text:p><text:s/>INNER JOIN FAS.LEDGER ON (LEDGER.BILLNO=BILLMST.BILLNO AND LEDGER.DEBIT &gt; 0 AND LEDGER.TRNTYPE='JV' AND LEDGER.JVTYPE = 'P')' +</text:p>
          </table:table-cell>
          <table:table-cell table:number-columns-repeated="1016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06/23/2011</text:date>, <text:time>14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5T15:57:59</meta:creation-date>
    <meta:generator>OpenOffice.org/3.1$Linux OpenOffice.org_project/310m19$Build-9420</meta:generator>
    <dc:date>2011-06-23T14:26:29</dc:date>
    <meta:editing-duration>PT41H16M55S</meta:editing-duration>
    <meta:editing-cycles>198</meta:editing-cycles>
    <meta:document-statistic meta:table-count="5" meta:cell-count="5103" meta:object-count="0"/>
  </office:meta>
</office:document-meta>
</file>